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4384DD4DB0A9DAA27EC.png" manifest:media-type="image/png"/>
  <manifest:file-entry manifest:full-path="Pictures/1000020100000284000001FB8B4F4B0AA6D07D2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 svg:font-family="" style:font-family-generic="roman"/>
    <style:font-face style:name="FreeSans1" svg:font-family="FreeSans" style:font-family-generic="swiss"/>
    <style:font-face style:name="Times New Roman5" svg:font-family="'Times New 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6" svg:font-family="'Times New Roman'" style:font-family-generic="system" style:font-pitch="variable"/>
  </office:font-face-decls>
  <office:automatic-styles>
    <style:style style:name="Table1" style:family="table">
      <style:table-properties style:width="16cm" table:align="left"/>
    </style:style>
    <style:style style:name="Table1.A" style:family="table-column">
      <style:table-column-properties style:column-width="3.3cm"/>
    </style:style>
    <style:style style:name="Table1.B" style:family="table-column">
      <style:table-column-properties style:column-width="3.194cm"/>
    </style:style>
    <style:style style:name="Table1.C" style:family="table-column">
      <style:table-column-properties style:column-width="4.503cm"/>
    </style:style>
    <style:style style:name="Table1.D" style:family="table-column">
      <style:table-column-properties style:column-width="5.002cm"/>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D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fo:language="bg" fo:country="BG"/>
    </style:style>
    <style:style style:name="P2" style:family="paragraph" style:parent-style-name="Thesis_5f_body">
      <style:text-properties fo:language="bg" fo:country="BG" officeooo:paragraph-rsid="0040beaf"/>
    </style:style>
    <style:style style:name="P3" style:family="paragraph" style:parent-style-name="Thesis_5f_body">
      <style:text-properties fo:language="bg" fo:country="BG" officeooo:paragraph-rsid="00775ae7"/>
    </style:style>
    <style:style style:name="P4" style:family="paragraph" style:parent-style-name="Thesis_5f_body">
      <style:text-properties fo:language="bg" fo:country="BG" officeooo:paragraph-rsid="00929b69"/>
    </style:style>
    <style:style style:name="P5" style:family="paragraph" style:parent-style-name="Thesis_5f_body">
      <style:text-properties fo:language="bg" fo:country="BG" officeooo:paragraph-rsid="00ad4fd6"/>
    </style:style>
    <style:style style:name="P6" style:family="paragraph" style:parent-style-name="Thesis_5f_body">
      <style:text-properties fo:language="bg" fo:country="BG" officeooo:rsid="00b647c1" officeooo:paragraph-rsid="0040beaf"/>
    </style:style>
    <style:style style:name="P7" style:family="paragraph" style:parent-style-name="Thesis_5f_body">
      <style:text-properties fo:language="bg" fo:country="BG" officeooo:paragraph-rsid="00e6a340"/>
    </style:style>
    <style:style style:name="P8" style:family="paragraph" style:parent-style-name="Thesis_5f_body">
      <style:text-properties fo:language="bg" fo:country="BG" officeooo:paragraph-rsid="0102a9ef"/>
    </style:style>
    <style:style style:name="P9" style:family="paragraph" style:parent-style-name="Thesis_5f_body">
      <style:text-properties fo:language="bg" fo:country="BG" officeooo:rsid="00abe1e3" officeooo:paragraph-rsid="0102a9ef" fo:background-color="transparent"/>
    </style:style>
    <style:style style:name="P10" style:family="paragraph" style:parent-style-name="Thesis_5f_body">
      <style:text-properties fo:language="bg" fo:country="BG" officeooo:rsid="009b9570" officeooo:paragraph-rsid="0102a9ef" fo:background-color="transparent"/>
    </style:style>
    <style:style style:name="P11" style:family="paragraph" style:parent-style-name="Thesis_5f_body">
      <style:text-properties fo:language="bg" fo:country="BG" officeooo:paragraph-rsid="011642e7"/>
    </style:style>
    <style:style style:name="P12" style:family="paragraph" style:parent-style-name="Thesis_5f_body">
      <style:text-properties fo:language="bg" fo:country="BG" officeooo:paragraph-rsid="01217c87"/>
    </style:style>
    <style:style style:name="P13" style:family="paragraph" style:parent-style-name="Thesis_5f_body">
      <style:text-properties style:font-name="Times New Roman4" fo:font-size="12pt" fo:language="bg" fo:country="BG" officeooo:paragraph-rsid="0040beaf" style:font-size-asian="12pt" style:font-name-complex="Times New Roman6" style:font-size-complex="12pt"/>
    </style:style>
    <style:style style:name="P14" style:family="paragraph" style:parent-style-name="Thesis_5f_body">
      <style:text-properties style:font-name="Times New Roman4" fo:font-size="12pt" fo:language="bg" fo:country="BG" officeooo:rsid="0117bef9" officeooo:paragraph-rsid="0117bef9" style:font-size-asian="12pt" style:font-name-complex="Times New Roman6" style:font-size-complex="12pt"/>
    </style:style>
    <style:style style:name="P15" style:family="paragraph" style:parent-style-name="Thesis_5f_body">
      <style:text-properties officeooo:paragraph-rsid="00ac2ed9"/>
    </style:style>
    <style:style style:name="P16" style:family="paragraph" style:parent-style-name="Thesis_5f_body">
      <style:text-properties officeooo:paragraph-rsid="00ad4fd6"/>
    </style:style>
    <style:style style:name="P17" style:family="paragraph" style:parent-style-name="Thesis_5f_body">
      <style:text-properties officeooo:paragraph-rsid="00ecc4a1"/>
    </style:style>
    <style:style style:name="P18" style:family="paragraph" style:parent-style-name="Thesis_5f_body">
      <style:text-properties officeooo:paragraph-rsid="0102a9ef"/>
    </style:style>
    <style:style style:name="P19" style:family="paragraph" style:parent-style-name="Thesis_5f_body">
      <style:text-properties officeooo:paragraph-rsid="01094a32"/>
    </style:style>
    <style:style style:name="P20" style:family="paragraph" style:parent-style-name="Thesis_5f_body">
      <style:text-properties officeooo:paragraph-rsid="01158ba2"/>
    </style:style>
    <style:style style:name="P21" style:family="paragraph" style:parent-style-name="Thesis_5f_caption">
      <style:text-properties officeooo:paragraph-rsid="009e5438"/>
    </style:style>
    <style:style style:name="P22" style:family="paragraph" style:parent-style-name="Thesis_5f_caption">
      <style:text-properties officeooo:paragraph-rsid="00bb50a9"/>
    </style:style>
    <style:style style:name="P23" style:family="paragraph" style:parent-style-name="Thesis_5f_caption">
      <style:text-properties officeooo:paragraph-rsid="007eaac4"/>
    </style:style>
    <style:style style:name="P24" style:family="paragraph" style:parent-style-name="Thesis_5f_Heading1" style:list-style-name="Thesis_5f_numbering" style:master-page-name="Thesis_5f_bodyPage">
      <style:paragraph-properties style:page-number="auto" fo:break-before="auto" fo:break-after="auto" style:writing-mode="page"/>
      <style:text-properties fo:language="bg" fo:country="BG" officeooo:paragraph-rsid="0040beaf"/>
    </style:style>
    <style:style style:name="P25" style:family="paragraph" style:parent-style-name="Standard">
      <style:text-properties officeooo:paragraph-rsid="012859b2"/>
    </style:style>
    <style:style style:name="P26" style:family="paragraph" style:parent-style-name="Thesis_5f_Heading2" style:list-style-name="Thesis_5f_numbering">
      <style:text-properties fo:language="bg" fo:country="BG" officeooo:rsid="011642e7" officeooo:paragraph-rsid="011642e7"/>
    </style:style>
    <style:style style:name="P27" style:family="paragraph" style:parent-style-name="Thesis_5f_Heading2" style:list-style-name="Thesis_5f_numbering">
      <style:text-properties fo:language="bg" fo:country="BG" officeooo:paragraph-rsid="00ad4fd6"/>
    </style:style>
    <style:style style:name="P28" style:family="paragraph" style:parent-style-name="Thesis_5f_Heading2" style:list-style-name="Thesis_5f_numbering">
      <style:text-properties fo:language="bg" fo:country="BG" officeooo:paragraph-rsid="0040beaf"/>
    </style:style>
    <style:style style:name="P29" style:family="paragraph" style:parent-style-name="Thesis_5f_body" style:list-style-name="L1">
      <style:text-properties fo:language="bg" fo:country="BG" officeooo:paragraph-rsid="011642e7"/>
    </style:style>
    <style:style style:name="P30" style:family="paragraph" style:parent-style-name="Thesis_5f_body" style:list-style-name="L4">
      <style:text-properties fo:language="bg" fo:country="BG" officeooo:paragraph-rsid="0040beaf"/>
    </style:style>
    <style:style style:name="P31" style:family="paragraph" style:parent-style-name="Thesis_5f_body" style:list-style-name="L5">
      <style:text-properties fo:language="bg" fo:country="BG" officeooo:paragraph-rsid="0040beaf"/>
    </style:style>
    <style:style style:name="P32" style:family="paragraph" style:parent-style-name="Thesis_5f_body" style:list-style-name="L6">
      <style:text-properties fo:language="bg" fo:country="BG" officeooo:paragraph-rsid="0040beaf"/>
    </style:style>
    <style:style style:name="P33" style:family="paragraph" style:parent-style-name="Thesis_5f_body" style:list-style-name="L8">
      <style:text-properties fo:language="bg" fo:country="BG" officeooo:paragraph-rsid="0040beaf"/>
    </style:style>
    <style:style style:name="P34" style:family="paragraph" style:parent-style-name="Thesis_5f_body">
      <style:text-properties fo:language="bg" fo:country="BG" officeooo:paragraph-rsid="0124fe53"/>
    </style:style>
    <style:style style:name="P35" style:family="paragraph" style:parent-style-name="Thesis_5f_body">
      <style:text-properties fo:language="bg" fo:country="BG" officeooo:paragraph-rsid="012859b2"/>
    </style:style>
    <style:style style:name="P36" style:family="paragraph" style:parent-style-name="Thesis_5f_body">
      <style:text-properties officeooo:paragraph-rsid="0127e2c0"/>
    </style:style>
    <style:style style:name="P37" style:family="paragraph" style:parent-style-name="Thesis_5f_body">
      <style:text-properties officeooo:paragraph-rsid="0040beaf"/>
    </style:style>
    <style:style style:name="P38" style:family="paragraph" style:parent-style-name="Thesis_5f_body">
      <style:text-properties officeooo:paragraph-rsid="01139af7"/>
    </style:style>
    <style:style style:name="P39" style:family="paragraph" style:parent-style-name="Thesis_5f_body">
      <style:text-properties officeooo:paragraph-rsid="012859b2"/>
    </style:style>
    <style:style style:name="P40" style:family="paragraph" style:parent-style-name="Thesis_5f_body">
      <style:text-properties fo:font-style="normal" officeooo:paragraph-rsid="012859b2" style:font-style-asian="normal" style:font-style-complex="normal"/>
    </style:style>
    <style:style style:name="P41" style:family="paragraph" style:parent-style-name="Thesis_5f_body">
      <style:text-properties officeooo:paragraph-rsid="012c17a9"/>
    </style:style>
    <style:style style:name="P42" style:family="paragraph" style:parent-style-name="Thesis_5f_body">
      <style:text-properties officeooo:paragraph-rsid="012c17a9" fo:background-color="#fff200"/>
    </style:style>
    <style:style style:name="P43" style:family="paragraph" style:parent-style-name="Thesis_5f_body" style:list-style-name="L7">
      <style:paragraph-properties fo:margin-left="1.251cm" fo:margin-right="0cm" fo:text-indent="-0.635cm" style:auto-text-indent="false"/>
      <style:text-properties fo:language="bg" fo:country="BG" officeooo:paragraph-rsid="0040beaf"/>
    </style:style>
    <style:style style:name="P44" style:family="paragraph" style:parent-style-name="Thesis_5f_body">
      <style:paragraph-properties fo:margin-left="0cm" fo:margin-right="0cm" fo:text-indent="0cm" style:auto-text-indent="false"/>
    </style:style>
    <style:style style:name="P45" style:family="paragraph" style:parent-style-name="Thesis_5f_body">
      <style:paragraph-properties fo:margin-left="0cm" fo:margin-right="0cm" fo:text-align="start" style:justify-single-word="false" fo:text-indent="0cm" style:auto-text-indent="false"/>
      <style:text-properties fo:font-weight="bold" style:font-weight-asian="bold" style:font-weight-complex="bold"/>
    </style:style>
    <style:style style:name="P46" style:family="paragraph" style:parent-style-name="Thesis_5f_body">
      <style:paragraph-properties fo:margin-left="0cm" fo:margin-right="0cm" fo:text-align="start" style:justify-single-word="false" fo:text-indent="0cm" style:auto-text-indent="false"/>
      <style:text-properties fo:font-weight="bold" officeooo:rsid="00beb827" officeooo:paragraph-rsid="00beb827" style:font-weight-asian="bold" style:font-weight-complex="bold"/>
    </style:style>
    <style:style style:name="P47" style:family="paragraph" style:parent-style-name="Thesis_5f_body">
      <style:paragraph-properties fo:margin-left="0cm" fo:margin-right="0cm" fo:text-indent="0cm" style:auto-text-indent="false"/>
      <style:text-properties officeooo:rsid="00beb827" officeooo:paragraph-rsid="00beb827"/>
    </style:style>
    <style:style style:name="P48" style:family="paragraph" style:parent-style-name="Thesis_5f_body">
      <style:paragraph-properties fo:margin-left="0cm" fo:margin-right="0cm" fo:text-align="start" style:justify-single-word="false" fo:text-indent="0cm" style:auto-text-indent="false"/>
    </style:style>
    <style:style style:name="P49" style:family="paragraph" style:parent-style-name="Thesis_5f_body" style:list-style-name="L2">
      <style:paragraph-properties fo:margin-left="0cm" fo:margin-right="0cm" fo:text-align="start" style:justify-single-word="false" fo:text-indent="0cm" style:auto-text-indent="false"/>
    </style:style>
    <style:style style:name="P50" style:family="paragraph" style:parent-style-name="Thesis_5f_body">
      <style:paragraph-properties fo:margin-left="0cm" fo:margin-right="0cm" fo:text-align="start" style:justify-single-word="false" fo:text-indent="0cm" style:auto-text-indent="false"/>
      <style:text-properties officeooo:paragraph-rsid="00befccd"/>
    </style:style>
    <style:style style:name="P51" style:family="paragraph" style:parent-style-name="Thesis_5f_body" style:list-style-name="L3">
      <style:paragraph-properties fo:margin-left="0cm" fo:margin-right="0cm" fo:text-align="start" style:justify-single-word="false" fo:text-indent="0cm" style:auto-text-indent="false"/>
    </style:style>
    <style:style style:name="P52" style:family="paragraph" style:parent-style-name="Thesis_5f_body" style:list-style-name="L3">
      <style:paragraph-properties fo:margin-left="0cm" fo:margin-right="0cm" fo:text-align="start" style:justify-single-word="false" fo:text-indent="0cm" style:auto-text-indent="false"/>
      <style:text-properties officeooo:paragraph-rsid="00c01865"/>
    </style:style>
    <style:style style:name="P53" style:family="paragraph" style:parent-style-name="Thesis_5f_body">
      <style:paragraph-properties fo:margin-left="0cm" fo:margin-right="0cm" fo:text-align="start" style:justify-single-word="false" fo:text-indent="0cm" style:auto-text-indent="false"/>
      <style:text-properties officeooo:paragraph-rsid="00c1a53e"/>
    </style:style>
    <style:style style:name="P54" style:family="paragraph" style:parent-style-name="Thesis_5f_body">
      <style:paragraph-properties fo:margin-left="0cm" fo:margin-right="0cm" fo:text-align="center" style:justify-single-word="false" fo:text-indent="0cm" style:auto-text-indent="false"/>
      <style:text-properties fo:language="bg" fo:country="BG" officeooo:paragraph-rsid="0124fe53"/>
    </style:style>
    <style:style style:name="P55" style:family="paragraph" style:parent-style-name="Thesis_5f_body">
      <style:paragraph-properties fo:margin-left="0cm" fo:margin-right="0cm" fo:text-align="center" style:justify-single-word="false" fo:text-indent="0cm" style:auto-text-indent="false"/>
      <style:text-properties fo:color="#000000" style:font-name="Times New Roman4" fo:font-size="12pt" fo:language="bg" fo:country="BG" officeooo:paragraph-rsid="01217c87" style:font-size-asian="12pt" style:font-name-complex="Times New Roman6" style:font-size-complex="12pt"/>
    </style:style>
    <style:style style:name="P56" style:family="paragraph" style:parent-style-name="Thesis_5f_body">
      <style:paragraph-properties fo:margin-left="0cm" fo:margin-right="0cm" fo:text-align="center" style:justify-single-word="false" fo:text-indent="0cm" style:auto-text-indent="false"/>
      <style:text-properties officeooo:paragraph-rsid="0127e2c0"/>
    </style:style>
    <style:style style:name="P57" style:family="paragraph" style:parent-style-name="Thesis_5f_Heading3" style:list-style-name="Thesis_5f_numbering">
      <style:text-properties fo:language="bg" fo:country="BG" officeooo:paragraph-rsid="0040beaf"/>
    </style:style>
    <style:style style:name="P58" style:family="paragraph">
      <style:text-properties style:font-name="F" fo:font-size="12pt" style:font-name-asian="Times New Roman5" style:font-size-asian="12pt"/>
    </style:style>
    <style:style style:name="T1" style:family="text">
      <style:text-properties fo:color="#00000a" style:font-name="Times New Roman4" fo:font-size="12pt" fo:language="bg" fo:country="BG" style:font-name-asian="Droid Sans Fallback" style:font-size-asian="12pt" style:language-asian="en" style:country-asian="US" style:font-name-complex="Times New Roman6" style:font-size-complex="12pt" style:language-complex="ar" style:country-complex="SA"/>
    </style:style>
    <style:style style:name="T2" style:family="text">
      <style:text-properties fo:color="#00000a" style:font-name="Times New Roman4" fo:font-size="12pt" fo:language="bg" fo:country="BG" officeooo:rsid="00a37d89" style:font-name-asian="Droid Sans Fallback" style:font-size-asian="12pt" style:language-asian="en" style:country-asian="US" style:font-name-complex="Times New Roman6" style:font-size-complex="12pt" style:language-complex="ar" style:country-complex="SA"/>
    </style:style>
    <style:style style:name="T3" style:family="text">
      <style:text-properties fo:color="#00000a" style:font-name="Times New Roman4" fo:font-size="12pt" fo:language="bg" fo:country="BG" officeooo:rsid="008a1ebe" style:font-name-asian="Droid Sans Fallback" style:font-size-asian="12pt" style:language-asian="en" style:country-asian="US" style:font-name-complex="Times New Roman6" style:font-size-complex="12pt" style:language-complex="ar" style:country-complex="SA"/>
    </style:style>
    <style:style style:name="T4" style:family="text">
      <style:text-properties fo:color="#00000a" style:font-name="Times New Roman4" fo:font-size="12pt" fo:language="bg" fo:country="BG" officeooo:rsid="003e787c" style:font-name-asian="Droid Sans Fallback" style:font-size-asian="12pt" style:language-asian="en" style:country-asian="US" style:font-name-complex="Times New Roman6" style:font-size-complex="12pt" style:language-complex="ar" style:country-complex="SA"/>
    </style:style>
    <style:style style:name="T5" style:family="text">
      <style:text-properties fo:color="#00000a" style:font-name="Times New Roman4" fo:font-size="12pt" fo:language="bg" fo:country="BG" officeooo:rsid="012c11ea" style:font-name-asian="Droid Sans Fallback" style:font-size-asian="12pt" style:language-asian="en" style:country-asian="US" style:font-name-complex="Times New Roman6" style:font-size-complex="12pt" style:language-complex="ar" style:country-complex="SA"/>
    </style:style>
    <style:style style:name="T6" style:family="text">
      <style:text-properties fo:color="#00000a" style:font-name="Times New Roman4" fo:font-size="12pt" fo:language="bg" fo:country="BG" fo:font-style="italic" style:font-name-asian="Droid Sans Fallback" style:font-size-asian="12pt" style:language-asian="en" style:country-asian="US" style:font-style-asian="italic" style:font-name-complex="Times New Roman6" style:font-size-complex="12pt" style:language-complex="ar" style:country-complex="SA"/>
    </style:style>
    <style:style style:name="T7" style:family="text">
      <style:text-properties fo:color="#00000a" style:font-name="Times New Roman4" fo:font-size="12pt" fo:language="bg" fo:country="BG" fo:font-style="italic" officeooo:rsid="00a37d89" style:font-name-asian="Droid Sans Fallback" style:font-size-asian="12pt" style:language-asian="en" style:country-asian="US" style:font-style-asian="italic" style:font-name-complex="Times New Roman6" style:font-size-complex="12pt" style:language-complex="ar" style:country-complex="SA"/>
    </style:style>
    <style:style style:name="T8" style:family="text">
      <style:text-properties fo:color="#00000a" style:font-name="Times New Roman4" fo:font-size="12pt" fo:language="bg" fo:country="BG" fo:font-style="italic" officeooo:rsid="008a1ebe" style:font-name-asian="Droid Sans Fallback" style:font-size-asian="12pt" style:language-asian="en" style:country-asian="US" style:font-style-asian="italic" style:font-name-complex="Times New Roman6" style:font-size-complex="12pt" style:language-complex="ar" style:country-complex="SA"/>
    </style:style>
    <style:style style:name="T9" style:family="text">
      <style:text-properties fo:color="#00000a" style:font-name="Times New Roman4" fo:font-size="12pt" fo:language="bg" fo:country="BG" fo:font-style="italic" officeooo:rsid="003e787c" style:font-name-asian="Droid Sans Fallback" style:font-size-asian="12pt" style:language-asian="en" style:country-asian="US" style:font-style-asian="italic" style:font-name-complex="Times New Roman6" style:font-size-complex="12pt" style:language-complex="ar" style:country-complex="SA"/>
    </style:style>
    <style:style style:name="T10" style:family="text">
      <style:text-properties fo:color="#00cc00" style:font-name="Times New Roman4" fo:font-size="12pt" fo:language="bg" fo:country="BG" style:font-size-asian="12pt" style:font-name-complex="Times New Roman6" style:font-size-complex="12pt"/>
    </style:style>
    <style:style style:name="T11" style:family="text">
      <style:text-properties officeooo:rsid="00876cb4"/>
    </style:style>
    <style:style style:name="T12" style:family="text">
      <style:text-properties officeooo:rsid="00aafc15"/>
    </style:style>
    <style:style style:name="T13" style:family="text">
      <style:text-properties fo:background-color="transparent" loext:char-shading-value="0"/>
    </style:style>
    <style:style style:name="T14" style:family="text">
      <style:text-properties officeooo:rsid="00aafc15" fo:background-color="transparent" loext:char-shading-value="0"/>
    </style:style>
    <style:style style:name="T15" style:family="text">
      <style:text-properties officeooo:rsid="00c33caa" fo:background-color="transparent" loext:char-shading-value="0"/>
    </style:style>
    <style:style style:name="T16" style:family="text">
      <style:text-properties officeooo:rsid="00abe1e3" fo:background-color="transparent" loext:char-shading-value="0"/>
    </style:style>
    <style:style style:name="T17" style:family="text">
      <style:text-properties officeooo:rsid="00b2a483" fo:background-color="transparent" loext:char-shading-value="0"/>
    </style:style>
    <style:style style:name="T18" style:family="text">
      <style:text-properties officeooo:rsid="00bb2a88" fo:background-color="transparent" loext:char-shading-value="0"/>
    </style:style>
    <style:style style:name="T19" style:family="text">
      <style:text-properties officeooo:rsid="00bb50a9" fo:background-color="transparent" loext:char-shading-value="0"/>
    </style:style>
    <style:style style:name="T20" style:family="text">
      <style:text-properties officeooo:rsid="0025e4b6" fo:background-color="transparent" loext:char-shading-value="0"/>
    </style:style>
    <style:style style:name="T21" style:family="text">
      <style:text-properties officeooo:rsid="00a8c66b" fo:background-color="transparent" loext:char-shading-value="0"/>
    </style:style>
    <style:style style:name="T22" style:family="text">
      <style:text-properties officeooo:rsid="0042d47a" fo:background-color="transparent" loext:char-shading-value="0"/>
    </style:style>
    <style:style style:name="T23" style:family="text">
      <style:text-properties officeooo:rsid="00e3425a" fo:background-color="transparent" loext:char-shading-value="0"/>
    </style:style>
    <style:style style:name="T24" style:family="text">
      <style:text-properties officeooo:rsid="00abe1e3"/>
    </style:style>
    <style:style style:name="T25" style:family="text">
      <style:text-properties officeooo:rsid="00be73a2"/>
    </style:style>
    <style:style style:name="T26" style:family="text">
      <style:text-properties officeooo:rsid="00be9ec1"/>
    </style:style>
    <style:style style:name="T27" style:family="text">
      <style:text-properties officeooo:rsid="00bf7227"/>
    </style:style>
    <style:style style:name="T28" style:family="text">
      <style:text-properties officeooo:rsid="00c0a1c9"/>
    </style:style>
    <style:style style:name="T29" style:family="text">
      <style:text-properties officeooo:rsid="00951a8c"/>
    </style:style>
    <style:style style:name="T30" style:family="text">
      <style:text-properties officeooo:rsid="00856067"/>
    </style:style>
    <style:style style:name="T31" style:family="text">
      <style:text-properties style:font-name="Times New Roman4" fo:font-size="12pt" fo:language="bg" fo:country="BG" style:font-size-asian="12pt" style:font-name-complex="Times New Roman6" style:font-size-complex="12pt"/>
    </style:style>
    <style:style style:name="T32" style:family="text">
      <style:text-properties style:font-name="Times New Roman4" fo:font-size="12pt" fo:language="bg" fo:country="BG" officeooo:rsid="00366359" style:font-size-asian="12pt" style:font-name-complex="Times New Roman6" style:font-size-complex="12pt"/>
    </style:style>
    <style:style style:name="T33" style:family="text">
      <style:text-properties style:font-name="Times New Roman4" fo:font-size="12pt" fo:language="bg" fo:country="BG" officeooo:rsid="0061c003" style:font-size-asian="12pt" style:font-name-complex="Times New Roman6" style:font-size-complex="12pt"/>
    </style:style>
    <style:style style:name="T34" style:family="text">
      <style:text-properties style:font-name="Times New Roman4" fo:font-size="12pt" fo:language="bg" fo:country="BG" officeooo:rsid="0097676c" style:font-size-asian="12pt" style:font-name-complex="Times New Roman6" style:font-size-complex="12pt"/>
    </style:style>
    <style:style style:name="T35" style:family="text">
      <style:text-properties style:font-name="Times New Roman4" fo:font-size="12pt" fo:language="bg" fo:country="BG" officeooo:rsid="00632eeb" style:font-size-asian="12pt" style:font-name-complex="Times New Roman6" style:font-size-complex="12pt"/>
    </style:style>
    <style:style style:name="T36" style:family="text">
      <style:text-properties style:font-name="Times New Roman4" fo:font-size="12pt" fo:language="bg" fo:country="BG" officeooo:rsid="00637b91" style:font-size-asian="12pt" style:font-name-complex="Times New Roman6" style:font-size-complex="12pt"/>
    </style:style>
    <style:style style:name="T37" style:family="text">
      <style:text-properties style:font-name="Times New Roman4" fo:font-size="12pt" fo:language="bg" fo:country="BG" officeooo:rsid="008d93ac" style:font-size-asian="12pt" style:font-name-complex="Times New Roman6" style:font-size-complex="12pt"/>
    </style:style>
    <style:style style:name="T38" style:family="text">
      <style:text-properties style:font-name="Times New Roman4" fo:font-size="12pt" fo:language="bg" fo:country="BG" officeooo:rsid="007db0ba" style:font-size-asian="12pt" style:font-name-complex="Times New Roman6" style:font-size-complex="12pt"/>
    </style:style>
    <style:style style:name="T39" style:family="text">
      <style:text-properties style:font-name="Times New Roman4" fo:font-size="12pt" fo:language="bg" fo:country="BG" officeooo:rsid="00a9a888" style:font-size-asian="12pt" style:font-name-complex="Times New Roman6" style:font-size-complex="12pt"/>
    </style:style>
    <style:style style:name="T40" style:family="text">
      <style:text-properties style:font-name="Times New Roman4" fo:font-size="12pt" fo:language="bg" fo:country="BG" officeooo:rsid="00f3dff5" style:font-size-asian="12pt" style:font-name-complex="Times New Roman6" style:font-size-complex="12pt"/>
    </style:style>
    <style:style style:name="T41" style:family="text">
      <style:text-properties style:font-name="Times New Roman4" fo:font-size="12pt" fo:language="bg" fo:country="BG" officeooo:rsid="01071842" style:font-size-asian="12pt" style:font-name-complex="Times New Roman6" style:font-size-complex="12pt"/>
    </style:style>
    <style:style style:name="T42" style:family="text">
      <style:text-properties style:font-name="Times New Roman4" fo:font-size="12pt" fo:language="bg" fo:country="BG" officeooo:rsid="00376847" style:font-size-asian="12pt" style:font-name-complex="Times New Roman6" style:font-size-complex="12pt"/>
    </style:style>
    <style:style style:name="T43" style:family="text">
      <style:text-properties style:font-name="Times New Roman4" fo:font-size="12pt" fo:language="bg" fo:country="BG" officeooo:rsid="010a75f9" style:font-size-asian="12pt" style:font-name-complex="Times New Roman6" style:font-size-complex="12pt"/>
    </style:style>
    <style:style style:name="T44" style:family="text">
      <style:text-properties style:font-name="Times New Roman4" fo:font-size="12pt" fo:language="bg" fo:country="BG" officeooo:rsid="00a4ad32" style:font-size-asian="12pt" style:font-name-complex="Times New Roman6" style:font-size-complex="12pt"/>
    </style:style>
    <style:style style:name="T45" style:family="text">
      <style:text-properties style:font-name="Times New Roman4" fo:font-size="12pt" fo:language="bg" fo:country="BG" fo:font-style="italic" style:font-size-asian="12pt" style:font-style-asian="italic" style:font-name-complex="Times New Roman6" style:font-size-complex="12pt" style:font-style-complex="italic"/>
    </style:style>
    <style:style style:name="T46" style:family="text">
      <style:text-properties style:font-name="Times New Roman4" fo:font-size="12pt" fo:language="bg" fo:country="BG" fo:font-style="italic" fo:font-weight="bold" officeooo:rsid="011512ec" style:font-size-asian="12pt" style:font-style-asian="italic" style:font-name-complex="Times New Roman6" style:font-size-complex="12pt" style:font-style-complex="italic"/>
    </style:style>
    <style:style style:name="T47" style:family="text">
      <style:text-properties style:font-name="Times New Roman4" fo:font-size="12pt" fo:language="bg" fo:country="BG" fo:font-style="italic" fo:font-weight="normal" style:font-size-asian="12pt" style:font-style-asian="italic" style:font-weight-asian="normal" style:font-name-complex="Times New Roman6" style:font-size-complex="12pt" style:font-style-complex="italic" style:font-weight-complex="normal"/>
    </style:style>
    <style:style style:name="T48" style:family="text">
      <style:text-properties style:font-name="Times New Roman4" fo:font-size="12pt" fo:language="bg" fo:country="BG" officeooo:rsid="00632eeb" fo:background-color="transparent" loext:char-shading-value="0" style:font-size-asian="12pt" style:font-name-complex="Times New Roman6" style:font-size-complex="12pt"/>
    </style:style>
    <style:style style:name="T49" style:family="text">
      <style:text-properties style:font-name="Times New Roman4" fo:font-size="12pt" fo:language="bg" fo:country="BG" officeooo:rsid="0066a864" fo:background-color="transparent" loext:char-shading-value="0" style:font-size-asian="12pt" style:font-name-complex="Times New Roman6" style:font-size-complex="12pt"/>
    </style:style>
    <style:style style:name="T50" style:family="text">
      <style:text-properties style:font-name="Times New Roman4" fo:font-size="12pt" fo:language="bg" fo:country="BG" officeooo:rsid="007369ab" fo:background-color="transparent" loext:char-shading-value="0" style:font-size-asian="12pt" style:font-name-complex="Times New Roman6" style:font-size-complex="12pt"/>
    </style:style>
    <style:style style:name="T51" style:family="text">
      <style:text-properties style:font-name="Times New Roman4" fo:font-size="12pt" fo:language="bg" fo:country="BG" officeooo:rsid="0064c1db" fo:background-color="transparent" loext:char-shading-value="0" style:font-size-asian="12pt" style:font-name-complex="Times New Roman6" style:font-size-complex="12pt"/>
    </style:style>
    <style:style style:name="T52" style:family="text">
      <style:text-properties style:font-name="Times New Roman4" fo:font-size="12pt" fo:language="bg" fo:country="BG" officeooo:rsid="008d93ac" fo:background-color="transparent" loext:char-shading-value="0" style:font-size-asian="12pt" style:font-name-complex="Times New Roman6" style:font-size-complex="12pt"/>
    </style:style>
    <style:style style:name="T53" style:family="text">
      <style:text-properties style:font-name="Times New Roman4" fo:font-size="12pt" fo:language="bg" fo:country="BG" officeooo:rsid="0097e7d2" fo:background-color="transparent" loext:char-shading-value="0" style:font-size-asian="12pt" style:font-name-complex="Times New Roman6" style:font-size-complex="12pt"/>
    </style:style>
    <style:style style:name="T54" style:family="text">
      <style:text-properties style:font-name="Times New Roman4" fo:font-size="12pt" fo:language="bg" fo:country="BG" officeooo:rsid="006aabfc" fo:background-color="transparent" loext:char-shading-value="0" style:font-size-asian="12pt" style:font-name-complex="Times New Roman6" style:font-size-complex="12pt"/>
    </style:style>
    <style:style style:name="T55" style:family="text">
      <style:text-properties style:font-name="Times New Roman4" fo:font-size="12pt" fo:language="bg" fo:country="BG" officeooo:rsid="006864ca" fo:background-color="transparent" loext:char-shading-value="0" style:font-size-asian="12pt" style:font-name-complex="Times New Roman6" style:font-size-complex="12pt"/>
    </style:style>
    <style:style style:name="T56" style:family="text">
      <style:text-properties style:font-name="Times New Roman4" fo:font-size="12pt" fo:language="bg" fo:country="BG" officeooo:rsid="009af0fc" fo:background-color="transparent" loext:char-shading-value="0" style:font-size-asian="12pt" style:font-name-complex="Times New Roman6" style:font-size-complex="12pt"/>
    </style:style>
    <style:style style:name="T57" style:family="text">
      <style:text-properties style:font-name="Times New Roman4" fo:font-size="12pt" fo:language="bg" fo:country="BG" officeooo:rsid="006c2745" fo:background-color="transparent" loext:char-shading-value="0" style:font-size-asian="12pt" style:font-name-complex="Times New Roman6" style:font-size-complex="12pt"/>
    </style:style>
    <style:style style:name="T58" style:family="text">
      <style:text-properties style:font-name="Times New Roman4" fo:font-size="12pt" fo:language="bg" fo:country="BG" officeooo:rsid="006d2c3a" fo:background-color="transparent" loext:char-shading-value="0" style:font-size-asian="12pt" style:font-name-complex="Times New Roman6" style:font-size-complex="12pt"/>
    </style:style>
    <style:style style:name="T59" style:family="text">
      <style:text-properties style:font-name="Times New Roman4" fo:font-size="12pt" fo:language="bg" fo:country="BG" officeooo:rsid="006de892" fo:background-color="transparent" loext:char-shading-value="0" style:font-size-asian="12pt" style:font-name-complex="Times New Roman6" style:font-size-complex="12pt"/>
    </style:style>
    <style:style style:name="T60" style:family="text">
      <style:text-properties style:font-name="Times New Roman4" fo:font-size="12pt" fo:language="bg" fo:country="BG" officeooo:rsid="006f8c70" fo:background-color="transparent" loext:char-shading-value="0" style:font-size-asian="12pt" style:font-name-complex="Times New Roman6" style:font-size-complex="12pt"/>
    </style:style>
    <style:style style:name="T61" style:family="text">
      <style:text-properties style:font-name="Times New Roman4" fo:font-size="12pt" fo:language="bg" fo:country="BG" officeooo:rsid="007168f2" fo:background-color="transparent" loext:char-shading-value="0" style:font-size-asian="12pt" style:font-name-complex="Times New Roman6" style:font-size-complex="12pt"/>
    </style:style>
    <style:style style:name="T62" style:family="text">
      <style:text-properties style:font-name="Times New Roman4" fo:font-size="12pt" fo:language="bg" fo:country="BG" officeooo:rsid="00744d1e" fo:background-color="transparent" loext:char-shading-value="0" style:font-size-asian="12pt" style:font-name-complex="Times New Roman6" style:font-size-complex="12pt"/>
    </style:style>
    <style:style style:name="T63" style:family="text">
      <style:text-properties style:font-name="Times New Roman4" fo:font-size="12pt" fo:language="bg" fo:country="BG" officeooo:rsid="00b63baf" fo:background-color="transparent" loext:char-shading-value="0" style:font-size-asian="12pt" style:font-name-complex="Times New Roman6" style:font-size-complex="12pt"/>
    </style:style>
    <style:style style:name="T64" style:family="text">
      <style:text-properties style:font-name="Times New Roman4" fo:font-size="12pt" fo:language="bg" fo:country="BG" officeooo:rsid="00b7600e" fo:background-color="transparent" loext:char-shading-value="0" style:font-size-asian="12pt" style:font-name-complex="Times New Roman6" style:font-size-complex="12pt"/>
    </style:style>
    <style:style style:name="T65" style:family="text">
      <style:text-properties style:font-name="Times New Roman4" fo:font-size="12pt" fo:language="bg" fo:country="BG" officeooo:rsid="00f7193c" fo:background-color="transparent" loext:char-shading-value="0" style:font-size-asian="12pt" style:font-name-complex="Times New Roman6" style:font-size-complex="12pt"/>
    </style:style>
    <style:style style:name="T66" style:family="text">
      <style:text-properties style:font-name="Times New Roman4" fo:font-size="12pt" fo:language="bg" fo:country="BG" officeooo:rsid="00f810f6" fo:background-color="transparent" loext:char-shading-value="0" style:font-size-asian="12pt" style:font-name-complex="Times New Roman6" style:font-size-complex="12pt"/>
    </style:style>
    <style:style style:name="T67" style:family="text">
      <style:text-properties style:font-name="Times New Roman4" fo:font-size="12pt" fo:language="bg" fo:country="BG" fo:font-style="normal" fo:font-weight="normal" style:font-size-asian="12pt" style:font-style-asian="normal" style:font-weight-asian="normal" style:font-name-complex="Times New Roman6" style:font-size-complex="12pt" style:font-style-complex="normal" style:font-weight-complex="normal"/>
    </style:style>
    <style:style style:name="T68" style:family="text">
      <style:text-properties style:font-name="Times New Roman4" fo:font-size="12pt" style:font-size-asian="12pt" style:font-name-complex="Times New Roman6" style:font-size-complex="12pt"/>
    </style:style>
    <style:style style:name="T69" style:family="text">
      <style:text-properties style:font-name="Times New Roman4" fo:font-size="12pt" officeooo:rsid="004a1458" style:font-size-asian="12pt" style:font-name-complex="Times New Roman6" style:font-size-complex="12pt"/>
    </style:style>
    <style:style style:name="T70" style:family="text">
      <style:text-properties style:font-name="Times New Roman4" fo:font-size="12pt" officeooo:rsid="004a222c" style:font-size-asian="12pt" style:font-name-complex="Times New Roman6" style:font-size-complex="12pt"/>
    </style:style>
    <style:style style:name="T71" style:family="text">
      <style:text-properties style:font-name="Times New Roman4" fo:font-size="12pt" officeooo:rsid="00c84581" style:font-size-asian="12pt" style:font-name-complex="Times New Roman6" style:font-size-complex="12pt"/>
    </style:style>
    <style:style style:name="T72" style:family="text">
      <style:text-properties style:font-name="Times New Roman4" fo:font-size="12pt" officeooo:rsid="0053c131" style:font-size-asian="12pt" style:font-name-complex="Times New Roman6" style:font-size-complex="12pt"/>
    </style:style>
    <style:style style:name="T73" style:family="text">
      <style:text-properties style:font-name="Times New Roman4" fo:font-size="12pt" officeooo:rsid="0012bd16" style:font-size-asian="12pt" style:font-name-complex="Times New Roman6" style:font-size-complex="12pt"/>
    </style:style>
    <style:style style:name="T74" style:family="text">
      <style:text-properties style:font-name="Times New Roman4" fo:font-size="12pt" officeooo:rsid="00c9a676" style:font-size-asian="12pt" style:font-name-complex="Times New Roman6" style:font-size-complex="12pt"/>
    </style:style>
    <style:style style:name="T75" style:family="text">
      <style:text-properties style:font-name="Times New Roman4" fo:font-size="12pt" officeooo:rsid="0057413d" style:font-size-asian="12pt" style:font-name-complex="Times New Roman6" style:font-size-complex="12pt"/>
    </style:style>
    <style:style style:name="T76" style:family="text">
      <style:text-properties style:font-name="Times New Roman4" fo:font-size="12pt" officeooo:rsid="005a484c" style:font-size-asian="12pt" style:font-name-complex="Times New Roman6" style:font-size-complex="12pt"/>
    </style:style>
    <style:style style:name="T77" style:family="text">
      <style:text-properties style:font-name="Times New Roman4" fo:font-size="12pt" officeooo:rsid="00611647" style:font-size-asian="12pt" style:font-name-complex="Times New Roman6" style:font-size-complex="12pt"/>
    </style:style>
    <style:style style:name="T78" style:family="text">
      <style:text-properties style:font-name="Times New Roman4" fo:font-size="12pt" officeooo:rsid="0060d88a" style:font-size-asian="12pt" style:font-name-complex="Times New Roman6" style:font-size-complex="12pt"/>
    </style:style>
    <style:style style:name="T79" style:family="text">
      <style:text-properties style:font-name="Times New Roman4" fo:font-size="12pt" officeooo:rsid="005ab7cd" style:font-size-asian="12pt" style:font-name-complex="Times New Roman6" style:font-size-complex="12pt"/>
    </style:style>
    <style:style style:name="T80" style:family="text">
      <style:text-properties style:font-name="Times New Roman4" fo:font-size="12pt" officeooo:rsid="005dbd5e" style:font-size-asian="12pt" style:font-name-complex="Times New Roman6" style:font-size-complex="12pt"/>
    </style:style>
    <style:style style:name="T81" style:family="text">
      <style:text-properties style:font-name="Times New Roman4" fo:font-size="12pt" officeooo:rsid="005dd472" style:font-size-asian="12pt" style:font-name-complex="Times New Roman6" style:font-size-complex="12pt"/>
    </style:style>
    <style:style style:name="T82" style:family="text">
      <style:text-properties style:font-name="Times New Roman4" fo:font-size="12pt" officeooo:rsid="005df613" style:font-size-asian="12pt" style:font-name-complex="Times New Roman6" style:font-size-complex="12pt"/>
    </style:style>
    <style:style style:name="T83" style:family="text">
      <style:text-properties style:font-name="Times New Roman4" fo:font-size="12pt" officeooo:rsid="00a4ad32" style:font-size-asian="12pt" style:font-name-complex="Times New Roman6" style:font-size-complex="12pt"/>
    </style:style>
    <style:style style:name="T84" style:family="text">
      <style:text-properties style:font-name="Times New Roman4" fo:font-size="12pt" officeooo:rsid="0031953b" style:font-size-asian="12pt" style:font-name-complex="Times New Roman6" style:font-size-complex="12pt"/>
    </style:style>
    <style:style style:name="T85" style:family="text">
      <style:text-properties style:font-name="Times New Roman4" fo:font-size="12pt" officeooo:rsid="006864ca" style:font-size-asian="12pt" style:font-name-complex="Times New Roman6" style:font-size-complex="12pt"/>
    </style:style>
    <style:style style:name="T86" style:family="text">
      <style:text-properties style:font-name="Times New Roman4" fo:font-size="12pt" officeooo:rsid="00caae63" style:font-size-asian="12pt" style:font-name-complex="Times New Roman6" style:font-size-complex="12pt"/>
    </style:style>
    <style:style style:name="T87" style:family="text">
      <style:text-properties style:font-name="Times New Roman4" fo:font-size="12pt" officeooo:rsid="0014f9b7" style:font-size-asian="12pt" style:font-name-complex="Times New Roman6" style:font-size-complex="12pt"/>
    </style:style>
    <style:style style:name="T88" style:family="text">
      <style:text-properties style:font-name="Times New Roman4" fo:font-size="12pt" officeooo:rsid="0082e453" style:font-size-asian="12pt" style:font-name-complex="Times New Roman6" style:font-size-complex="12pt"/>
    </style:style>
    <style:style style:name="T89" style:family="text">
      <style:text-properties style:font-name="Times New Roman4" fo:font-size="12pt" officeooo:rsid="007228bb" style:font-size-asian="12pt" style:font-name-complex="Times New Roman6" style:font-size-complex="12pt"/>
    </style:style>
    <style:style style:name="T90" style:family="text">
      <style:text-properties style:font-name="Times New Roman4" fo:font-size="12pt" officeooo:rsid="00848311" style:font-size-asian="12pt" style:font-name-complex="Times New Roman6" style:font-size-complex="12pt"/>
    </style:style>
    <style:style style:name="T91" style:family="text">
      <style:text-properties style:font-name="Times New Roman4" fo:font-size="12pt" officeooo:rsid="00775ae7" style:font-size-asian="12pt" style:font-name-complex="Times New Roman6" style:font-size-complex="12pt"/>
    </style:style>
    <style:style style:name="T92" style:family="text">
      <style:text-properties style:font-name="Times New Roman4" fo:font-size="12pt" officeooo:rsid="007853e0" style:font-size-asian="12pt" style:font-name-complex="Times New Roman6" style:font-size-complex="12pt"/>
    </style:style>
    <style:style style:name="T93" style:family="text">
      <style:text-properties style:font-name="Times New Roman4" fo:font-size="12pt" officeooo:rsid="007b6b3d" style:font-size-asian="12pt" style:font-name-complex="Times New Roman6" style:font-size-complex="12pt"/>
    </style:style>
    <style:style style:name="T94" style:family="text">
      <style:text-properties style:font-name="Times New Roman4" fo:font-size="12pt" officeooo:rsid="00738966" style:font-size-asian="12pt" style:font-name-complex="Times New Roman6" style:font-size-complex="12pt"/>
    </style:style>
    <style:style style:name="T95" style:family="text">
      <style:text-properties style:font-name="Times New Roman4" fo:font-size="12pt" officeooo:rsid="0074da1b" style:font-size-asian="12pt" style:font-name-complex="Times New Roman6" style:font-size-complex="12pt"/>
    </style:style>
    <style:style style:name="T96" style:family="text">
      <style:text-properties style:font-name="Times New Roman4" fo:font-size="12pt" officeooo:rsid="0076d928" style:font-size-asian="12pt" style:font-name-complex="Times New Roman6" style:font-size-complex="12pt"/>
    </style:style>
    <style:style style:name="T97" style:family="text">
      <style:text-properties style:font-name="Times New Roman4" fo:font-size="12pt" officeooo:rsid="0074dccf" style:font-size-asian="12pt" style:font-name-complex="Times New Roman6" style:font-size-complex="12pt"/>
    </style:style>
    <style:style style:name="T98" style:family="text">
      <style:text-properties style:font-name="Times New Roman4" fo:font-size="12pt" officeooo:rsid="00749b8c" style:font-size-asian="12pt" style:font-name-complex="Times New Roman6" style:font-size-complex="12pt"/>
    </style:style>
    <style:style style:name="T99" style:family="text">
      <style:text-properties style:font-name="Times New Roman4" fo:font-size="12pt" officeooo:rsid="007f5828" style:font-size-asian="12pt" style:font-name-complex="Times New Roman6" style:font-size-complex="12pt"/>
    </style:style>
    <style:style style:name="T100" style:family="text">
      <style:text-properties style:font-name="Times New Roman4" fo:font-size="12pt" officeooo:rsid="0081ff08" style:font-size-asian="12pt" style:font-name-complex="Times New Roman6" style:font-size-complex="12pt"/>
    </style:style>
    <style:style style:name="T101" style:family="text">
      <style:text-properties style:font-name="Times New Roman4" fo:font-size="12pt" officeooo:rsid="0070cba0" style:font-size-asian="12pt" style:font-name-complex="Times New Roman6" style:font-size-complex="12pt"/>
    </style:style>
    <style:style style:name="T102" style:family="text">
      <style:text-properties style:font-name="Times New Roman4" fo:font-size="12pt" officeooo:rsid="00151f4b" style:font-size-asian="12pt" style:font-name-complex="Times New Roman6" style:font-size-complex="12pt"/>
    </style:style>
    <style:style style:name="T103" style:family="text">
      <style:text-properties style:font-name="Times New Roman4" fo:font-size="12pt" officeooo:rsid="00808c45" style:font-size-asian="12pt" style:font-name-complex="Times New Roman6" style:font-size-complex="12pt"/>
    </style:style>
    <style:style style:name="T104" style:family="text">
      <style:text-properties style:font-name="Times New Roman4" fo:font-size="12pt" officeooo:rsid="0081565b" style:font-size-asian="12pt" style:font-name-complex="Times New Roman6" style:font-size-complex="12pt"/>
    </style:style>
    <style:style style:name="T105" style:family="text">
      <style:text-properties style:font-name="Times New Roman4" fo:font-size="12pt" officeooo:rsid="00376847" style:font-size-asian="12pt" style:font-name-complex="Times New Roman6" style:font-size-complex="12pt"/>
    </style:style>
    <style:style style:name="T106" style:family="text">
      <style:text-properties style:font-name="Times New Roman4" fo:font-size="12pt" officeooo:rsid="001f12ee" style:font-size-asian="12pt" style:font-name-complex="Times New Roman6" style:font-size-complex="12pt"/>
    </style:style>
    <style:style style:name="T107" style:family="text">
      <style:text-properties style:font-name="Times New Roman4" fo:font-size="12pt" officeooo:rsid="00a8c66b" style:font-size-asian="12pt" style:font-name-complex="Times New Roman6" style:font-size-complex="12pt"/>
    </style:style>
    <style:style style:name="T108" style:family="text">
      <style:text-properties style:font-name="Times New Roman4" fo:font-size="12pt" officeooo:rsid="00273e33" style:font-size-asian="12pt" style:font-name-complex="Times New Roman6" style:font-size-complex="12pt"/>
    </style:style>
    <style:style style:name="T109" style:family="text">
      <style:text-properties style:font-name="Times New Roman4" fo:font-size="12pt" officeooo:rsid="00426802" style:font-size-asian="12pt" style:font-name-complex="Times New Roman6" style:font-size-complex="12pt"/>
    </style:style>
    <style:style style:name="T110" style:family="text">
      <style:text-properties style:font-name="Times New Roman4" fo:font-size="12pt" officeooo:rsid="00a95b9b" style:font-size-asian="12pt" style:font-name-complex="Times New Roman6" style:font-size-complex="12pt"/>
    </style:style>
    <style:style style:name="T111" style:family="text">
      <style:text-properties style:font-name="Times New Roman4" fo:font-size="12pt" officeooo:rsid="002ea74a" style:font-size-asian="12pt" style:font-name-complex="Times New Roman6" style:font-size-complex="12pt"/>
    </style:style>
    <style:style style:name="T112" style:family="text">
      <style:text-properties style:font-name="Times New Roman4" fo:font-size="12pt" officeooo:rsid="00ae9214" style:font-size-asian="12pt" style:font-name-complex="Times New Roman6" style:font-size-complex="12pt"/>
    </style:style>
    <style:style style:name="T113" style:family="text">
      <style:text-properties style:font-name="Times New Roman4" fo:font-size="12pt" officeooo:rsid="00afc8bd" style:font-size-asian="12pt" style:font-name-complex="Times New Roman6" style:font-size-complex="12pt"/>
    </style:style>
    <style:style style:name="T114" style:family="text">
      <style:text-properties style:font-name="Times New Roman4" fo:font-size="12pt" officeooo:rsid="00b01b33" style:font-size-asian="12pt" style:font-name-complex="Times New Roman6" style:font-size-complex="12pt"/>
    </style:style>
    <style:style style:name="T115" style:family="text">
      <style:text-properties style:font-name="Times New Roman4" fo:font-size="12pt" officeooo:rsid="00caed89" style:font-size-asian="12pt" style:font-name-complex="Times New Roman6" style:font-size-complex="12pt"/>
    </style:style>
    <style:style style:name="T116" style:family="text">
      <style:text-properties style:font-name="Times New Roman4" fo:font-size="12pt" officeooo:rsid="00cc39fd" style:font-size-asian="12pt" style:font-name-complex="Times New Roman6" style:font-size-complex="12pt"/>
    </style:style>
    <style:style style:name="T117" style:family="text">
      <style:text-properties style:font-name="Times New Roman4" fo:font-size="12pt" officeooo:rsid="00ccd84e" style:font-size-asian="12pt" style:font-name-complex="Times New Roman6" style:font-size-complex="12pt"/>
    </style:style>
    <style:style style:name="T118" style:family="text">
      <style:text-properties style:font-name="Times New Roman4" fo:font-size="12pt" officeooo:rsid="00dd27cc" style:font-size-asian="12pt" style:font-name-complex="Times New Roman6" style:font-size-complex="12pt"/>
    </style:style>
    <style:style style:name="T119" style:family="text">
      <style:text-properties style:font-name="Times New Roman4" fo:font-size="12pt" officeooo:rsid="00defb7a" style:font-size-asian="12pt" style:font-name-complex="Times New Roman6" style:font-size-complex="12pt"/>
    </style:style>
    <style:style style:name="T120" style:family="text">
      <style:text-properties style:font-name="Times New Roman4" fo:font-size="12pt" officeooo:rsid="00e0c713" style:font-size-asian="12pt" style:font-name-complex="Times New Roman6" style:font-size-complex="12pt"/>
    </style:style>
    <style:style style:name="T121" style:family="text">
      <style:text-properties style:font-name="Times New Roman4" fo:font-size="12pt" officeooo:rsid="00f19dda" style:font-size-asian="12pt" style:font-name-complex="Times New Roman6" style:font-size-complex="12pt"/>
    </style:style>
    <style:style style:name="T122" style:family="text">
      <style:text-properties style:font-name="Times New Roman4" fo:font-size="12pt" officeooo:rsid="00f24406" style:font-size-asian="12pt" style:font-name-complex="Times New Roman6" style:font-size-complex="12pt"/>
    </style:style>
    <style:style style:name="T123" style:family="text">
      <style:text-properties style:font-name="Times New Roman4" fo:font-size="12pt" officeooo:rsid="00f9e27c" style:font-size-asian="12pt" style:font-name-complex="Times New Roman6" style:font-size-complex="12pt"/>
    </style:style>
    <style:style style:name="T124" style:family="text">
      <style:text-properties style:font-name="Times New Roman4" fo:font-size="12pt" officeooo:rsid="00fcbd09" style:font-size-asian="12pt" style:font-name-complex="Times New Roman6" style:font-size-complex="12pt"/>
    </style:style>
    <style:style style:name="T125" style:family="text">
      <style:text-properties style:font-name="Times New Roman4" fo:font-size="12pt" officeooo:rsid="003073ba" style:font-size-asian="12pt" style:font-name-complex="Times New Roman6" style:font-size-complex="12pt"/>
    </style:style>
    <style:style style:name="T126" style:family="text">
      <style:text-properties style:font-name="Times New Roman4" fo:font-size="12pt" officeooo:rsid="01188572" style:font-size-asian="12pt" style:font-name-complex="Times New Roman6" style:font-size-complex="12pt"/>
    </style:style>
    <style:style style:name="T127" style:family="text">
      <style:text-properties style:font-name="Times New Roman4" fo:font-size="12pt" officeooo:rsid="01198500" style:font-size-asian="12pt" style:font-name-complex="Times New Roman6" style:font-size-complex="12pt"/>
    </style:style>
    <style:style style:name="T128" style:family="text">
      <style:text-properties style:font-name="Times New Roman4" fo:font-size="12pt" officeooo:rsid="011dcce8" style:font-size-asian="12pt" style:font-name-complex="Times New Roman6" style:font-size-complex="12pt"/>
    </style:style>
    <style:style style:name="T129" style:family="text">
      <style:text-properties style:font-name="Times New Roman4" fo:font-size="12pt" officeooo:rsid="011e4926" style:font-size-asian="12pt" style:font-name-complex="Times New Roman6" style:font-size-complex="12pt"/>
    </style:style>
    <style:style style:name="T130" style:family="text">
      <style:text-properties style:font-name="Times New Roman4" fo:font-size="12pt" officeooo:rsid="01210e38" style:font-size-asian="12pt" style:font-name-complex="Times New Roman6" style:font-size-complex="12pt"/>
    </style:style>
    <style:style style:name="T131" style:family="text">
      <style:text-properties style:font-name="Times New Roman4" fo:font-size="12pt" officeooo:rsid="012c17a9" style:font-size-asian="12pt" style:font-name-complex="Times New Roman6" style:font-size-complex="12pt"/>
    </style:style>
    <style:style style:name="T132" style:family="text">
      <style:text-properties style:font-name="Times New Roman4" fo:font-size="12pt" fo:font-style="italic" style:font-size-asian="12pt" style:font-style-asian="italic" style:font-name-complex="Times New Roman6" style:font-size-complex="12pt"/>
    </style:style>
    <style:style style:name="T133" style:family="text">
      <style:text-properties style:font-name="Times New Roman4" fo:font-size="12pt" fo:font-style="italic" officeooo:rsid="002ea74a" style:font-size-asian="12pt" style:font-style-asian="italic" style:font-name-complex="Times New Roman6" style:font-size-complex="12pt"/>
    </style:style>
    <style:style style:name="T134" style:family="text">
      <style:text-properties style:font-name="Times New Roman4" fo:font-size="12pt" fo:font-style="italic" officeooo:rsid="00b01b33" style:font-size-asian="12pt" style:font-style-asian="italic" style:font-name-complex="Times New Roman6" style:font-size-complex="12pt"/>
    </style:style>
    <style:style style:name="T135" style:family="text">
      <style:text-properties style:font-name="Times New Roman4" fo:font-size="12pt" fo:font-style="normal" style:font-size-asian="12pt" style:font-style-asian="normal" style:font-name-complex="Times New Roman6" style:font-size-complex="12pt" style:font-style-complex="normal"/>
    </style:style>
    <style:style style:name="T136" style:family="text">
      <style:text-properties style:font-name="Times New Roman4" fo:font-size="12pt" fo:font-style="normal" officeooo:rsid="00b01b33" style:font-size-asian="12pt" style:font-style-asian="normal" style:font-name-complex="Times New Roman6" style:font-size-complex="12pt" style:font-style-complex="normal"/>
    </style:style>
    <style:style style:name="T137" style:family="text">
      <style:text-properties style:font-name="Times New Roman4" fo:font-size="12pt" fo:font-style="normal" fo:font-weight="normal" style:font-size-asian="12pt" style:font-style-asian="normal" style:font-weight-asian="normal" style:font-name-complex="Times New Roman6" style:font-size-complex="12pt" style:font-style-complex="normal" style:font-weight-complex="normal"/>
    </style:style>
    <style:style style:name="T138" style:family="text">
      <style:text-properties style:font-name="Times New Roman4" fo:font-size="12pt" fo:font-weight="normal" style:font-size-asian="12pt" style:font-weight-asian="normal" style:font-name-complex="Times New Roman6" style:font-size-complex="12pt"/>
    </style:style>
    <style:style style:name="T139" style:family="text">
      <style:text-properties style:font-name="Times New Roman4" fo:font-size="12pt" fo:font-weight="normal" officeooo:rsid="0012bd16" style:font-size-asian="12pt" style:font-weight-asian="normal" style:font-name-complex="Times New Roman6" style:font-size-complex="12pt"/>
    </style:style>
    <style:style style:name="T140" style:family="text">
      <style:text-properties style:font-name="Times New Roman4" fo:font-size="12pt" fo:font-weight="normal" style:font-size-asian="12pt" style:language-asian="en" style:country-asian="US" style:font-weight-asian="normal" style:font-name-complex="Times New Roman6" style:font-size-complex="12pt" style:font-weight-complex="normal"/>
    </style:style>
    <style:style style:name="T141" style:family="text">
      <style:text-properties style:font-name="Times New Roman4" fo:font-size="12pt" fo:font-weight="normal" officeooo:rsid="00c84581" style:font-size-asian="12pt" style:language-asian="en" style:country-asian="US" style:font-weight-asian="normal" style:font-name-complex="Times New Roman6" style:font-size-complex="12pt" style:font-weight-complex="normal"/>
    </style:style>
    <style:style style:name="T142" style:family="text">
      <style:text-properties style:font-name="Times New Roman4" fo:font-size="12pt" fo:font-weight="normal" officeooo:rsid="00c8f700" style:font-size-asian="12pt" style:language-asian="en" style:country-asian="US" style:font-weight-asian="normal" style:font-name-complex="Times New Roman6" style:font-size-complex="12pt" style:font-weight-complex="normal"/>
    </style:style>
    <style:style style:name="T143" style:family="text">
      <style:text-properties style:font-name="Times New Roman4" fo:font-size="12pt" officeooo:rsid="0025e4b6" fo:background-color="transparent" loext:char-shading-value="0" style:font-size-asian="12pt" style:font-name-complex="Times New Roman6" style:font-size-complex="12pt"/>
    </style:style>
    <style:style style:name="T144" style:family="text">
      <style:text-properties officeooo:rsid="00b56c93"/>
    </style:style>
    <style:style style:name="T145" style:family="text">
      <style:text-properties officeooo:rsid="002ec629"/>
    </style:style>
    <style:style style:name="T146" style:family="text">
      <style:text-properties officeooo:rsid="007168f2"/>
    </style:style>
    <style:style style:name="T147" style:family="text">
      <style:text-properties officeooo:rsid="002ef1e1"/>
    </style:style>
    <style:style style:name="T148" style:family="text">
      <style:text-properties officeooo:rsid="006864ca"/>
    </style:style>
    <style:style style:name="T149" style:family="text">
      <style:text-properties fo:font-variant="normal" fo:text-transform="none" style:text-position="0% 100%" fo:font-style="normal" style:text-underline-style="none" fo:font-weight="normal"/>
    </style:style>
    <style:style style:name="T150" style:family="text">
      <style:text-properties fo:font-variant="normal" fo:text-transform="none" style:text-position="0% 100%" style:font-name="Times New Roman4" fo:font-size="12pt" fo:language="bg" fo:country="BG" fo:font-style="normal" style:text-underline-style="none" fo:font-weight="normal" style:font-size-asian="12pt" style:font-name-complex="Times New Roman6" style:font-size-complex="12pt"/>
    </style:style>
    <style:style style:name="T151" style:family="text">
      <style:text-properties fo:font-variant="normal" fo:text-transform="none" style:text-position="0% 100%" style:font-name="Times New Roman4" fo:font-size="12pt" fo:language="bg" fo:country="BG" fo:font-style="normal" style:text-underline-style="none" fo:font-weight="normal" officeooo:rsid="00c5f123" style:font-size-asian="12pt" style:font-name-complex="Times New Roman6" style:font-size-complex="12pt"/>
    </style:style>
    <style:style style:name="T152" style:family="text">
      <style:text-properties fo:font-variant="normal" fo:text-transform="none" style:text-position="0% 100%" style:font-name="Times New Roman4" fo:font-size="12pt" fo:language="bg" fo:country="BG" fo:font-style="normal" style:text-underline-style="none" fo:font-weight="normal" officeooo:rsid="00bd7584" style:font-size-asian="12pt" style:font-name-complex="Times New Roman6" style:font-size-complex="12pt"/>
    </style:style>
    <style:style style:name="T153" style:family="text">
      <style:text-properties fo:font-variant="normal" fo:text-transform="none" style:text-position="0% 100%" style:font-name="Times New Roman4" fo:font-size="12pt" fo:language="bg" fo:country="BG" fo:font-style="normal" style:text-underline-style="none" fo:font-weight="normal" officeooo:rsid="00c7e2fb" style:font-size-asian="12pt" style:font-name-complex="Times New Roman6" style:font-size-complex="12pt"/>
    </style:style>
    <style:style style:name="T154" style:family="text">
      <style:text-properties fo:font-variant="normal" fo:text-transform="none" style:text-position="0% 100%" style:font-name="Times New Roman4" fo:font-size="12pt" fo:language="bg" fo:country="BG" fo:font-style="normal" style:text-underline-style="none" fo:font-weight="normal" officeooo:rsid="00c91833" style:font-size-asian="12pt" style:font-name-complex="Times New Roman6" style:font-size-complex="12pt"/>
    </style:style>
    <style:style style:name="T155" style:family="text">
      <style:text-properties fo:font-variant="normal" fo:text-transform="none" style:text-position="0% 100%" style:font-name="Times New Roman4" fo:font-size="12pt" fo:language="bg" fo:country="BG" fo:font-style="normal" style:text-underline-style="none" fo:font-weight="normal" officeooo:rsid="00d1ace4" style:font-size-asian="12pt" style:font-name-complex="Times New Roman6" style:font-size-complex="12pt"/>
    </style:style>
    <style:style style:name="T156" style:family="text">
      <style:text-properties fo:font-variant="normal" fo:text-transform="none" style:text-position="0% 100%" style:font-name="Times New Roman4" fo:font-size="12pt" fo:language="bg" fo:country="BG" fo:font-style="normal" style:text-underline-style="none" fo:font-weight="normal" officeooo:rsid="00d5774d" style:font-size-asian="12pt" style:font-name-complex="Times New Roman6" style:font-size-complex="12pt"/>
    </style:style>
    <style:style style:name="T157" style:family="text">
      <style:text-properties fo:font-variant="normal" fo:text-transform="none" style:text-position="0% 100%" style:font-name="Times New Roman4" fo:font-size="12pt" fo:language="bg" fo:country="BG" fo:font-style="normal" style:text-underline-style="none" fo:font-weight="normal" officeooo:rsid="00d6178c" style:font-size-asian="12pt" style:font-name-complex="Times New Roman6" style:font-size-complex="12pt"/>
    </style:style>
    <style:style style:name="T158" style:family="text">
      <style:text-properties fo:font-variant="normal" fo:text-transform="none" style:text-position="0% 100%" style:font-name="Times New Roman4" fo:font-size="12pt" fo:language="bg" fo:country="BG" fo:font-style="normal" style:text-underline-style="none" fo:font-weight="normal" style:font-size-asian="12pt" style:font-style-asian="italic" style:font-name-complex="Times New Roman6" style:font-size-complex="12pt"/>
    </style:style>
    <style:style style:name="T159" style:family="text">
      <style:text-properties fo:font-variant="normal" fo:text-transform="none" style:text-position="0% 100%" style:font-name="Times New Roman4" fo:font-size="12pt" fo:language="bg" fo:country="BG" fo:font-style="normal" style:text-underline-style="none" fo:font-weight="normal" officeooo:rsid="00632eeb" fo:background-color="transparent" loext:char-shading-value="0" style:font-size-asian="12pt" style:font-name-complex="Times New Roman6" style:font-size-complex="12pt"/>
    </style:style>
    <style:style style:name="T160" style:family="text">
      <style:text-properties fo:font-variant="normal" fo:text-transform="none" style:text-position="0% 100%" style:font-name="Times New Roman4" fo:font-size="12pt" fo:language="bg" fo:country="BG" style:text-underline-style="none" fo:font-weight="normal" style:font-size-asian="12pt" style:font-name-complex="Times New Roman6" style:font-size-complex="12pt"/>
    </style:style>
    <style:style style:name="T161" style:family="text">
      <style:text-properties fo:font-variant="normal" fo:text-transform="none" style:text-position="0% 100%" style:font-name="Times New Roman4" fo:font-size="12pt" fo:font-style="normal" style:text-underline-style="none" fo:font-weight="normal" style:font-size-asian="12pt" style:font-name-complex="Times New Roman6" style:font-size-complex="12pt"/>
    </style:style>
    <style:style style:name="T162" style:family="text">
      <style:text-properties fo:font-variant="normal" fo:text-transform="none" style:text-position="0% 100%" style:font-name="Times New Roman4" fo:font-size="12pt" fo:font-style="normal" style:text-underline-style="none" fo:font-weight="normal" officeooo:rsid="001f12ee" style:font-size-asian="12pt" style:font-name-complex="Times New Roman6" style:font-size-complex="12pt"/>
    </style:style>
    <style:style style:name="T163" style:family="text">
      <style:text-properties fo:font-variant="normal" fo:text-transform="none" style:text-position="0% 100%" style:font-name="Times New Roman4" fo:font-size="12pt" fo:font-style="normal" style:text-underline-style="none" fo:font-weight="normal" officeooo:rsid="00dd27cc" style:font-size-asian="12pt" style:font-name-complex="Times New Roman6" style:font-size-complex="12pt"/>
    </style:style>
    <style:style style:name="T164" style:family="text">
      <style:text-properties fo:font-variant="normal" fo:text-transform="none" style:text-position="0% 100%" style:font-name="Times New Roman4" fo:font-size="12pt" fo:font-style="normal" style:text-underline-style="none" fo:font-weight="normal" officeooo:rsid="00defb7a" style:font-size-asian="12pt" style:font-name-complex="Times New Roman6" style:font-size-complex="12pt"/>
    </style:style>
    <style:style style:name="T165" style:family="text">
      <style:text-properties fo:font-variant="normal" fo:text-transform="none" style:text-position="0% 100%" style:font-name="Times New Roman4" fo:font-size="12pt" fo:font-style="normal" style:text-underline-style="none" fo:font-weight="normal" style:font-size-asian="12pt" style:font-style-asian="italic" style:font-name-complex="Times New Roman6" style:font-size-complex="12pt"/>
    </style:style>
    <style:style style:name="T166" style:family="text">
      <style:text-properties fo:font-variant="normal" fo:text-transform="none" style:text-position="0% 100%" fo:language="bg" fo:country="BG" fo:font-style="normal" style:text-underline-style="none" fo:font-weight="normal"/>
    </style:style>
    <style:style style:name="T167" style:family="text">
      <style:text-properties fo:font-variant="normal" fo:text-transform="none" fo:color="#00000a" style:text-position="0% 100%" style:font-name="Times New Roman4" fo:font-size="12pt" fo:language="bg" fo:country="BG" fo:font-style="normal" style:text-underline-style="none" fo:font-weight="normal" style:font-name-asian="Droid Sans Fallback" style:font-size-asian="12pt" style:language-asian="en" style:country-asian="US" style:font-name-complex="Times New Roman6" style:font-size-complex="12pt" style:language-complex="ar" style:country-complex="SA"/>
    </style:style>
    <style:style style:name="T168" style:family="text">
      <style:text-properties fo:font-variant="normal" fo:text-transform="none" fo:color="#00000a" style:text-position="0% 100%" style:font-name="Times New Roman4" fo:font-size="12pt" fo:language="bg" fo:country="BG" fo:font-style="normal" style:text-underline-style="none" fo:font-weight="normal" style:font-name-asian="Droid Sans Fallback" style:font-size-asian="12pt" style:language-asian="en" style:country-asian="US" style:font-style-asian="italic" style:font-name-complex="Times New Roman6" style:font-size-complex="12pt" style:language-complex="ar" style:country-complex="SA"/>
    </style:style>
    <style:style style:name="T169" style:family="text">
      <style:text-properties fo:font-variant="normal" fo:text-transform="none" fo:color="#00000a" style:text-position="0% 100%" style:font-name="Times New Roman4" fo:font-size="12pt" fo:language="bg" fo:country="BG" style:text-underline-style="none" fo:font-weight="normal" style:font-name-asian="Droid Sans Fallback" style:font-size-asian="12pt" style:language-asian="en" style:country-asian="US" style:font-name-complex="Times New Roman6" style:font-size-complex="12pt" style:language-complex="ar" style:country-complex="SA"/>
    </style:style>
    <style:style style:name="T170" style:family="text">
      <style:text-properties fo:font-variant="normal" fo:text-transform="none" style:use-window-font-color="true" style:text-position="0% 100%" style:font-name="Times New Roman4" fo:font-size="12pt" fo:language="bg" fo:country="BG" fo:font-style="normal" style:text-underline-style="none" fo:font-weight="normal" style:font-size-asian="12pt" style:font-name-complex="Times New Roman6" style:font-size-complex="12pt"/>
    </style:style>
    <style:style style:name="T171" style:family="text">
      <style:text-properties fo:font-variant="normal" fo:text-transform="none" style:use-window-font-color="true" style:text-position="0% 100%" fo:language="bg" fo:country="BG" fo:font-style="normal" style:text-underline-style="none" fo:font-weight="normal"/>
    </style:style>
    <style:style style:name="T172" style:family="text">
      <style:text-properties officeooo:rsid="00864205"/>
    </style:style>
    <style:style style:name="T173" style:family="text">
      <style:text-properties officeooo:rsid="00a4ad32"/>
    </style:style>
    <style:style style:name="T174" style:family="text">
      <style:text-properties officeooo:rsid="003661d1"/>
    </style:style>
    <style:style style:name="T175" style:family="text">
      <style:text-properties fo:color="#000000" style:font-name="Times New Roman4" fo:font-size="12pt" style:font-size-asian="12pt" style:font-name-complex="Times New Roman6" style:font-size-complex="12pt"/>
    </style:style>
    <style:style style:name="T176" style:family="text">
      <style:text-properties officeooo:rsid="00947f47"/>
    </style:style>
    <style:style style:name="T177" style:family="text">
      <style:text-properties fo:language="bg" fo:country="BG"/>
    </style:style>
    <style:style style:name="T178" style:family="text">
      <style:text-properties fo:language="bg" fo:country="BG" officeooo:rsid="013b86ed"/>
    </style:style>
    <style:style style:name="T179" style:family="text">
      <style:text-properties fo:language="bg" fo:country="BG" officeooo:rsid="002a97f1"/>
    </style:style>
    <style:style style:name="T180" style:family="text">
      <style:text-properties fo:language="bg" fo:country="BG" officeooo:rsid="0029e90e"/>
    </style:style>
    <style:style style:name="T181" style:family="text">
      <style:text-properties fo:language="bg" fo:country="BG" officeooo:rsid="009f7137"/>
    </style:style>
    <style:style style:name="T182" style:family="text">
      <style:text-properties fo:language="bg" fo:country="BG" officeooo:rsid="0096b778"/>
    </style:style>
    <style:style style:name="T183" style:family="text">
      <style:text-properties fo:language="bg" fo:country="BG" officeooo:rsid="00a4b5b5"/>
    </style:style>
    <style:style style:name="T184" style:family="text">
      <style:text-properties fo:language="bg" fo:country="BG" officeooo:rsid="00aa7951"/>
    </style:style>
    <style:style style:name="T185" style:family="text">
      <style:text-properties fo:language="bg" fo:country="BG" officeooo:rsid="00b2a483" fo:background-color="transparent" loext:char-shading-value="0"/>
    </style:style>
    <style:style style:name="T186" style:family="text">
      <style:text-properties fo:language="bg" fo:country="BG" officeooo:rsid="00b0ca19" fo:background-color="transparent" loext:char-shading-value="0"/>
    </style:style>
    <style:style style:name="T187" style:family="text">
      <style:text-properties fo:language="bg" fo:country="BG" officeooo:rsid="00cedfae"/>
    </style:style>
    <style:style style:name="T188" style:family="text">
      <style:text-properties fo:language="bg" fo:country="BG" officeooo:rsid="005ac645"/>
    </style:style>
    <style:style style:name="T189" style:family="text">
      <style:text-properties fo:language="bg" fo:country="BG" officeooo:rsid="00581546"/>
    </style:style>
    <style:style style:name="T190" style:family="text">
      <style:text-properties fo:language="bg" fo:country="BG" officeooo:rsid="00702a29"/>
    </style:style>
    <style:style style:name="T191" style:family="text">
      <style:text-properties fo:language="bg" fo:country="BG" officeooo:rsid="00951a8c"/>
    </style:style>
    <style:style style:name="T192" style:family="text">
      <style:text-properties fo:language="bg" fo:country="BG" officeooo:rsid="00a4ad32"/>
    </style:style>
    <style:style style:name="T193" style:family="text">
      <style:text-properties fo:language="bg" fo:country="BG" officeooo:rsid="009bdb2b"/>
    </style:style>
    <style:style style:name="T194" style:family="text">
      <style:text-properties fo:language="bg" fo:country="BG" officeooo:rsid="007d39d2"/>
    </style:style>
    <style:style style:name="T195" style:family="text">
      <style:text-properties fo:language="bg" fo:country="BG" officeooo:rsid="0102a9ef"/>
    </style:style>
    <style:style style:name="T196" style:family="text">
      <style:text-properties fo:language="bg" fo:country="BG" officeooo:rsid="009b9570"/>
    </style:style>
    <style:style style:name="T197" style:family="text">
      <style:text-properties fo:language="bg" fo:country="BG" officeooo:rsid="013d45e1"/>
    </style:style>
    <style:style style:name="T198" style:family="text">
      <style:text-properties fo:language="bg" fo:country="BG" officeooo:rsid="01049795"/>
    </style:style>
    <style:style style:name="T199" style:family="text">
      <style:text-properties fo:language="bg" fo:country="BG" officeooo:rsid="010562d6"/>
    </style:style>
    <style:style style:name="T200" style:family="text">
      <style:text-properties fo:language="bg" fo:country="BG" officeooo:rsid="0124306f"/>
    </style:style>
    <style:style style:name="T201" style:family="text">
      <style:text-properties officeooo:rsid="004a1458"/>
    </style:style>
    <style:style style:name="T202" style:family="text">
      <style:text-properties officeooo:rsid="00167448"/>
    </style:style>
    <style:style style:name="T203" style:family="text">
      <style:text-properties officeooo:rsid="00207c4a"/>
    </style:style>
    <style:style style:name="T204" style:family="text">
      <style:text-properties officeooo:rsid="0022024b"/>
    </style:style>
    <style:style style:name="T205" style:family="text">
      <style:text-properties officeooo:rsid="0025e4b6"/>
    </style:style>
    <style:style style:name="T206" style:family="text">
      <style:text-properties style:text-position="super 58%" fo:language="bg" fo:country="BG" officeooo:rsid="002a97f1"/>
    </style:style>
    <style:style style:name="T207" style:family="text">
      <style:text-properties style:text-position="0% 100%" fo:language="bg" fo:country="BG" officeooo:rsid="002a97f1" style:font-size-asian="10.5pt"/>
    </style:style>
    <style:style style:name="T208" style:family="text">
      <style:text-properties style:text-position="0% 100%" fo:language="bg" fo:country="BG" officeooo:rsid="0085981f"/>
    </style:style>
    <style:style style:name="T209" style:family="text">
      <style:text-properties style:text-position="0% 100%" fo:language="bg" fo:country="BG" officeooo:rsid="002d7f6e"/>
    </style:style>
    <style:style style:name="T210" style:family="text">
      <style:text-properties fo:color="#00b050" style:font-name="Times New Roman4" fo:font-size="12pt" style:font-size-asian="12pt" style:font-name-complex="Times New Roman6" style:font-size-complex="12pt"/>
    </style:style>
    <style:style style:name="T211" style:family="text">
      <style:text-properties officeooo:rsid="004fbc62"/>
    </style:style>
    <style:style style:name="T212" style:family="text">
      <style:text-properties officeooo:rsid="004cacc0"/>
    </style:style>
    <style:style style:name="T213" style:family="text">
      <style:text-properties officeooo:rsid="00569ae5"/>
    </style:style>
    <style:style style:name="T214" style:family="text">
      <style:text-properties officeooo:rsid="007d39d2"/>
    </style:style>
    <style:style style:name="T215" style:family="text">
      <style:text-properties officeooo:rsid="007eaac4"/>
    </style:style>
    <style:style style:name="T216" style:family="text">
      <style:text-properties officeooo:rsid="006218a8"/>
    </style:style>
    <style:style style:name="T217" style:family="text">
      <style:text-properties officeooo:rsid="00999476"/>
    </style:style>
    <style:style style:name="T218" style:family="text">
      <style:text-properties officeooo:rsid="00987ce7"/>
    </style:style>
    <style:style style:name="T219" style:family="text">
      <style:text-properties officeooo:rsid="009aaf09"/>
    </style:style>
    <style:style style:name="T220" style:family="text">
      <style:text-properties officeooo:rsid="00921cf2"/>
    </style:style>
    <style:style style:name="T221" style:family="text">
      <style:text-properties officeooo:rsid="00936ea3"/>
    </style:style>
    <style:style style:name="T222" style:family="text">
      <style:text-properties officeooo:rsid="009659c2"/>
    </style:style>
    <style:style style:name="T223" style:family="text">
      <style:text-properties fo:font-style="normal" style:font-style-asian="normal" style:font-style-complex="normal"/>
    </style:style>
    <style:style style:name="T224" style:family="text">
      <style:text-properties style:use-window-font-color="true" style:font-name="Times New Roman4" fo:font-size="12pt" fo:language="bg" fo:country="BG" style:font-size-asian="12pt" style:font-name-complex="Times New Roman6" style:font-size-complex="12pt"/>
    </style:style>
    <style:style style:name="T225" style:family="text">
      <style:text-properties style:use-window-font-color="true" style:font-name="Times New Roman4" fo:font-size="12pt" fo:language="bg" fo:country="BG" officeooo:rsid="00a7d5a3" style:font-size-asian="12pt" style:font-name-complex="Times New Roman6" style:font-size-complex="12pt"/>
    </style:style>
    <style:style style:name="T226" style:family="text">
      <style:text-properties style:use-window-font-color="true" style:font-name="Times New Roman4" fo:font-size="12pt" fo:language="bg" fo:country="BG" officeooo:rsid="01094a32" style:font-size-asian="12pt" style:font-name-complex="Times New Roman6" style:font-size-complex="12pt"/>
    </style:style>
    <style:style style:name="T227" style:family="text">
      <style:text-properties officeooo:rsid="00beb827"/>
    </style:style>
    <style:style style:name="T228" style:family="text">
      <style:text-properties fo:font-style="italic" style:font-style-asian="italic" style:font-style-complex="italic"/>
    </style:style>
    <style:style style:name="T229" style:family="text">
      <style:text-properties officeooo:rsid="00befccd"/>
    </style:style>
    <style:style style:name="T230" style:family="text">
      <style:text-properties officeooo:rsid="00c01865"/>
    </style:style>
    <style:style style:name="T231" style:family="text">
      <style:text-properties officeooo:rsid="00c0f71f"/>
    </style:style>
    <style:style style:name="T232" style:family="text">
      <style:text-properties officeooo:rsid="00c37a7b"/>
    </style:style>
    <style:style style:name="T233" style:family="text">
      <style:text-properties officeooo:rsid="00c5f123"/>
    </style:style>
    <style:style style:name="T234" style:family="text">
      <style:text-properties officeooo:rsid="00c7e2fb"/>
    </style:style>
    <style:style style:name="T235" style:family="text">
      <style:text-properties officeooo:rsid="00e6a340"/>
    </style:style>
    <style:style style:name="T236" style:family="text">
      <style:text-properties officeooo:rsid="00ecd7c2"/>
    </style:style>
    <style:style style:name="T237" style:family="text">
      <style:text-properties officeooo:rsid="00ee678c"/>
    </style:style>
    <style:style style:name="T238" style:family="text">
      <style:text-properties officeooo:rsid="00f012ba"/>
    </style:style>
    <style:style style:name="T239" style:family="text">
      <style:text-properties officeooo:rsid="00ff205a"/>
    </style:style>
    <style:style style:name="T240" style:family="text">
      <style:text-properties officeooo:rsid="01000d15"/>
    </style:style>
    <style:style style:name="T241" style:family="text">
      <style:text-properties officeooo:rsid="0100ebaf"/>
    </style:style>
    <style:style style:name="T242" style:family="text">
      <style:text-properties officeooo:rsid="0105dd37"/>
    </style:style>
    <style:style style:name="T243" style:family="text">
      <style:text-properties officeooo:rsid="010a4abb"/>
    </style:style>
    <style:style style:name="T244" style:family="text">
      <style:text-properties officeooo:rsid="010a75f9"/>
    </style:style>
    <style:style style:name="T245" style:family="text">
      <style:text-properties officeooo:rsid="010b5e4b"/>
    </style:style>
    <style:style style:name="T246" style:family="text">
      <style:text-properties fo:color="#008000" style:font-name="Times New Roman4" fo:font-size="12pt" style:font-size-asian="12pt" style:font-name-complex="Times New Roman6" style:font-size-complex="12pt"/>
    </style:style>
    <style:style style:name="T247" style:family="text">
      <style:text-properties style:font-name-complex="Times New Roman4"/>
    </style:style>
    <style:style style:name="T248" style:family="text">
      <style:text-properties officeooo:rsid="003073ba"/>
    </style:style>
    <style:style style:name="T249" style:family="text">
      <style:text-properties officeooo:rsid="00223eda"/>
    </style:style>
    <style:style style:name="T250" style:family="text">
      <style:text-properties officeooo:rsid="011e4ebc"/>
    </style:style>
    <style:style style:name="T25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Times New Roman5"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dynamic" style:number-wrapped-paragraphs="no-limit" style:vertical-pos="from-top" style:horizontal-pos="from-left" style:horizontal-rel="paragraph" fo:background-color="#ffffff" style:background-transparency="0%" draw:fill="solid" draw:fill-color="#ffffff" draw:opacity="100%" fo:padding="0.002cm" fo:border="none"/>
    </style:style>
    <style:style style:name="fr2" style:family="graphic" style:parent-style-name="Thesis_5f_graphics">
      <style:graphic-properties style:vertical-pos="top" style:vertical-rel="baseline" style:horizontal-pos="center" style:horizontal-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1.13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3157318194" text:style-name="Thesis_5f_numbering">
        <text:list-item>
          <text:p text:style-name="P24">Литературен преглед</text:p>
          <text:list>
            <text:list-item>
              <text:p text:style-name="P26">Дефиниции</text:p>
            </text:list-item>
          </text:list>
        </text:list-item>
      </text:list>
      <text:p text:style-name="P11">Съобществата организми, които живеят на или в дъното на водните басейни, са известни като бентос. <text:span text:style-name="T247">Тези съобщества са сложни и включват разнообразни организми – от бактерии до водорасли и висши растения (фитобентос), както и безгръбначни и гръбначни животни (зообентос).</text:span></text:p>
      <text:p text:style-name="P11"><text:span text:style-name="T68">Бентосните животни обикновено се разделят по отношение на размерите си в три класа: микробентос &lt; 0.063 mm, мейобентос 0.063 - 0.5 mm, и макробентос &gt; 0.5 mm (понякога също и мегабентос, &gt; 5 cm). Това деление не е произволно: изследвания върху размерните спектри на бентосните организми показват подобно разделяне в много дънни съобщества </text:span><text:reference-mark-start text:name="ZOTERO_ITEM CSL_CITATION {&quot;citationID&quot;:&quot;12qb7vf3bs&quot;,&quot;properties&quot;:{&quot;formattedCitation&quot;:&quot;(Schwinghamer, 1981; Warwick and Clarke, 1984)&quot;,&quot;plainCitation&quot;:&quot;(Schwinghamer, 1981; Warwick and Clarke, 1984)&quot;,&quot;noteIndex&quot;:0},&quot;citationItems&quot;:[{&quot;id&quot;:366,&quot;uris&quot;:[&quot;http://zotero.org/users/976121/items/9TKKPTSZ&quot;],&quot;uri&quot;:[&quot;http://zotero.org/users/976121/items/9TKKPTSZ&quot;],&quot;itemData&quot;:{&quot;id&quot;:366,&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625,&quot;uris&quot;:[&quot;http://zotero.org/users/976121/items/PJKMI9DF&quot;],&quot;uri&quot;:[&quot;http://zotero.org/users/976121/items/PJKMI9DF&quot;],&quot;itemData&quot;:{&quot;id&quot;:1625,&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zfD5ujs8Hf"/><text:span text:style-name="T68">(Schwinghamer, 1981; Warwick and Clarke, 1984)</text:span><text:reference-mark-end text:name="ZOTERO_ITEM CSL_CITATION {&quot;citationID&quot;:&quot;12qb7vf3bs&quot;,&quot;properties&quot;:{&quot;formattedCitation&quot;:&quot;(Schwinghamer, 1981; Warwick and Clarke, 1984)&quot;,&quot;plainCitation&quot;:&quot;(Schwinghamer, 1981; Warwick and Clarke, 1984)&quot;,&quot;noteIndex&quot;:0},&quot;citationItems&quot;:[{&quot;id&quot;:366,&quot;uris&quot;:[&quot;http://zotero.org/users/976121/items/9TKKPTSZ&quot;],&quot;uri&quot;:[&quot;http://zotero.org/users/976121/items/9TKKPTSZ&quot;],&quot;itemData&quot;:{&quot;id&quot;:366,&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625,&quot;uris&quot;:[&quot;http://zotero.org/users/976121/items/PJKMI9DF&quot;],&quot;uri&quot;:[&quot;http://zotero.org/users/976121/items/PJKMI9DF&quot;],&quot;itemData&quot;:{&quot;id&quot;:1625,&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zfD5ujs8Hf"/><text:span text:style-name="T68">. От методологична гледна точка обаче това не е лесно, тъй като се получава застъпване между голямата мейофауна и малката или ювенилна макрофауна (наречена временна мейофауна).</text:span></text:p>
      <text:p text:style-name="P11">Бентосните безгръбначни животни, <text:span text:style-name="T248">и особено обитателите на мекото дъно, </text:span>могат да се класифицират и според позицията си спрямо дъното:</text:p>
      <text:list xml:id="list3864372487" text:style-name="L1">
        <text:list-item>
          <text:p text:style-name="P29">епифауна – организми, живеещи на повърхността на дънните седименти (напр. много раци и охлюви), както и безгръбначните, живеещи върху водната растителност (напр. много амфиподи).</text:p>
        </text:list-item>
        <text:list-item>
          <text:p text:style-name="P29">ендофауна <text:span text:style-name="T249">(инфауна)</text:span> – организми, обитаващи седиментите в дълбочина (почти всички червеи и миди).</text:p>
        </text:list-item>
      </text:list>
      <text:p text:style-name="P11"><text:span text:style-name="T68">Пространственото разпространение на </text:span><text:span text:style-name="T125">зоо</text:span><text:span text:style-name="T68">бентоса е организирано в съобщества. Това структуриране се дължи основно на два типа фактори – абиотични и биотичнни. Абиотичните фактори са свързани със средата – </text:span><text:span text:style-name="T126">дълбочината, </text:span><text:span text:style-name="T68">вида на седимент</text:span><text:span text:style-name="T127">ите</text:span><text:span text:style-name="T68"> </text:span><text:span text:style-name="T127">и техните </text:span><text:span text:style-name="T68">физични и химични характеристики </text:span><text:reference-mark-start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480,&quot;uris&quot;:[&quot;http://zotero.org/users/976121/items/KST5U3IA&quot;],&quot;uri&quot;:[&quot;http://zotero.org/users/976121/items/KST5U3IA&quot;],&quot;itemData&quot;:{&quot;id&quot;:48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37,&quot;uris&quot;:[&quot;http://zotero.org/users/976121/items/JREF4J9E&quot;],&quot;uri&quot;:[&quot;http://zotero.org/users/976121/items/JREF4J9E&quot;],&quot;itemData&quot;:{&quot;id&quot;:1537,&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X5ME8vh7mN"/><text:span text:style-name="T68">(Gray, 1974; Chang et al., 1992; Grall and Chauvaud, 2002; Blanchet et al., 2005)</text:span><text:reference-mark-end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480,&quot;uris&quot;:[&quot;http://zotero.org/users/976121/items/KST5U3IA&quot;],&quot;uri&quot;:[&quot;http://zotero.org/users/976121/items/KST5U3IA&quot;],&quot;itemData&quot;:{&quot;id&quot;:48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37,&quot;uris&quot;:[&quot;http://zotero.org/users/976121/items/JREF4J9E&quot;],&quot;uri&quot;:[&quot;http://zotero.org/users/976121/items/JREF4J9E&quot;],&quot;itemData&quot;:{&quot;id&quot;:1537,&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X5ME8vh7mN"/><text:span text:style-name="T68">, хидродинамизма </text:span><text:reference-mark-start text:name="ZOTERO_ITEM CSL_CITATION {&quot;citationID&quot;:&quot;Od9EHPXH&quot;,&quot;properties&quot;:{&quot;unsorted&quot;:true,&quot;formattedCitation&quot;:&quot;(Rosenberg, 1995; Sousa et al., 2006)&quot;,&quot;plainCitation&quot;:&quot;(Rosenberg, 1995; Sousa et al., 2006)&quot;,&quot;noteIndex&quot;:0},&quot;citationItems&quot;:[{&quot;id&quot;:454,&quot;uris&quot;:[&quot;http://zotero.org/users/976121/items/TQV5QPIH&quot;],&quot;uri&quot;:[&quot;http://zotero.org/users/976121/items/TQV5QPIH&quot;],&quot;itemData&quot;:{&quot;id&quot;:454,&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08,&quot;uris&quot;:[&quot;http://zotero.org/users/976121/items/G74GPVH9&quot;],&quot;uri&quot;:[&quot;http://zotero.org/users/976121/items/G74GPVH9&quot;],&quot;itemData&quot;:{&quot;id&quot;:708,&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ZUIdF7rfZg"/><text:span text:style-name="T68">(Rosenberg, 1995; Sousa et al., 2006)</text:span><text:reference-mark-end text:name="ZOTERO_ITEM CSL_CITATION {&quot;citationID&quot;:&quot;Od9EHPXH&quot;,&quot;properties&quot;:{&quot;unsorted&quot;:true,&quot;formattedCitation&quot;:&quot;(Rosenberg, 1995; Sousa et al., 2006)&quot;,&quot;plainCitation&quot;:&quot;(Rosenberg, 1995; Sousa et al., 2006)&quot;,&quot;noteIndex&quot;:0},&quot;citationItems&quot;:[{&quot;id&quot;:454,&quot;uris&quot;:[&quot;http://zotero.org/users/976121/items/TQV5QPIH&quot;],&quot;uri&quot;:[&quot;http://zotero.org/users/976121/items/TQV5QPIH&quot;],&quot;itemData&quot;:{&quot;id&quot;:454,&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08,&quot;uris&quot;:[&quot;http://zotero.org/users/976121/items/G74GPVH9&quot;],&quot;uri&quot;:[&quot;http://zotero.org/users/976121/items/G74GPVH9&quot;],&quot;itemData&quot;:{&quot;id&quot;:708,&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ZUIdF7rfZg"/><text:span text:style-name="T68">,</text:span><text:span text:style-name="T246"> </text:span><text:span text:style-name="T68">климатичните условия </text:span><text:reference-mark-start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noteIndex&quot;:0},&quot;citationItems&quot;:[{&quot;id&quot;:1210,&quot;uris&quot;:[&quot;http://zotero.org/users/976121/items/2V8DI3CG&quot;],&quot;uri&quot;:[&quot;http://zotero.org/users/976121/items/2V8DI3CG&quot;],&quot;itemData&quot;:{&quot;id&quot;:1210,&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614,&quot;uris&quot;:[&quot;http://zotero.org/users/976121/items/43C34S4N&quot;],&quot;uri&quot;:[&quot;http://zotero.org/users/976121/items/43C34S4N&quot;],&quot;itemData&quot;:{&quot;id&quot;:61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514,&quot;uris&quot;:[&quot;http://zotero.org/users/976121/items/UBATTTSV&quot;],&quot;uri&quot;:[&quot;http://zotero.org/users/976121/items/UBATTTSV&quot;],&quot;itemData&quot;:{&quot;id&quot;:1514,&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944,&quot;uris&quot;:[&quot;http://zotero.org/users/976121/items/5FMW29BR&quot;],&quot;uri&quot;:[&quot;http://zotero.org/users/976121/items/5FMW29BR&quot;],&quot;itemData&quot;:{&quot;id&quot;:1944,&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63c0EcFms9"/><text:span text:style-name="T68">(Rosenberg et al., 1992; Chainho et al., 2006, 2007; Grilo et al., 2011)</text:span><text:reference-mark-end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noteIndex&quot;:0},&quot;citationItems&quot;:[{&quot;id&quot;:1210,&quot;uris&quot;:[&quot;http://zotero.org/users/976121/items/2V8DI3CG&quot;],&quot;uri&quot;:[&quot;http://zotero.org/users/976121/items/2V8DI3CG&quot;],&quot;itemData&quot;:{&quot;id&quot;:1210,&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614,&quot;uris&quot;:[&quot;http://zotero.org/users/976121/items/43C34S4N&quot;],&quot;uri&quot;:[&quot;http://zotero.org/users/976121/items/43C34S4N&quot;],&quot;itemData&quot;:{&quot;id&quot;:61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514,&quot;uris&quot;:[&quot;http://zotero.org/users/976121/items/UBATTTSV&quot;],&quot;uri&quot;:[&quot;http://zotero.org/users/976121/items/UBATTTSV&quot;],&quot;itemData&quot;:{&quot;id&quot;:1514,&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944,&quot;uris&quot;:[&quot;http://zotero.org/users/976121/items/5FMW29BR&quot;],&quot;uri&quot;:[&quot;http://zotero.org/users/976121/items/5FMW29BR&quot;],&quot;itemData&quot;:{&quot;id&quot;:1944,&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63c0EcFms9"/><text:span text:style-name="T68"> и др. Биотичните фактори са </text:span><text:span text:style-name="T128">вътре</text:span><text:span text:style-name="T68">- и </text:span><text:span text:style-name="T128">междувидовите</text:span><text:span text:style-name="T68"> взаимоотношения, например конкуренцията и достъпът до хранителни ресурси </text:span><text:span text:style-name="T129">и субстрат </text:span><text:span text:style-name="T130">за прикрепяне</text:span><text:span text:style-name="T68">, хищничеството </text:span><text:reference-mark-start text:name="ZOTERO_ITEM CSL_CITATION {&quot;citationID&quot;:&quot;hp8o8q0mc&quot;,&quot;properties&quot;:{&quot;unsorted&quot;:true,&quot;formattedCitation&quot;:&quot;(Evans, 1983; Bonsdorff et al., 1995)&quot;,&quot;plainCitation&quot;:&quot;(Evans, 1983; Bonsdorff et al., 1995)&quot;,&quot;noteIndex&quot;:0},&quot;citationItems&quot;:[{&quot;id&quot;:549,&quot;uris&quot;:[&quot;http://zotero.org/users/976121/items/HHRNTS2I&quot;],&quot;uri&quot;:[&quot;http://zotero.org/users/976121/items/HHRNTS2I&quot;],&quot;itemData&quot;:{&quot;id&quot;:549,&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1534,&quot;uris&quot;:[&quot;http://zotero.org/users/976121/items/9C7AERFP&quot;],&quot;uri&quot;:[&quot;http://zotero.org/users/976121/items/9C7AERFP&quot;],&quot;itemData&quot;:{&quot;id&quot;:1534,&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SxIRpz0Nmq"/><text:span text:style-name="T68">(Evans, 1983; Bonsdorff et al., 1995)</text:span><text:reference-mark-end text:name="ZOTERO_ITEM CSL_CITATION {&quot;citationID&quot;:&quot;hp8o8q0mc&quot;,&quot;properties&quot;:{&quot;unsorted&quot;:true,&quot;formattedCitation&quot;:&quot;(Evans, 1983; Bonsdorff et al., 1995)&quot;,&quot;plainCitation&quot;:&quot;(Evans, 1983; Bonsdorff et al., 1995)&quot;,&quot;noteIndex&quot;:0},&quot;citationItems&quot;:[{&quot;id&quot;:549,&quot;uris&quot;:[&quot;http://zotero.org/users/976121/items/HHRNTS2I&quot;],&quot;uri&quot;:[&quot;http://zotero.org/users/976121/items/HHRNTS2I&quot;],&quot;itemData&quot;:{&quot;id&quot;:549,&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1534,&quot;uris&quot;:[&quot;http://zotero.org/users/976121/items/9C7AERFP&quot;],&quot;uri&quot;:[&quot;http://zotero.org/users/976121/items/9C7AERFP&quot;],&quot;itemData&quot;:{&quot;id&quot;:1534,&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SxIRpz0Nmq"/><text:span text:style-name="T68">.</text:span></text:p>
      <text:p text:style-name="P14">Обект на изследване на настоящата дисертация са макрозообентосните съобщества <text:span text:style-name="T250">на мекото дъно </text:span>в плитката крайбрежна зона на Черно море (Бургаски залив) – тяхното биоразнообразие, както и структурните промени в техните съобщества под въздействието на антропогенни и естествени натиски. </text:p>
      <text:list xml:id="list164342724515134" text:continue-list="list3157318194" text:style-name="Thesis_5f_numbering">
        <text:list-item>
          <text:list>
            <text:list-item>
              <text:p text:style-name="P27">Зообентосни изследвания в <text:span text:style-name="T201">българския сектор на </text:span>Черно море</text:p>
            </text:list-item>
          </text:list>
        </text:list-item>
      </text:list>
      <text:p text:style-name="P5"><text:bookmark-start text:name="__RefHeading__1889_970456079"/><text:span text:style-name="T202">Първите проучвания на фауната на българската част на Черно море са направени от Шишков </text:span><text:reference-mark-start text:name="ZOTERO_ITEM CSL_CITATION {&quot;citationID&quot;:&quot;IovKN47X&quot;,&quot;properties&quot;:{&quot;unsorted&quot;:true,&quot;formattedCitation&quot;:&quot;(Chichkoff, 1907, 1912)&quot;,&quot;plainCitation&quot;:&quot;(Chichkoff, 1907, 1912)&quot;,&quot;noteIndex&quot;:0},&quot;citationItems&quot;:[{&quot;id&quot;:2567,&quot;uris&quot;:[&quot;http://zotero.org/users/976121/items/8NVGFHIM&quot;],&quot;uri&quot;:[&quot;http://zotero.org/users/976121/items/8NVGFHIM&quot;],&quot;itemData&quot;:{&quot;id&quot;:2567,&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566,&quot;uris&quot;:[&quot;http://zotero.org/users/976121/items/PSZHB6A2&quot;],&quot;uri&quot;:[&quot;http://zotero.org/users/976121/items/PSZHB6A2&quot;],&quot;itemData&quot;:{&quot;id&quot;:256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tbeg9JQMkp"/><text:span text:style-name="T202">(Chichkoff, 1907, 1912)</text:span><text:reference-mark-end text:name="ZOTERO_ITEM CSL_CITATION {&quot;citationID&quot;:&quot;IovKN47X&quot;,&quot;properties&quot;:{&quot;unsorted&quot;:true,&quot;formattedCitation&quot;:&quot;(Chichkoff, 1907, 1912)&quot;,&quot;plainCitation&quot;:&quot;(Chichkoff, 1907, 1912)&quot;,&quot;noteIndex&quot;:0},&quot;citationItems&quot;:[{&quot;id&quot;:2567,&quot;uris&quot;:[&quot;http://zotero.org/users/976121/items/8NVGFHIM&quot;],&quot;uri&quot;:[&quot;http://zotero.org/users/976121/items/8NVGFHIM&quot;],&quot;itemData&quot;:{&quot;id&quot;:2567,&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566,&quot;uris&quot;:[&quot;http://zotero.org/users/976121/items/PSZHB6A2&quot;],&quot;uri&quot;:[&quot;http://zotero.org/users/976121/items/PSZHB6A2&quot;],&quot;itemData&quot;:{&quot;id&quot;:256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tbeg9JQMkp"/><text:span text:style-name="T202">. Този автор докладва 249 видове червеи, мекотели, ракообразни, риби и др. Началото на биоценологичните изследвания на черноморския зообентос, включително и пред българския бряг, се поставя от Зернов </text:span><text:reference-mark-start text:name="ZOTERO_ITEM CSL_CITATION {&quot;citationID&quot;:&quot;m65f2frih&quot;,&quot;properties&quot;:{&quot;formattedCitation&quot;:&quot;(1913)&quot;,&quot;plainCitation&quot;:&quot;(1913)&quot;,&quot;noteIndex&quot;:0},&quot;citationItems&quot;:[{&quot;id&quot;:2560,&quot;uris&quot;:[&quot;http://zotero.org/users/976121/items/WDAENRAZ&quot;],&quot;uri&quot;:[&quot;http://zotero.org/users/976121/items/WDAENRAZ&quot;],&quot;itemData&quot;:{&quot;id&quot;:2560,&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xeG0KgsdD7"/><text:span text:style-name="T202">(1913)</text:span><text:reference-mark-end text:name="ZOTERO_ITEM CSL_CITATION {&quot;citationID&quot;:&quot;m65f2frih&quot;,&quot;properties&quot;:{&quot;formattedCitation&quot;:&quot;(1913)&quot;,&quot;plainCitation&quot;:&quot;(1913)&quot;,&quot;noteIndex&quot;:0},&quot;citationItems&quot;:[{&quot;id&quot;:2560,&quot;uris&quot;:[&quot;http://zotero.org/users/976121/items/WDAENRAZ&quot;],&quot;uri&quot;:[&quot;http://zotero.org/users/976121/items/WDAENRAZ&quot;],&quot;itemData&quot;:{&quot;id&quot;:2560,&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xeG0KgsdD7"/><text:span text:style-name="T202">, който описва 9 различни биоценози. Вълканов </text:span><text:reference-mark-start text:name="ZOTERO_ITEM CSL_CITATION {&quot;citationID&quot;:&quot;Sb1j96ZO&quot;,&quot;properties&quot;:{&quot;unsorted&quot;:true,&quot;formattedCitation&quot;:&quot;(1935, 1955a, 1955b, 1955c)&quot;,&quot;plainCitation&quot;:&quot;(1935, 1955a, 1955b, 1955c)&quot;,&quot;noteIndex&quot;:0},&quot;citationItems&quot;:[{&quot;id&quot;:2565,&quot;uris&quot;:[&quot;http://zotero.org/users/976121/items/2PNKBGPN&quot;],&quot;uri&quot;:[&quot;http://zotero.org/users/976121/items/2PNKBGPN&quot;],&quot;itemData&quot;:{&quot;id&quot;:2565,&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562,&quot;uris&quot;:[&quot;http://zotero.org/users/976121/items/CSB3UMZH&quot;],&quot;uri&quot;:[&quot;http://zotero.org/users/976121/items/CSB3UMZH&quot;],&quot;itemData&quot;:{&quot;id&quot;:2562,&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4,&quot;uris&quot;:[&quot;http://zotero.org/users/976121/items/EB834ETB&quot;],&quot;uri&quot;:[&quot;http://zotero.org/users/976121/items/EB834ETB&quot;],&quot;itemData&quot;:{&quot;id&quot;:2564,&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3,&quot;uris&quot;:[&quot;http://zotero.org/users/976121/items/T9VGPZXX&quot;],&quot;uri&quot;:[&quot;http://zotero.org/users/976121/items/T9VGPZXX&quot;],&quot;itemData&quot;:{&quot;id&quot;:2563,&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z13SSLXtel"/><text:span text:style-name="T202">(1935, 1955a, 1955b, 1955c)</text:span><text:reference-mark-end text:name="ZOTERO_ITEM CSL_CITATION {&quot;citationID&quot;:&quot;Sb1j96ZO&quot;,&quot;properties&quot;:{&quot;unsorted&quot;:true,&quot;formattedCitation&quot;:&quot;(1935, 1955a, 1955b, 1955c)&quot;,&quot;plainCitation&quot;:&quot;(1935, 1955a, 1955b, 1955c)&quot;,&quot;noteIndex&quot;:0},&quot;citationItems&quot;:[{&quot;id&quot;:2565,&quot;uris&quot;:[&quot;http://zotero.org/users/976121/items/2PNKBGPN&quot;],&quot;uri&quot;:[&quot;http://zotero.org/users/976121/items/2PNKBGPN&quot;],&quot;itemData&quot;:{&quot;id&quot;:2565,&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562,&quot;uris&quot;:[&quot;http://zotero.org/users/976121/items/CSB3UMZH&quot;],&quot;uri&quot;:[&quot;http://zotero.org/users/976121/items/CSB3UMZH&quot;],&quot;itemData&quot;:{&quot;id&quot;:2562,&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4,&quot;uris&quot;:[&quot;http://zotero.org/users/976121/items/EB834ETB&quot;],&quot;uri&quot;:[&quot;http://zotero.org/users/976121/items/EB834ETB&quot;],&quot;itemData&quot;:{&quot;id&quot;:2564,&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3,&quot;uris&quot;:[&quot;http://zotero.org/users/976121/items/T9VGPZXX&quot;],&quot;uri&quot;:[&quot;http://zotero.org/users/976121/items/T9VGPZXX&quot;],&quot;itemData&quot;:{&quot;id&quot;:2563,&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z13SSLXtel"/> <text:span text:style-name="T202">продължава и задълбочава проучванията върху фаунистичния състав на зообентоса.</text:span><text:bookmark-end text:name="__RefHeading__1889_970456079"/></text:p>
      <text:p text:style-name="P5"><text:soft-page-break/><text:span text:style-name="T106">К</text:span><text:span text:style-name="T68">ачеств</text:span><text:span text:style-name="T107">е</text:span><text:span text:style-name="T68">ния</text:span><text:span text:style-name="T106">т</text:span><text:span text:style-name="T68"> и количествен състав на </text:span><text:span text:style-name="T106">различни </text:span><text:span text:style-name="T68">зообентос</text:span><text:span text:style-name="T106">ни групи</text:span><text:span text:style-name="T68"> пред българския бряг са изуч</text:span><text:span text:style-name="T106">ени систематично през </text:span><text:span text:style-name="T108">следващите</text:span><text:span text:style-name="T106"> години. </text:span><text:span text:style-name="T109">И</text:span><text:span text:style-name="T106">зследвани </text:span><text:span text:style-name="T109">с</text:span><text:span text:style-name="T106">а полихетите </text:span><text:reference-mark-start text:name="ZOTERO_ITEM CSL_CITATION {&quot;citationID&quot;:&quot;rZ38jYJC&quot;,&quot;properties&quot;:{&quot;unsorted&quot;:true,&quot;formattedCitation&quot;:&quot;(\\uc0\\u1052{}\\uc0\\u1072{}\\uc0\\u1088{}\\uc0\\u1080{}\\uc0\\u1085{}\\uc0\\u1086{}\\uc0\\u1074{}, 1957a, 1957b, 1959, 1964)&quot;,&quot;plainCitation&quot;:&quot;(Маринов, 1957a, 1957b, 1959, 1964)&quot;,&quot;noteIndex&quot;:0},&quot;citationItems&quot;:[{&quot;id&quot;:353,&quot;uris&quot;:[&quot;http://zotero.org/users/976121/items/3FA4I2BS&quot;],&quot;uri&quot;:[&quot;http://zotero.org/users/976121/items/3FA4I2BS&quot;],&quot;itemData&quot;:{&quot;id&quot;:353,&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354,&quot;uris&quot;:[&quot;http://zotero.org/users/976121/items/HJ2Q9U2B&quot;],&quot;uri&quot;:[&quot;http://zotero.org/users/976121/items/HJ2Q9U2B&quot;],&quot;itemData&quot;:{&quot;id&quot;:354,&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352,&quot;uris&quot;:[&quot;http://zotero.org/users/976121/items/TEEWZ6I7&quot;],&quot;uri&quot;:[&quot;http://zotero.org/users/976121/items/TEEWZ6I7&quot;],&quot;itemData&quot;:{&quot;id&quot;:352,&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351,&quot;uris&quot;:[&quot;http://zotero.org/users/976121/items/GAF648X8&quot;],&quot;uri&quot;:[&quot;http://zotero.org/users/976121/items/GAF648X8&quot;],&quot;itemData&quot;:{&quot;id&quot;:351,&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ujOdCE5eDd"/><text:span text:style-name="T162">(</text:span><text:span text:style-name="T149">Маринов, 1957a, 1957b, 1959, 1964)</text:span><text:reference-mark-end text:name="ZOTERO_ITEM CSL_CITATION {&quot;citationID&quot;:&quot;rZ38jYJC&quot;,&quot;properties&quot;:{&quot;unsorted&quot;:true,&quot;formattedCitation&quot;:&quot;(\\uc0\\u1052{}\\uc0\\u1072{}\\uc0\\u1088{}\\uc0\\u1080{}\\uc0\\u1085{}\\uc0\\u1086{}\\uc0\\u1074{}, 1957a, 1957b, 1959, 1964)&quot;,&quot;plainCitation&quot;:&quot;(Маринов, 1957a, 1957b, 1959, 1964)&quot;,&quot;noteIndex&quot;:0},&quot;citationItems&quot;:[{&quot;id&quot;:353,&quot;uris&quot;:[&quot;http://zotero.org/users/976121/items/3FA4I2BS&quot;],&quot;uri&quot;:[&quot;http://zotero.org/users/976121/items/3FA4I2BS&quot;],&quot;itemData&quot;:{&quot;id&quot;:353,&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354,&quot;uris&quot;:[&quot;http://zotero.org/users/976121/items/HJ2Q9U2B&quot;],&quot;uri&quot;:[&quot;http://zotero.org/users/976121/items/HJ2Q9U2B&quot;],&quot;itemData&quot;:{&quot;id&quot;:354,&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352,&quot;uris&quot;:[&quot;http://zotero.org/users/976121/items/TEEWZ6I7&quot;],&quot;uri&quot;:[&quot;http://zotero.org/users/976121/items/TEEWZ6I7&quot;],&quot;itemData&quot;:{&quot;id&quot;:352,&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351,&quot;uris&quot;:[&quot;http://zotero.org/users/976121/items/GAF648X8&quot;],&quot;uri&quot;:[&quot;http://zotero.org/users/976121/items/GAF648X8&quot;],&quot;itemData&quot;:{&quot;id&quot;:351,&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ujOdCE5eDd"/>, <text:span text:style-name="T203">амфиподите и висшите ракообразни </text:span><text:reference-mark-start text:name="ZOTERO_ITEM CSL_CITATION {&quot;citationID&quot;:&quot;ErsUJToC&quot;,&quot;properties&quot;:{&quot;unsorted&quot;:true,&quot;formattedCitation&quot;:&quot;(\\uc0\\u1050{}\\uc0\\u1098{}\\uc0\\u1085{}\\uc0\\u1077{}\\uc0\\u1074{}\\uc0\\u1072{}-\\uc0\\u1040{}\\uc0\\u1073{}\\uc0\\u1072{}\\uc0\\u1076{}\\uc0\\u1078{}\\uc0\\u1080{}\\uc0\\u1077{}\\uc0\\u1074{}\\uc0\\u1072{}, 1964, 1965, 1970)&quot;,&quot;plainCitation&quot;:&quot;(Кънева-Абаджиева, 1964, 1965, 1970)&quot;,&quot;noteIndex&quot;:0},&quot;citationItems&quot;:[{&quot;id&quot;:359,&quot;uris&quot;:[&quot;http://zotero.org/users/976121/items/H5K3347H&quot;],&quot;uri&quot;:[&quot;http://zotero.org/users/976121/items/H5K3347H&quot;],&quot;itemData&quot;:{&quot;id&quot;:359,&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358,&quot;uris&quot;:[&quot;http://zotero.org/users/976121/items/WQTMWX2K&quot;],&quot;uri&quot;:[&quot;http://zotero.org/users/976121/items/WQTMWX2K&quot;],&quot;itemData&quot;:{&quot;id&quot;:358,&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595,&quot;uris&quot;:[&quot;http://zotero.org/users/976121/items/PIFI8NNC&quot;],&quot;uri&quot;:[&quot;http://zotero.org/users/976121/items/PIFI8NNC&quot;],&quot;itemData&quot;:{&quot;id&quot;:1595,&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D3EmeBCmHH"/><text:span text:style-name="T149">(Кънева-Абаджиева, 1964, 1965, 1970)</text:span><text:reference-mark-end text:name="ZOTERO_ITEM CSL_CITATION {&quot;citationID&quot;:&quot;ErsUJToC&quot;,&quot;properties&quot;:{&quot;unsorted&quot;:true,&quot;formattedCitation&quot;:&quot;(\\uc0\\u1050{}\\uc0\\u1098{}\\uc0\\u1085{}\\uc0\\u1077{}\\uc0\\u1074{}\\uc0\\u1072{}-\\uc0\\u1040{}\\uc0\\u1073{}\\uc0\\u1072{}\\uc0\\u1076{}\\uc0\\u1078{}\\uc0\\u1080{}\\uc0\\u1077{}\\uc0\\u1074{}\\uc0\\u1072{}, 1964, 1965, 1970)&quot;,&quot;plainCitation&quot;:&quot;(Кънева-Абаджиева, 1964, 1965, 1970)&quot;,&quot;noteIndex&quot;:0},&quot;citationItems&quot;:[{&quot;id&quot;:359,&quot;uris&quot;:[&quot;http://zotero.org/users/976121/items/H5K3347H&quot;],&quot;uri&quot;:[&quot;http://zotero.org/users/976121/items/H5K3347H&quot;],&quot;itemData&quot;:{&quot;id&quot;:359,&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358,&quot;uris&quot;:[&quot;http://zotero.org/users/976121/items/WQTMWX2K&quot;],&quot;uri&quot;:[&quot;http://zotero.org/users/976121/items/WQTMWX2K&quot;],&quot;itemData&quot;:{&quot;id&quot;:358,&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595,&quot;uris&quot;:[&quot;http://zotero.org/users/976121/items/PIFI8NNC&quot;],&quot;uri&quot;:[&quot;http://zotero.org/users/976121/items/PIFI8NNC&quot;],&quot;itemData&quot;:{&quot;id&quot;:1595,&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D3EmeBCmHH"/>, <text:span text:style-name="T203">мекотелите </text:span><text:reference-mark-start text:name="ZOTERO_ITEM CSL_CITATION {&quot;citationID&quot;:&quot;jUlqNbb5&quot;,&quot;properties&quot;:{&quot;unsorted&quot;:true,&quot;formattedCitation&quot;:&quot;(\\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noteIndex&quot;:0},&quot;citationItems&quot;:[{&quot;id&quot;:2548,&quot;uris&quot;:[&quot;http://zotero.org/users/976121/items/GEA6FHNT&quot;],&quot;uri&quot;:[&quot;http://zotero.org/users/976121/items/GEA6FHNT&quot;],&quot;itemData&quot;:{&quot;id&quot;:2548,&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361,&quot;uris&quot;:[&quot;http://zotero.org/users/976121/items/3ZHZ462S&quot;],&quot;uri&quot;:[&quot;http://zotero.org/users/976121/items/3ZHZ462S&quot;],&quot;itemData&quot;:{&quot;id&quot;:361,&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549,&quot;uris&quot;:[&quot;http://zotero.org/users/976121/items/RRUZ4CKR&quot;],&quot;uri&quot;:[&quot;http://zotero.org/users/976121/items/RRUZ4CKR&quot;],&quot;itemData&quot;:{&quot;id&quot;:2549,&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360,&quot;uris&quot;:[&quot;http://zotero.org/users/976121/items/BEFM6KTR&quot;],&quot;uri&quot;:[&quot;http://zotero.org/users/976121/items/BEFM6KTR&quot;],&quot;itemData&quot;:{&quot;id&quot;:36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2155,&quot;uris&quot;:[&quot;http://zotero.org/users/976121/items/373SJJDU&quot;],&quot;uri&quot;:[&quot;http://zotero.org/users/976121/items/373SJJDU&quot;],&quot;itemData&quot;:{&quot;id&quot;:2155,&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bAGWUaEDWY"/><text:span text:style-name="T149">(Кънева-Абаджиева, 1957, 1960a, 1960b, 1962; Кънева-Абаджиева and Маринов, 1967a)</text:span><text:reference-mark-end text:name="ZOTERO_ITEM CSL_CITATION {&quot;citationID&quot;:&quot;jUlqNbb5&quot;,&quot;properties&quot;:{&quot;unsorted&quot;:true,&quot;formattedCitation&quot;:&quot;(\\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noteIndex&quot;:0},&quot;citationItems&quot;:[{&quot;id&quot;:2548,&quot;uris&quot;:[&quot;http://zotero.org/users/976121/items/GEA6FHNT&quot;],&quot;uri&quot;:[&quot;http://zotero.org/users/976121/items/GEA6FHNT&quot;],&quot;itemData&quot;:{&quot;id&quot;:2548,&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361,&quot;uris&quot;:[&quot;http://zotero.org/users/976121/items/3ZHZ462S&quot;],&quot;uri&quot;:[&quot;http://zotero.org/users/976121/items/3ZHZ462S&quot;],&quot;itemData&quot;:{&quot;id&quot;:361,&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549,&quot;uris&quot;:[&quot;http://zotero.org/users/976121/items/RRUZ4CKR&quot;],&quot;uri&quot;:[&quot;http://zotero.org/users/976121/items/RRUZ4CKR&quot;],&quot;itemData&quot;:{&quot;id&quot;:2549,&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360,&quot;uris&quot;:[&quot;http://zotero.org/users/976121/items/BEFM6KTR&quot;],&quot;uri&quot;:[&quot;http://zotero.org/users/976121/items/BEFM6KTR&quot;],&quot;itemData&quot;:{&quot;id&quot;:36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2155,&quot;uris&quot;:[&quot;http://zotero.org/users/976121/items/373SJJDU&quot;],&quot;uri&quot;:[&quot;http://zotero.org/users/976121/items/373SJJDU&quot;],&quot;itemData&quot;:{&quot;id&quot;:2155,&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bAGWUaEDWY"/>. <text:span text:style-name="T204">Описани са също така зообентосните съобщества в пясъчното и тинестото дъно по българското черноморско крайбрежие и в крайбрежните езера </text:span><text:reference-mark-start text:name="ZOTERO_ITEM CSL_CITATION {&quot;citationID&quot;:&quot;4PB24bjd&quot;,&quot;properties&quot;:{&quot;unsorted&quot;:true,&quot;formattedCitation&quot;:&quot;(\\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noteIndex&quot;:0},&quot;citationItems&quot;:[{&quot;id&quot;:357,&quot;uris&quot;:[&quot;http://zotero.org/users/976121/items/96BNAC4T&quot;],&quot;uri&quot;:[&quot;http://zotero.org/users/976121/items/96BNAC4T&quot;],&quot;itemData&quot;:{&quot;id&quot;:357,&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551,&quot;uris&quot;:[&quot;http://zotero.org/users/976121/items/9U9ERD9G&quot;],&quot;uri&quot;:[&quot;http://zotero.org/users/976121/items/9U9ERD9G&quot;],&quot;itemData&quot;:{&quot;id&quot;:2551,&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55,&quot;uris&quot;:[&quot;http://zotero.org/users/976121/items/9UJRGZXN&quot;],&quot;uri&quot;:[&quot;http://zotero.org/users/976121/items/9UJRGZXN&quot;],&quot;itemData&quot;:{&quot;id&quot;:355,&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154,&quot;uris&quot;:[&quot;http://zotero.org/users/976121/items/M22FMPNA&quot;],&quot;uri&quot;:[&quot;http://zotero.org/users/976121/items/M22FMPNA&quot;],&quot;itemData&quot;:{&quot;id&quot;:2154,&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350,&quot;uris&quot;:[&quot;http://zotero.org/users/976121/items/EIKGW5HF&quot;],&quot;uri&quot;:[&quot;http://zotero.org/users/976121/items/EIKGW5HF&quot;],&quot;itemData&quot;:{&quot;id&quot;:350,&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349,&quot;uris&quot;:[&quot;http://zotero.org/users/976121/items/MTI9D38E&quot;],&quot;uri&quot;:[&quot;http://zotero.org/users/976121/items/MTI9D38E&quot;],&quot;itemData&quot;:{&quot;id&quot;:349,&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MdPZKhS3JP"/><text:span text:style-name="T149">(Кънева-Абаджиева and Маринов, 1960, 1962, 1966a, 1967b; Маринов and Кънева-Абаджиева, 1982; Маринов et al., 1983)</text:span><text:reference-mark-end text:name="ZOTERO_ITEM CSL_CITATION {&quot;citationID&quot;:&quot;4PB24bjd&quot;,&quot;properties&quot;:{&quot;unsorted&quot;:true,&quot;formattedCitation&quot;:&quot;(\\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noteIndex&quot;:0},&quot;citationItems&quot;:[{&quot;id&quot;:357,&quot;uris&quot;:[&quot;http://zotero.org/users/976121/items/96BNAC4T&quot;],&quot;uri&quot;:[&quot;http://zotero.org/users/976121/items/96BNAC4T&quot;],&quot;itemData&quot;:{&quot;id&quot;:357,&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551,&quot;uris&quot;:[&quot;http://zotero.org/users/976121/items/9U9ERD9G&quot;],&quot;uri&quot;:[&quot;http://zotero.org/users/976121/items/9U9ERD9G&quot;],&quot;itemData&quot;:{&quot;id&quot;:2551,&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55,&quot;uris&quot;:[&quot;http://zotero.org/users/976121/items/9UJRGZXN&quot;],&quot;uri&quot;:[&quot;http://zotero.org/users/976121/items/9UJRGZXN&quot;],&quot;itemData&quot;:{&quot;id&quot;:355,&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154,&quot;uris&quot;:[&quot;http://zotero.org/users/976121/items/M22FMPNA&quot;],&quot;uri&quot;:[&quot;http://zotero.org/users/976121/items/M22FMPNA&quot;],&quot;itemData&quot;:{&quot;id&quot;:2154,&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350,&quot;uris&quot;:[&quot;http://zotero.org/users/976121/items/EIKGW5HF&quot;],&quot;uri&quot;:[&quot;http://zotero.org/users/976121/items/EIKGW5HF&quot;],&quot;itemData&quot;:{&quot;id&quot;:350,&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349,&quot;uris&quot;:[&quot;http://zotero.org/users/976121/items/MTI9D38E&quot;],&quot;uri&quot;:[&quot;http://zotero.org/users/976121/items/MTI9D38E&quot;],&quot;itemData&quot;:{&quot;id&quot;:349,&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MdPZKhS3JP"/><text:span text:style-name="T204">. Зообентосът представлява интерес и като </text:span><text:span text:style-name="T68">хранителна база на рибите </text:span><text:reference-mark-start text:name="ZOTERO_ITEM CSL_CITATION {&quot;citationID&quot;:&quot;1lqf3ruqg9&quot;,&quot;properties&quot;:{&quot;unsorted&quot;:true,&quot;formattedCitation&quot;:&quot;(\\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noteIndex&quot;:0},&quot;citationItems&quot;:[{&quot;id&quot;:2552,&quot;uris&quot;:[&quot;http://zotero.org/users/976121/items/ZZE5U78M&quot;],&quot;uri&quot;:[&quot;http://zotero.org/users/976121/items/ZZE5U78M&quot;],&quot;itemData&quot;:{&quot;id&quot;:2552,&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153,&quot;uris&quot;:[&quot;http://zotero.org/users/976121/items/MHZMH6KX&quot;],&quot;uri&quot;:[&quot;http://zotero.org/users/976121/items/MHZMH6KX&quot;],&quot;itemData&quot;:{&quot;id&quot;:2153,&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356,&quot;uris&quot;:[&quot;http://zotero.org/users/976121/items/C3I5ZIPJ&quot;],&quot;uri&quot;:[&quot;http://zotero.org/users/976121/items/C3I5ZIPJ&quot;],&quot;itemData&quot;:{&quot;id&quot;:356,&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Lfvzid8PbN"/><text:span text:style-name="T161">(</text:span><text:span text:style-name="T149">Кънева-Абаджиева and Маринов, 1963, 1965, 1966b)</text:span><text:reference-mark-end text:name="ZOTERO_ITEM CSL_CITATION {&quot;citationID&quot;:&quot;1lqf3ruqg9&quot;,&quot;properties&quot;:{&quot;unsorted&quot;:true,&quot;formattedCitation&quot;:&quot;(\\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noteIndex&quot;:0},&quot;citationItems&quot;:[{&quot;id&quot;:2552,&quot;uris&quot;:[&quot;http://zotero.org/users/976121/items/ZZE5U78M&quot;],&quot;uri&quot;:[&quot;http://zotero.org/users/976121/items/ZZE5U78M&quot;],&quot;itemData&quot;:{&quot;id&quot;:2552,&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153,&quot;uris&quot;:[&quot;http://zotero.org/users/976121/items/MHZMH6KX&quot;],&quot;uri&quot;:[&quot;http://zotero.org/users/976121/items/MHZMH6KX&quot;],&quot;itemData&quot;:{&quot;id&quot;:2153,&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356,&quot;uris&quot;:[&quot;http://zotero.org/users/976121/items/C3I5ZIPJ&quot;],&quot;uri&quot;:[&quot;http://zotero.org/users/976121/items/C3I5ZIPJ&quot;],&quot;itemData&quot;:{&quot;id&quot;:356,&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Lfvzid8PbN"/><text:span text:style-name="T68">.</text:span></text:p>
      <text:p text:style-name="P5"><text:span text:style-name="T68">Данните за фаунистичния състав на зообентоса, получени в резултат на тези изследвания, са обобщени в „Каталог на нашата черноморска фауна” </text:span><text:reference-mark-start text:name="ZOTERO_ITEM CSL_CITATION {&quot;citationID&quot;:&quot;jvfrns69c&quot;,&quot;properties&quot;:{&quot;formattedCitation&quot;:&quot;(\\uc0\\u1042{}\\uc0\\u1098{}\\uc0\\u1083{}\\uc0\\u1082{}\\uc0\\u1072{}\\uc0\\u1085{}\\uc0\\u1086{}\\uc0\\u1074{}, 1957)&quot;,&quot;plainCitation&quot;:&quot;(Вълканов, 1957)&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mhq0oqq5zR"/><text:span text:style-name="T161">(</text:span><text:span text:style-name="T149">Вълканов, 1957)</text:span><text:reference-mark-end text:name="ZOTERO_ITEM CSL_CITATION {&quot;citationID&quot;:&quot;jvfrns69c&quot;,&quot;properties&quot;:{&quot;formattedCitation&quot;:&quot;(\\uc0\\u1042{}\\uc0\\u1098{}\\uc0\\u1083{}\\uc0\\u1082{}\\uc0\\u1072{}\\uc0\\u1085{}\\uc0\\u1086{}\\uc0\\u1074{}, 1957)&quot;,&quot;plainCitation&quot;:&quot;(Вълканов, 1957)&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mhq0oqq5zR"/><text:span text:style-name="T68"> и в двете му последващи допълнения </text:span><text:reference-mark-start text:name="ZOTERO_ITEM CSL_CITATION {&quot;citationID&quot;:&quot;gOt7xFtG&quot;,&quot;properties&quot;:{&quot;unsorted&quot;:true,&quot;formattedCitation&quot;:&quot;(\\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noteIndex&quot;:0},&quot;citationItems&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W8OYHroIC7"/><text:span text:style-name="T161">(</text:span><text:span text:style-name="T149">Вълканов and Маринов, 1964; Маринов and Големански, 1989)</text:span><text:reference-mark-end text:name="ZOTERO_ITEM CSL_CITATION {&quot;citationID&quot;:&quot;gOt7xFtG&quot;,&quot;properties&quot;:{&quot;unsorted&quot;:true,&quot;formattedCitation&quot;:&quot;(\\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noteIndex&quot;:0},&quot;citationItems&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W8OYHroIC7"/><text:span text:style-name="T68">.</text:span></text:p>
      <text:p text:style-name="P5"><text:bookmark-start text:name="__RefHeading__1895_970456079"/><text:span text:style-name="T143">Според Маринов </text:span><text:reference-mark-start text:name="ZOTERO_ITEM CSL_CITATION {&quot;citationID&quot;:&quot;2oa65d5jvm&quot;,&quot;properties&quot;:{&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UQeDjfr0Om"/><text:span text:style-name="T143">(1990)</text:span><text:reference-mark-end text:name="ZOTERO_ITEM CSL_CITATION {&quot;citationID&quot;:&quot;2oa65d5jvm&quot;,&quot;properties&quot;:{&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UQeDjfr0Om"/><text:span text:style-name="T13"> </text:span><text:span text:style-name="T20">общият брой зообентосни видове </text:span><text:span text:style-name="T21">в Черно море </text:span><text:span text:style-name="T20">(едноклетъчни и многоклетъчни) е 1370 и включва </text:span><text:span text:style-name="T22">т</text:span><text:span text:style-name="T20">аксономични</text:span><text:span text:style-name="T22">те</text:span><text:span text:style-name="T20"> групи Protozoa, Porifera, Coelenterata, Platyhelminthes, Nemathelminthes, Nemertini, Annelida, Arthropoda, Mollusca, Tentaculata, Echinodermata, Chordata. </text:span><text:span text:style-name="T205">Заради ниската соленост на Черно море, някои типични морски групи не се срещат (напр. Cephalopoda), а други са представени от ограничен брой видове в сравнение с други морета (напр. Radiolaria, Echinodermata) </text:span><text:reference-mark-start text:name="ZOTERO_ITEM CSL_CITATION {&quot;citationID&quot;:&quot;1u6ub0ro2n&quot;,&quot;properties&quot;:{&quot;formattedCitation&quot;:&quot;(Golemansky, 2007)&quot;,&quot;plainCitation&quot;:&quot;(Golemansky, 2007)&quot;,&quot;noteIndex&quot;:0},&quot;citationItems&quot;:[{&quot;id&quot;:685,&quot;uris&quot;:[&quot;http://zotero.org/users/976121/items/A8TZCHZW&quot;],&quot;uri&quot;:[&quot;http://zotero.org/users/976121/items/A8TZCHZW&quot;],&quot;itemData&quot;:{&quot;id&quot;:685,&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wxnmL6yWxt"/><text:span text:style-name="T205">(Golemansky, 2007)</text:span><text:reference-mark-end text:name="ZOTERO_ITEM CSL_CITATION {&quot;citationID&quot;:&quot;1u6ub0ro2n&quot;,&quot;properties&quot;:{&quot;formattedCitation&quot;:&quot;(Golemansky, 2007)&quot;,&quot;plainCitation&quot;:&quot;(Golemansky, 2007)&quot;,&quot;noteIndex&quot;:0},&quot;citationItems&quot;:[{&quot;id&quot;:685,&quot;uris&quot;:[&quot;http://zotero.org/users/976121/items/A8TZCHZW&quot;],&quot;uri&quot;:[&quot;http://zotero.org/users/976121/items/A8TZCHZW&quot;],&quot;itemData&quot;:{&quot;id&quot;:685,&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wxnmL6yWxt"/><text:span text:style-name="T205">.</text:span><text:bookmark-end text:name="__RefHeading__1895_970456079"/></text:p>
      <text:p text:style-name="P16"><text:span text:style-name="T180">В Бургаския залив – район</text:span><text:span text:style-name="T187">а</text:span><text:span text:style-name="T180"> на изследване на настоящата дисертация – са проведени задълбочени изследвания върху зообентосните съобщества в крайбрежната зона през 1980те години </text:span><text:reference-mark-start text:name="ZOTERO_ITEM CSL_CITATION {&quot;citationID&quot;:&quot;2d2gj5m1qn&quot;,&quot;properties&quot;:{&quot;formattedCitation&quot;:&quot;(\\uc0\\u1051{}\\uc0\\u1080{}, 1984; \\uc0\\u1052{}\\uc0\\u1072{}\\uc0\\u1088{}\\uc0\\u1080{}\\uc0\\u1085{}\\uc0\\u1086{}\\uc0\\u1074{} et al., 1989)&quot;,&quot;plainCitation&quot;:&quot;(Ли, 1984; Маринов et al., 1989)&quot;,&quot;noteIndex&quot;:0},&quot;citationItems&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id&quot;:343,&quot;uris&quot;:[&quot;http://zotero.org/users/976121/items/WJHTP99N&quot;],&quot;uri&quot;:[&quot;http://zotero.org/users/976121/items/WJHTP99N&quot;],&quot;itemData&quot;:{&quot;id&quot;:343,&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50fLa7fc0X"/><text:span text:style-name="T166">(</text:span><text:span text:style-name="T149">Ли, 1984; Маринов et al., 1989)</text:span><text:reference-mark-end text:name="ZOTERO_ITEM CSL_CITATION {&quot;citationID&quot;:&quot;2d2gj5m1qn&quot;,&quot;properties&quot;:{&quot;formattedCitation&quot;:&quot;(\\uc0\\u1051{}\\uc0\\u1080{}, 1984; \\uc0\\u1052{}\\uc0\\u1072{}\\uc0\\u1088{}\\uc0\\u1080{}\\uc0\\u1085{}\\uc0\\u1086{}\\uc0\\u1074{} et al., 1989)&quot;,&quot;plainCitation&quot;:&quot;(Ли, 1984; Маринов et al., 1989)&quot;,&quot;noteIndex&quot;:0},&quot;citationItems&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id&quot;:343,&quot;uris&quot;:[&quot;http://zotero.org/users/976121/items/WJHTP99N&quot;],&quot;uri&quot;:[&quot;http://zotero.org/users/976121/items/WJHTP99N&quot;],&quot;itemData&quot;:{&quot;id&quot;:343,&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50fLa7fc0X"/><text:span text:style-name="T177">, </text:span><text:span text:style-name="T179">в резултат на които са установени общо 85 вида и надвидови таксони (33 вида полихети, 23 вида мекотели и ракообразни и 6 вида от други таксономични групи). По това време средната плътност на макрозообентоса в залива възлиза на 1196 индивида.m</text:span><text:span text:style-name="T206">-2</text:span><text:span text:style-name="T179">, а средната биомаса – 347 g.m</text:span><text:span text:style-name="T206">-2</text:span><text:span text:style-name="T207">. </text:span><text:span text:style-name="T208">В</text:span><text:span text:style-name="T209"> количествената структура доминанти по численост са полихетите, а по биомаса – мекотелите</text:span><text:span text:style-name="T179">. </text:span></text:p>
      <text:p text:style-name="Thesis_5f_body"><text:span text:style-name="T155">Съществуват редица биоценотични изследвания върху зообентоса от българския сектор на Черно море, които отделят различни групировки и дефинират характерни</text:span><text:span text:style-name="T156">те</text:span><text:span text:style-name="T155"> съобщества в мекото дъно. </text:span><text:span text:style-name="T157">Историческите изследвания са обобщени от Маринов </text:span><text:reference-mark-start text:name="ZOTERO_ITEM CSL_CITATION {&quot;citationID&quot;:&quot;5ZpkM4WT&quot;,&quot;properties&quot;:{&quot;unsorted&quot;:true,&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bC2PQUsNaL"/>(1990)<text:reference-mark-end text:name="ZOTERO_ITEM CSL_CITATION {&quot;citationID&quot;:&quot;5ZpkM4WT&quot;,&quot;properties&quot;:{&quot;unsorted&quot;:true,&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bC2PQUsNaL"/><text:span text:style-name="T155">, </text:span><text:span text:style-name="T157">а класификацията е осъвременена от Тодорова </text:span><text:reference-mark-start text:name="ZOTERO_ITEM CSL_CITATION {&quot;citationID&quot;:&quot;4fZJkfKT&quot;,&quot;properties&quot;:{&quot;formattedCitation&quot;:&quot;(2005)&quot;,&quot;plainCitation&quot;:&quot;(2005)&quot;,&quot;noteIndex&quot;:0},&quot;citationItems&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uppress-author&quot;:true}],&quot;schema&quot;:&quot;https://github.com/citation-style-language/schema/raw/master/csl-citation.json&quot;} RNDxSTVVFoiAp"/><text:span text:style-name="T157">(2005)</text:span><text:reference-mark-end text:name="ZOTERO_ITEM CSL_CITATION {&quot;citationID&quot;:&quot;4fZJkfKT&quot;,&quot;properties&quot;:{&quot;formattedCitation&quot;:&quot;(2005)&quot;,&quot;plainCitation&quot;:&quot;(2005)&quot;,&quot;noteIndex&quot;:0},&quot;citationItems&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uppress-author&quot;:true}],&quot;schema&quot;:&quot;https://github.com/citation-style-language/schema/raw/master/csl-citation.json&quot;} RNDxSTVVFoiAp"/><text:span text:style-name="T157">.</text:span><text:span text:style-name="T155"> </text:span><text:span text:style-name="T152">Понастоящем в класификацията на </text:span><text:span text:style-name="T155">мекото </text:span><text:span text:style-name="T152">дъно в крайбрежната зона на Черно море са приети няколко преобладаващи типа дънни местообитания, класифицирани според абиотичните си характеристики (дълбочина, тип субстрат) и според асоциираните биологични съобщества, съобразени с изискванията на европейските директиви, </text:span><text:span text:style-name="T151">свързани с морската околна среда </text:span><text:span text:style-name="T153">(</text:span><text:span text:style-name="T153"><text:sequence-ref text:reference-format="category-and-value" text:ref-name="refТаблица0">Таблица 1</text:sequence-ref></text:span><text:span text:style-name="T153">)</text:span><text:span text:style-name="T152">. Всеки от тях е представен и от различни </text:span><text:span text:style-name="T151">национални </text:span><text:span text:style-name="T152">подтипове, </text:span><text:span text:style-name="T151">като съществува възможност списъкът да се допълва</text:span><text:span text:style-name="T152">. </text:span><text:span text:style-name="T151">Националните подтипове са дефинирани от Тодорова et al. </text:span><text:reference-mark-start text:name="ZOTERO_ITEM CSL_CITATION {&quot;citationID&quot;:&quot;TAg1f6TZ&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ZviZE0Ohm"/><text:span text:style-name="T151">(2012)</text:span><text:reference-mark-end text:name="ZOTERO_ITEM CSL_CITATION {&quot;citationID&quot;:&quot;TAg1f6TZ&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ZviZE0Ohm"/><text:span text:style-name="T152">. </text:span><text:span text:style-name="T153">Плитката крайбрежна зона се характеризира с особено голямо разнообразие </text:span><text:span text:style-name="T154">на биотопи. </text:span></text:p>
      <text:p text:style-name="Thesis_5f_caption">Таблица <text:sequence text:ref-name="refТаблица0" text:name="Таблица" text:formula="ooow:Таблица+1" style:num-format="1">1</text:sequence>. Основни типове и подтипове местообитания на мекото дъно в крайбрежната зона на Черно море и съответствие между различните класификационни системи (РДМС, ДМ) (адаптирано от Мончева и Тодорова <text:reference-mark-start text:name="ZOTERO_ITEM CSL_CITATION {&quot;citationID&quot;:&quot;VIPXDEvD&quot;,&quot;properties&quot;:{&quot;formattedCitation&quot;:&quot;(2013)&quot;,&quot;plainCitation&quot;:&quot;(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uppress-author&quot;:true}],&quot;schema&quot;:&quot;https://github.com/citation-style-language/schema/raw/master/csl-citation.json&quot;} RNDEmXILMz4GY"/>(2013)<text:reference-mark-end text:name="ZOTERO_ITEM CSL_CITATION {&quot;citationID&quot;:&quot;VIPXDEvD&quot;,&quot;properties&quot;:{&quot;formattedCitation&quot;:&quot;(2013)&quot;,&quot;plainCitation&quot;:&quot;(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uppress-author&quot;:true}],&quot;schema&quot;:&quot;https://github.com/citation-style-language/schema/raw/master/csl-citation.json&quot;} RNDEmXILMz4G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5">Широк тип <text:soft-page-break/>местообитание <text:span text:style-name="T227">(РДМС)</text:span></text:p>
          </table:table-cell>
          <table:table-cell table:style-name="Table1.A1" office:value-type="string">
            <text:p text:style-name="P46">Местообитание <text:soft-page-break/>от Приложение I на ДМ</text:p>
          </table:table-cell>
          <table:table-cell table:style-name="Table1.A1" office:value-type="string">
            <text:p text:style-name="P45">Национални <text:soft-page-break/>подтипове (биотопи) в българския сектор на Черно море</text:p>
          </table:table-cell>
          <table:table-cell table:style-name="Table1.D1" office:value-type="string">
            <text:p text:style-name="P45"><text:span text:style-name="T234">Основни </text:span><text:soft-page-break/><text:span text:style-name="T234">х</text:span>арактеристики</text:p>
          </table:table-cell>
        </table:table-row>
        <table:table-row>
          <table:table-cell table:style-name="Table1.A2" office:value-type="string">
            <text:p text:style-name="P47">Медиолиторални седименти</text:p>
          </table:table-cell>
          <table:table-cell table:style-name="Table1.B2" office:value-type="string">
            <text:p text:style-name="P48"><text:span text:style-name="T227">1</text:span>140 Тинести и пясъчни морски плитчини, които не се покриват от морски води при нисък прилив</text:p>
          </table:table-cell>
          <table:table-cell table:style-name="Table1.C2" office:value-type="string">
            <text:list xml:id="list2578604177" text:style-name="L2">
              <text:list-item>
                <text:p text:style-name="P49">Едри и средни медиолиторални пясъци, изложени на вълново вълнение, с <text:span text:style-name="T228">Donacilla cornea</text:span> и <text:span text:style-name="T228">Ophelia bicornis</text:span></text:p>
              </text:list-item>
              <text:list-item>
                <text:p text:style-name="P49">Медиолиторални чакъли</text:p>
              </text:list-item>
              <text:list-item>
                <text:p text:style-name="P49">Медиолиторални дребни пясъци</text:p>
              </text:list-item>
              <text:list-item>
                <text:p text:style-name="P49">Медиолиторални тини</text:p>
              </text:list-item>
              <text:list-item>
                <text:p text:style-name="P49">Зона на изхвърлените водорасли</text:p>
              </text:list-item>
            </text:list>
          </table:table-cell>
          <table:table-cell table:style-name="Table1.D2" office:value-type="string">
            <text:p text:style-name="P50">Черно море е микроприливно, поради което <text:span text:style-name="T232">меди</text:span>литоралът фактически обхваща прибойната зона (surf zone) на ветровите вълни, от границата на вълновото разрушение (до <text:span text:style-name="T229">~</text:span>3 m дълбочина) <text:span text:style-name="T233">до</text:span> границата на вълново заливане (до около 0.7 m надморска височина) на надводния плаж, т.е. участъци, покрити и временно заливани с морска вода със средна ширина 152 m. Доминиращият физически фактор е силното вълново въздействие. <text:span text:style-name="T229">Характерно е ниско видово разнообразие, свързано с физическото вълново въздействие, но високи числености на характерните видове.</text:span></text:p>
          </table:table-cell>
        </table:table-row>
        <table:table-row>
          <table:table-cell table:style-name="Table1.A3" office:value-type="string">
            <text:p text:style-name="P47">Плитки сублиторални <text:span text:style-name="T230">седименти (</text:span>едри седименти, <text:span text:style-name="T230">пясъци, тини)</text:span></text:p>
          </table:table-cell>
          <table:table-cell table:style-name="Table1.B3" office:value-type="string">
            <text:p text:style-name="P44">1110 Постоянно</text:p>
            <text:p text:style-name="P44">покрити от морска</text:p>
            <text:p text:style-name="P44">вода пясъчни и</text:p>
            <text:p text:style-name="P44">тинести плитчини</text:p>
          </table:table-cell>
          <table:table-cell table:style-name="Table1.C3" office:value-type="string">
            <text:list xml:id="list235935529" text:style-name="L3">
              <text:list-item>
                <text:p text:style-name="P51">Инфралиторални чакъли</text:p>
              </text:list-item>
              <text:list-item>
                <text:p text:style-name="P52">Подводни ливади с морски треви</text:p>
              </text:list-item>
              <text:list-item>
                <text:p text:style-name="P52">Едри и средни плитки пясъци с <text:span text:style-name="T228">Donax trunculus</text:span></text:p>
              </text:list-item>
              <text:list-item>
                <text:p text:style-name="P52">Дребни и средни пясъци с <text:span text:style-name="T228">Lentidium mediterraneum</text:span></text:p>
              </text:list-item>
              <text:list-item>
                <text:p text:style-name="P52">Чисти пясъци с <text:span text:style-name="T228">Arenicola marina</text:span> и <text:span text:style-name="T228">Callianassa</text:span> spp.</text:p>
              </text:list-item>
              <text:list-item>
                <text:p text:style-name="P52">Пясъци с <text:span text:style-name="T228">Chamelea gallina</text:span></text:p>
              </text:list-item>
              <text:list-item>
                <text:p text:style-name="P52">Тинести пясъци <text:soft-page-break/>с <text:span text:style-name="T228">Upogebia pusilla</text:span></text:p>
              </text:list-item>
              <text:list-item>
                <text:p text:style-name="P52"><text:span text:style-name="T223">Крайбрежни тини с </text:span><text:span text:style-name="T228">Melinna palmata</text:span></text:p>
              </text:list-item>
            </text:list>
          </table:table-cell>
          <table:table-cell table:style-name="Table1.D3" office:value-type="string">
            <text:p text:style-name="P53"><text:span text:style-name="T231">О</text:span>граничени между зоната на медиолиторала и 20-<text:span text:style-name="T231">m</text:span> изобата, <text:span text:style-name="T231">която </text:span>се приема като долна граница на вълновото въздействие върху дъното пред българския бряг и долна граница на разпространение на макроводораслите, т.е. на инфралиторала. Типът на седиментите варира: камъчета и едър чакъл, едрозърнест пясък, пясък, дребнозърнест пясък, тини, смесени седименти. <text:span text:style-name="T231">От</text:span>личават със значително <text:soft-page-break/>разнообразие на видове и биологични съобщества. </text:p>
          </table:table-cell>
        </table:table-row>
      </table:table>
      <text:p text:style-name="Thesis_5f_body"/>
      <text:p text:style-name="P42"><text:span text:style-name="T131">Caspers 1951.. </text:span></text:p>
      <text:p text:style-name="P41"><text:span text:style-name="T69">В </text:span><text:span text:style-name="T118">Бургаския залив, първите количествени изследвания на макрозообентоса са осъществени </text:span><text:span text:style-name="T119">през</text:span><text:span text:style-name="T118"> 1980те </text:span><text:span text:style-name="T119">и 1990те</text:span><text:span text:style-name="T118"> </text:span><text:reference-mark-start text:name="ZOTERO_ITEM CSL_CITATION {&quot;citationID&quot;:&quot;DRujauzV&quot;,&quot;properties&quot;:{&quot;formattedCitation&quot;:&quot;(Marinov et al., 1989; Marinov and Stoykov, 1991; \\uc0\\u1051{}\\uc0\\u1080{}, 1984)&quot;,&quot;plainCitation&quot;:&quot;(Marinov et al., 1989; Marinov and Stoykov, 1991; Ли, 1984)&quot;,&quot;noteIndex&quot;:0},&quot;citationItems&quot;:[{&quot;id&quot;:971,&quot;uris&quot;:[&quot;http://zotero.org/users/976121/items/M4U9T3M8&quot;],&quot;uri&quot;:[&quot;http://zotero.org/users/976121/items/M4U9T3M8&quot;],&quot;itemData&quot;:{&quot;id&quot;:971,&quot;type&quot;:&quot;article-journal&quot;,&quot;title&quot;:&quot;Characteristics of zoobenthos in the Bourgas Bay (in Bulgarian)&quot;,&quot;container-title&quot;:&quot;Oceanology&quot;,&quot;page&quot;:&quot;52-60&quot;,&quot;volume&quot;:&quot;18&quot;,&quot;language&quot;:&quot;Bulgarian&quot;,&quot;author&quot;:[{&quot;family&quot;:&quot;Marinov&quot;,&quot;given&quot;:&quot;T.&quot;},{&quot;family&quot;:&quot;Stoykov&quot;,&quot;given&quot;:&quot;S.&quot;},{&quot;family&quot;:&quot;Li&quot;,&quot;given&quot;:&quot;N. S.&quot;}],&quot;issued&quot;:{&quot;date-parts&quot;:[[&quot;1989&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schema&quot;:&quot;https://github.com/citation-style-language/schema/raw/master/csl-citation.json&quot;} RND0C6nrEwes4"/><text:span text:style-name="T163">(Marinov et al., 1989; Marinov and Stoykov, 1991; </text:span><text:span text:style-name="T149">Ли, 1984)</text:span><text:reference-mark-end text:name="ZOTERO_ITEM CSL_CITATION {&quot;citationID&quot;:&quot;DRujauzV&quot;,&quot;properties&quot;:{&quot;formattedCitation&quot;:&quot;(Marinov et al., 1989; Marinov and Stoykov, 1991; \\uc0\\u1051{}\\uc0\\u1080{}, 1984)&quot;,&quot;plainCitation&quot;:&quot;(Marinov et al., 1989; Marinov and Stoykov, 1991; Ли, 1984)&quot;,&quot;noteIndex&quot;:0},&quot;citationItems&quot;:[{&quot;id&quot;:971,&quot;uris&quot;:[&quot;http://zotero.org/users/976121/items/M4U9T3M8&quot;],&quot;uri&quot;:[&quot;http://zotero.org/users/976121/items/M4U9T3M8&quot;],&quot;itemData&quot;:{&quot;id&quot;:971,&quot;type&quot;:&quot;article-journal&quot;,&quot;title&quot;:&quot;Characteristics of zoobenthos in the Bourgas Bay (in Bulgarian)&quot;,&quot;container-title&quot;:&quot;Oceanology&quot;,&quot;page&quot;:&quot;52-60&quot;,&quot;volume&quot;:&quot;18&quot;,&quot;language&quot;:&quot;Bulgarian&quot;,&quot;author&quot;:[{&quot;family&quot;:&quot;Marinov&quot;,&quot;given&quot;:&quot;T.&quot;},{&quot;family&quot;:&quot;Stoykov&quot;,&quot;given&quot;:&quot;S.&quot;},{&quot;family&quot;:&quot;Li&quot;,&quot;given&quot;:&quot;N. S.&quot;}],&quot;issued&quot;:{&quot;date-parts&quot;:[[&quot;1989&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schema&quot;:&quot;https://github.com/citation-style-language/schema/raw/master/csl-citation.json&quot;} RND0C6nrEwes4"/><text:span text:style-name="T118">.</text:span><text:span text:style-name="T119"> </text:span></text:p>
      <text:p text:style-name="P38"><text:span text:style-name="T69">П</text:span><text:span text:style-name="T68">олета</text:span><text:span text:style-name="T69">та</text:span><text:span text:style-name="T68"> от морски треви </text:span><text:span text:style-name="T115">като </text:span><text:span text:style-name="T69">местообитание </text:span><text:span text:style-name="T70">в плитката крайбрежна зона </text:span><text:span text:style-name="T115">са от специален интерес в настоящето изследване</text:span><text:span text:style-name="T70">. Изясняването на </text:span><text:span text:style-name="T117">биоразнообразието и </text:span><text:span text:style-name="T70">съвременното състояние на асоциираните с морските треви зообентосни съобщества е една от задачите на тази дисертация. В</text:span><text:span text:style-name="T68"> Черно море се срещат основно два вида морски треви – </text:span><text:span text:style-name="T132">Zostera marina</text:span><text:span text:style-name="T68"> и </text:span><text:span text:style-name="T132">Zostera nolt</text:span><text:span text:style-name="T133">e</text:span><text:span text:style-name="T132">i</text:span><text:span text:style-name="T68">. </text:span><text:span text:style-name="T110">Наличните д</text:span><text:span text:style-name="T68">анни за зообентоса в </text:span><text:span text:style-name="T112">морските</text:span><text:span text:style-name="T68"> </text:span><text:span text:style-name="T112">треви по българското крайбрежие </text:span><text:span text:style-name="T68">са главно качествени. </text:span><text:span text:style-name="T116">По принцип в</text:span><text:span text:style-name="T68">идовият състав на асоциираната </text:span><text:span text:style-name="T110">с тревите </text:span><text:span text:style-name="T68">фауна зависи от различни фактори, например: вида на морската трева, стабилността на полето, типа субстрат, солеността, режима на приливите и отливите, местоположението </text:span><text:reference-mark-start text:name="ZOTERO_ITEM CSL_CITATION {&quot;citationID&quot;:&quot;28j9pv4o6u&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EXbJ9FO3gx"/><text:span text:style-name="T68">(Bolam et al., 2002)</text:span><text:reference-mark-end text:name="ZOTERO_ITEM CSL_CITATION {&quot;citationID&quot;:&quot;28j9pv4o6u&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EXbJ9FO3gx"/><text:span text:style-name="T68">. </text:span><text:span text:style-name="T110">Видовото б</text:span><text:span text:style-name="T68">огатство на съобществото се определя от наличието и разнообразието на микрохабитати и от местните екологични условия. В </text:span><text:span text:style-name="T113">морските треви</text:span><text:span text:style-name="T68"> от българския сектор на Черно море са характерни голям брой малки тревопасни охлюви, които се хранят най-вече с епифитните водорасли (</text:span><text:span text:style-name="T132">Hydrobia </text:span><text:span text:style-name="T135">spp.</text:span><text:span text:style-name="T132">, Rissoa </text:span><text:span text:style-name="T135">spp.</text:span><text:span text:style-name="T132">, Nassarius </text:span><text:span text:style-name="T135">spp.</text:span><text:span text:style-name="T132">, Bittium </text:span><text:span text:style-name="T135">spp.</text:span><text:span text:style-name="T132">)</text:span><text:span text:style-name="T68">; голям брой полихети в седиментите (</text:span><text:span text:style-name="T132">Arenicola marina, Hediste diversicolor, Perinereis cultrifera, Polycirrus </text:span><text:span text:style-name="T135">spp.</text:span><text:span text:style-name="T132">, Sthenelais boa, Glycera </text:span><text:span text:style-name="T135">spp.</text:span><text:span text:style-name="T132">, Nephtys </text:span><text:span text:style-name="T135">spp.</text:span><text:span text:style-name="T132">, Lagis koreni</text:span><text:span text:style-name="T68">), миди (</text:span><text:span text:style-name="T132">Cerastoderma edule, C. glaucum, Abra segmentum, Lentidium mediterraneum, Chamelea gallina, Gastrana </text:span><text:span text:style-name="T135">spp.</text:span><text:span text:style-name="T68">) и др. От мобилната фауна, амфиподите и мизидите са сред най-многобройните </text:span><text:span text:style-name="T110">г</text:span><text:span text:style-name="T114">р</text:span><text:span text:style-name="T110">упи</text:span><text:span text:style-name="T68">, </text:span><text:span text:style-name="T110">а </text:span><text:span text:style-name="T68">също и декаподите (</text:span><text:span text:style-name="T132">Upogebia pusilla, Pestarella candida, Diogenes pugilator</text:span><text:span text:style-name="T68">) </text:span><text:reference-mark-start text:name="ZOTERO_ITEM CSL_CITATION {&quot;citationID&quot;:&quot;2n9u21b5np&quot;,&quot;properties&quot;:{&quot;formattedCitation&quot;:&quot;(\\uc0\\u1052{}\\uc0\\u1072{}\\uc0\\u1088{}\\uc0\\u1080{}\\uc0\\u1085{}\\uc0\\u1086{}\\uc0\\u1074{}, 1990)&quot;,&quot;plainCitation&quot;:&quot;(Маринов, 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gYT5aAWGHG"/><text:span text:style-name="T161">(</text:span><text:span text:style-name="T149">Маринов, 1990)</text:span><text:reference-mark-end text:name="ZOTERO_ITEM CSL_CITATION {&quot;citationID&quot;:&quot;2n9u21b5np&quot;,&quot;properties&quot;:{&quot;formattedCitation&quot;:&quot;(\\uc0\\u1052{}\\uc0\\u1072{}\\uc0\\u1088{}\\uc0\\u1080{}\\uc0\\u1085{}\\uc0\\u1086{}\\uc0\\u1074{}, 1990)&quot;,&quot;plainCitation&quot;:&quot;(Маринов, 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gYT5aAWGHG"/>.<text:span text:style-name="T68"> </text:span><text:span text:style-name="T111">Uzunova </text:span><text:reference-mark-start text:name="ZOTERO_ITEM CSL_CITATION {&quot;citationID&quot;:&quot;17iaedik1f&quot;,&quot;properties&quot;:{&quot;formattedCitation&quot;:&quot;(2010)&quot;,&quot;plainCitation&quot;:&quot;(2010)&quot;,&quot;noteIndex&quot;:0},&quot;citationItems&quot;:[{&quot;id&quot;:858,&quot;uris&quot;:[&quot;http://zotero.org/users/976121/items/TITT3S8J&quot;],&quot;uri&quot;:[&quot;http://zotero.org/users/976121/items/TITT3S8J&quot;],&quot;itemData&quot;:{&quot;id&quot;:858,&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bOafCSq0cQ"/><text:span text:style-name="T111">(2010)</text:span><text:reference-mark-end text:name="ZOTERO_ITEM CSL_CITATION {&quot;citationID&quot;:&quot;17iaedik1f&quot;,&quot;properties&quot;:{&quot;formattedCitation&quot;:&quot;(2010)&quot;,&quot;plainCitation&quot;:&quot;(2010)&quot;,&quot;noteIndex&quot;:0},&quot;citationItems&quot;:[{&quot;id&quot;:858,&quot;uris&quot;:[&quot;http://zotero.org/users/976121/items/TITT3S8J&quot;],&quot;uri&quot;:[&quot;http://zotero.org/users/976121/items/TITT3S8J&quot;],&quot;itemData&quot;:{&quot;id&quot;:858,&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bOafCSq0cQ"/><text:span text:style-name="T210"> </text:span><text:span text:style-name="T175">доклад</text:span><text:span text:style-name="T68">ва подобни резултати: високо биоразнообразие и численост на </text:span><text:span text:style-name="T114">асоциирания с морските треви </text:span><text:span text:style-name="T68">зообентос, като най-разнообразни са мекотелите и епифауната от ракообразни, а също и полихетите. Типични видове са </text:span><text:span text:style-name="T132">Loripes </text:span><text:span text:style-name="T134">orbiculatus</text:span><text:span text:style-name="T136">, </text:span><text:span text:style-name="T132">Chamelea gallina, Parvicardium exiguum, Rissoa venusta, Bittium reticulatum, Dexamine spinosa, Microdeutopus gryllotalpa, Platynereis dumerilii.</text:span></text:p>
      <text:p text:style-name="P35"><text:span text:style-name="T68"/></text:p>
      <text:p text:style-name="P35"><text:span text:style-name="T68">Заради географската си изолираност и големия си водосборен басейн, Черно море е отличен пример за влиянието на човешките дейности в крайбрежната зона върху морската среда </text:span><text:reference-mark-start text:name="ZOTERO_ITEM CSL_CITATION {&quot;citationID&quot;:&quot;6m28a3j69&quot;,&quot;properties&quot;:{&quot;unsorted&quot;:true,&quot;formattedCitation&quot;:&quot;(Zaitsev, 2006; Banaru et al., 2010)&quot;,&quot;plainCitation&quot;:&quot;(Zaitsev, 2006; Banaru et al., 2010)&quot;,&quot;noteIndex&quot;:0},&quot;citationItems&quot;:[{&quot;id&quot;:1196,&quot;uris&quot;:[&quot;http://zotero.org/users/976121/items/3T93F3KN&quot;],&quot;uri&quot;:[&quot;http://zotero.org/users/976121/items/3T93F3KN&quot;],&quot;itemData&quot;:{&quot;id&quot;:1196,&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545,&quot;uris&quot;:[&quot;http://zotero.org/users/976121/items/TBJK9Z3C&quot;],&quot;uri&quot;:[&quot;http://zotero.org/users/976121/items/TBJK9Z3C&quot;],&quot;itemData&quot;:{&quot;id&quot;:1545,&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k23HC9R3e6"/><text:span text:style-name="T68">(Zaitsev, 2006; Banaru et al., 2010)</text:span><text:reference-mark-end text:name="ZOTERO_ITEM CSL_CITATION {&quot;citationID&quot;:&quot;6m28a3j69&quot;,&quot;properties&quot;:{&quot;unsorted&quot;:true,&quot;formattedCitation&quot;:&quot;(Zaitsev, 2006; Banaru et al., 2010)&quot;,&quot;plainCitation&quot;:&quot;(Zaitsev, 2006; Banaru et al., 2010)&quot;,&quot;noteIndex&quot;:0},&quot;citationItems&quot;:[{&quot;id&quot;:1196,&quot;uris&quot;:[&quot;http://zotero.org/users/976121/items/3T93F3KN&quot;],&quot;uri&quot;:[&quot;http://zotero.org/users/976121/items/3T93F3KN&quot;],&quot;itemData&quot;:{&quot;id&quot;:1196,&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545,&quot;uris&quot;:[&quot;http://zotero.org/users/976121/items/TBJK9Z3C&quot;],&quot;uri&quot;:[&quot;http://zotero.org/users/976121/items/TBJK9Z3C&quot;],&quot;itemData&quot;:{&quot;id&quot;:1545,&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k23HC9R3e6"/><text:span text:style-name="T68">.</text:span></text:p>
      <text:p text:style-name="P39"><text:span text:style-name="T31">Поради своя произход и екологични особености, Черно море се характеризира с ниско биоразнообразие в сравнение с други морета. През </text:span><text:span text:style-name="T39">19</text:span><text:span text:style-name="T31">70те и </text:span><text:span text:style-name="T39">19</text:span><text:span text:style-name="T31">80те години се наблюдава интензивна еутрофикация на морските води в резултат на увеличените концентрации на биогенни елементи в речния вток </text:span><text:reference-mark-start text:name="ZOTERO_ITEM CSL_CITATION {&quot;citationID&quot;:&quot;1h82sc0qao&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5ceNqGiNl5"/><text:span text:style-name="T31">(Mee, 1992; Zaitsev and Mamaev, 1997)</text:span><text:reference-mark-end text:name="ZOTERO_ITEM CSL_CITATION {&quot;citationID&quot;:&quot;1h82sc0qao&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5ceNqGiNl5"/><text:span text:style-name="T31">. Последващите масови ежегодни цъфтежи на фитопланктона водят до периодична дънна хипоксия и измирания на зообентоса </text:span><text:reference-mark-start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noteIndex&quot;:0},&quot;citationItems&quot;:[{&quot;id&quot;:340,&quot;uris&quot;:[&quot;http://zotero.org/users/976121/items/7PP69G7J&quot;],&quot;uri&quot;:[&quot;http://zotero.org/users/976121/items/7PP69G7J&quot;],&quot;itemData&quot;:{&quot;id&quot;:340,&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337,&quot;uris&quot;:[&quot;http://zotero.org/users/976121/items/3JSFMT26&quot;],&quot;uri&quot;:[&quot;http://zotero.org/users/976121/items/3JSFMT26&quot;],&quot;itemData&quot;:{&quot;id&quot;:337,&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z2ffIz2cHk"/><text:span text:style-name="T31">(Gomoiu, 1992; Cociasu et al., 1996; Todorova and Konsulova, 2000)</text:span><text:reference-mark-end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noteIndex&quot;:0},&quot;citationItems&quot;:[{&quot;id&quot;:340,&quot;uris&quot;:[&quot;http://zotero.org/users/976121/items/7PP69G7J&quot;],&quot;uri&quot;:[&quot;http://zotero.org/users/976121/items/7PP69G7J&quot;],&quot;itemData&quot;:{&quot;id&quot;:340,&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337,&quot;uris&quot;:[&quot;http://zotero.org/users/976121/items/3JSFMT26&quot;],&quot;uri&quot;:[&quot;http://zotero.org/users/976121/items/3JSFMT26&quot;],&quot;itemData&quot;:{&quot;id&quot;:337,&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z2ffIz2cHk"/><text:span text:style-name="T10">.</text:span><text:span text:style-name="T31"> Наблюдава се драстично намаляване на видовото разнообразие, както и на числеността и биомасата на зообентоса. Таксономичният състав на съобществата се променя: в съобществата започват да доминират по-малки по размери, толерантни към хипоксични условия и опортюнистични групи (напр. полихетата </text:span><text:span text:style-name="T45">Melinna palmatа</text:span><text:span text:style-name="T31">); същевременно изчезват най-чувствителните видове </text:span><text:reference-mark-start text:name="ZOTERO_ITEM CSL_CITATION {&quot;citationID&quot;:&quot;o357WD3C&quot;,&quot;properties&quot;:{&quot;unsorted&quot;:true,&quot;formattedCitation&quot;:&quot;(\\uc0\\u1057{}\\uc0\\u1090{}\\uc0\\u1086{}\\uc0\\u1081{}\\uc0\\u1082{}\\uc0\\u1086{}\\uc0\\u1074{} et al., 1994; Todorova and Konsulova, 2000)&quot;,&quot;plainCitation&quot;:&quot;(Стойков et al., 1994; Todorova and Konsulova, 2000)&quot;,&quot;noteIndex&quot;:0},&quot;citationItems&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bqvVY2KRR8"/><text:span text:style-name="T150">(</text:span><text:span text:style-name="T149">Стойков et al., </text:span><text:soft-page-break/><text:span text:style-name="T149">1994; Todorova and Konsulova, 2000)</text:span><text:reference-mark-end text:name="ZOTERO_ITEM CSL_CITATION {&quot;citationID&quot;:&quot;o357WD3C&quot;,&quot;properties&quot;:{&quot;unsorted&quot;:true,&quot;formattedCitation&quot;:&quot;(\\uc0\\u1057{}\\uc0\\u1090{}\\uc0\\u1086{}\\uc0\\u1081{}\\uc0\\u1082{}\\uc0\\u1086{}\\uc0\\u1074{} et al., 1994; Todorova and Konsulova, 2000)&quot;,&quot;plainCitation&quot;:&quot;(Стойков et al., 1994; Todorova and Konsulova, 2000)&quot;,&quot;noteIndex&quot;:0},&quot;citationItems&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bqvVY2KRR8"/><text:span text:style-name="T31">. Деградацията се усилва и от внасянето на чужди инвазивни видове </text:span><text:span text:style-name="T39">като мекотелите </text:span><text:span text:style-name="T45">Mya arenaria, Rapana venosa, Anadara kagoshimensis</text:span><text:span text:style-name="T67"> </text:span><text:span text:style-name="T45">(=A.inaequivalvis)</text:span><text:span text:style-name="T31">, които намират подходящи условия в Черно море заради сравнително ниското естествено биоразнообразие </text:span><text:reference-mark-start text:name="ZOTERO_ITEM CSL_CITATION {&quot;citationID&quot;:&quot;2jma4qbjb7&quot;,&quot;properties&quot;:{&quot;formattedCitation&quot;:&quot;(Gomoiu, 2004; N. K. Revkov et al., 2008)&quot;,&quot;plainCitation&quot;:&quot;(Gomoiu, 2004; N. K. Revkov et al., 2008)&quot;,&quot;noteIndex&quot;:0},&quot;citationItems&quot;:[{&quot;id&quot;:1159,&quot;uris&quot;:[&quot;http://zotero.org/users/976121/items/SPATKMMG&quot;],&quot;uri&quot;:[&quot;http://zotero.org/users/976121/items/SPATKMMG&quot;],&quot;itemData&quot;:{&quot;id&quot;:1159,&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1098,&quot;uris&quot;:[&quot;http://zotero.org/users/976121/items/GXNHJT8H&quot;],&quot;uri&quot;:[&quot;http://zotero.org/users/976121/items/GXNHJT8H&quot;],&quot;itemData&quot;:{&quot;id&quot;:1098,&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title-short&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uiWzMOgJWi"/><text:span text:style-name="T31">(Gomoiu, 2004; N. K. Revkov et al., 2008)</text:span><text:reference-mark-end text:name="ZOTERO_ITEM CSL_CITATION {&quot;citationID&quot;:&quot;2jma4qbjb7&quot;,&quot;properties&quot;:{&quot;formattedCitation&quot;:&quot;(Gomoiu, 2004; N. K. Revkov et al., 2008)&quot;,&quot;plainCitation&quot;:&quot;(Gomoiu, 2004; N. K. Revkov et al., 2008)&quot;,&quot;noteIndex&quot;:0},&quot;citationItems&quot;:[{&quot;id&quot;:1159,&quot;uris&quot;:[&quot;http://zotero.org/users/976121/items/SPATKMMG&quot;],&quot;uri&quot;:[&quot;http://zotero.org/users/976121/items/SPATKMMG&quot;],&quot;itemData&quot;:{&quot;id&quot;:1159,&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1098,&quot;uris&quot;:[&quot;http://zotero.org/users/976121/items/GXNHJT8H&quot;],&quot;uri&quot;:[&quot;http://zotero.org/users/976121/items/GXNHJT8H&quot;],&quot;itemData&quot;:{&quot;id&quot;:1098,&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title-short&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uiWzMOgJWi"/><text:span text:style-name="T31">.</text:span></text:p>
      <text:p text:style-name="P39"><text:span text:style-name="T63">В резултат на икономическия срив на страните от социалистическия блок през 1990те години, интензивното въздействие върху крайбрежните </text:span><text:span text:style-name="T64">черноморски </text:span><text:span text:style-name="T63">екосистеми намалява. </text:span><text:span text:style-name="T31">Изследванията от периода след намаляването на влиянието показват тенденция към </text:span><text:span text:style-name="T31"><office:annotation office:name="__Annotation__218226_4155200248"><dc:creator>SK </dc:creator><dc:date>2019-05-29T16:42:16.057009703</dc:date><loext:sender-initials>S</loext:sender-initials><text:p text:style-name="P58"><text:span text:style-name="T251">Видовото разнообразие в района рязко намалява в резултат на антропогенната еутрофикация и замърсяване през този период, а структурата на зообентосните съобщества е видоизменена (Marinov and Stoykov, 1991; Стойков et al., 1994).</text:span></text:p></office:annotation></text:span><text:span text:style-name="T31">бавно възстановяване на зообентосните съобщества</text:span><office:annotation-end office:name="__Annotation__218226_4155200248"/><text:span text:style-name="T31"> </text:span><text:reference-mark-start text:name="ZOTERO_ITEM CSL_CITATION {&quot;citationID&quot;:&quot;RhGLJ8tZ&quot;,&quot;properties&quot;:{&quot;unsorted&quot;:true,&quot;formattedCitation&quot;:&quot;(\\uc0\\u1052{}\\uc0\\u1072{}\\uc0\\u1088{}\\uc0\\u1080{}\\uc0\\u1085{}\\uc0\\u1086{}\\uc0\\u1074{} and \\uc0\\u1057{}\\uc0\\u1090{}\\uc0\\u1086{}\\uc0\\u1081{}\\uc0\\u1082{}\\uc0\\u1086{}\\uc0\\u1074{}, 1990; \\uc0\\u1057{}\\uc0\\u1090{}\\uc0\\u1086{}\\uc0\\u1081{}\\uc0\\u1082{}\\uc0\\u1086{}\\uc0\\u1074{} et al., 1994; N. Revkov et al., 2008; \\uc0\\u1058{}\\uc0\\u1086{}\\uc0\\u1076{}\\uc0\\u1086{}\\uc0\\u1088{}\\uc0\\u1086{}\\uc0\\u1074{}\\uc0\\u1072{}, 2005; Todorova and Konsulova, 2008)&quot;,&quot;plainCitation&quot;:&quot;(Маринов and Стойков, 1990; Стойков et al., 1994; N. Revkov et al., 2008; Тодорова, 2005; Todorova and Konsulova, 2008)&quot;,&quot;noteIndex&quot;:0},&quot;citationItems&quot;:[{&quot;id&quot;:2161,&quot;uris&quot;:[&quot;http://zotero.org/users/976121/items/2TS6E9SE&quot;],&quot;uri&quot;:[&quot;http://zotero.org/users/976121/items/2TS6E9SE&quot;],&quot;itemData&quot;:{&quot;id&quot;:2161,&quot;type&quot;:&quot;article-journal&quot;,&quot;title&quot;:&quot;Сезонни изследвания на зообентоса в българския шелф на Черно море&quot;,&quot;container-title&quot;:&quot;Океанология&quot;,&quot;page&quot;:&quot;49-62&quot;,&quot;volume&quot;:&quot;19&quot;,&quot;language&quot;:&quot;bg&quot;,&quot;author&quot;:[{&quot;family&quot;:&quot;Маринов&quot;,&quot;given&quot;:&quot;Т. М.&quot;},{&quot;family&quot;:&quot;Стойков&quot;,&quot;given&quot;:&quot;С.&quot;}],&quot;issued&quot;:{&quot;date-parts&quot;:[[&quot;1990&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2561,&quot;uris&quot;:[&quot;http://zotero.org/users/976121/items/GMN43U3U&quot;],&quot;uri&quot;:[&quot;http://zotero.org/users/976121/items/GMN43U3U&quot;],&quot;itemData&quot;:{&quot;id&quot;:2561,&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3U4W4YxHz"/><text:span text:style-name="T150">(</text:span><text:span text:style-name="T149">Маринов and Стойков, 1990; Стойков et al., 1994; N. Revkov et al., 2008; Тодорова, 2005; Todorova and Konsulova, 2008)</text:span><text:reference-mark-end text:name="ZOTERO_ITEM CSL_CITATION {&quot;citationID&quot;:&quot;RhGLJ8tZ&quot;,&quot;properties&quot;:{&quot;unsorted&quot;:true,&quot;formattedCitation&quot;:&quot;(\\uc0\\u1052{}\\uc0\\u1072{}\\uc0\\u1088{}\\uc0\\u1080{}\\uc0\\u1085{}\\uc0\\u1086{}\\uc0\\u1074{} and \\uc0\\u1057{}\\uc0\\u1090{}\\uc0\\u1086{}\\uc0\\u1081{}\\uc0\\u1082{}\\uc0\\u1086{}\\uc0\\u1074{}, 1990; \\uc0\\u1057{}\\uc0\\u1090{}\\uc0\\u1086{}\\uc0\\u1081{}\\uc0\\u1082{}\\uc0\\u1086{}\\uc0\\u1074{} et al., 1994; N. Revkov et al., 2008; \\uc0\\u1058{}\\uc0\\u1086{}\\uc0\\u1076{}\\uc0\\u1086{}\\uc0\\u1088{}\\uc0\\u1086{}\\uc0\\u1074{}\\uc0\\u1072{}, 2005; Todorova and Konsulova, 2008)&quot;,&quot;plainCitation&quot;:&quot;(Маринов and Стойков, 1990; Стойков et al., 1994; N. Revkov et al., 2008; Тодорова, 2005; Todorova and Konsulova, 2008)&quot;,&quot;noteIndex&quot;:0},&quot;citationItems&quot;:[{&quot;id&quot;:2161,&quot;uris&quot;:[&quot;http://zotero.org/users/976121/items/2TS6E9SE&quot;],&quot;uri&quot;:[&quot;http://zotero.org/users/976121/items/2TS6E9SE&quot;],&quot;itemData&quot;:{&quot;id&quot;:2161,&quot;type&quot;:&quot;article-journal&quot;,&quot;title&quot;:&quot;Сезонни изследвания на зообентоса в българския шелф на Черно море&quot;,&quot;container-title&quot;:&quot;Океанология&quot;,&quot;page&quot;:&quot;49-62&quot;,&quot;volume&quot;:&quot;19&quot;,&quot;language&quot;:&quot;bg&quot;,&quot;author&quot;:[{&quot;family&quot;:&quot;Маринов&quot;,&quot;given&quot;:&quot;Т. М.&quot;},{&quot;family&quot;:&quot;Стойков&quot;,&quot;given&quot;:&quot;С.&quot;}],&quot;issued&quot;:{&quot;date-parts&quot;:[[&quot;1990&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2561,&quot;uris&quot;:[&quot;http://zotero.org/users/976121/items/GMN43U3U&quot;],&quot;uri&quot;:[&quot;http://zotero.org/users/976121/items/GMN43U3U&quot;],&quot;itemData&quot;:{&quot;id&quot;:2561,&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3U4W4YxHz"/><text:span text:style-name="T31">. Въпреки това, съвременното екологично състояние на зообентоса в българската черноморска акватория остава предимно умерено и лошо</text:span><text:span text:style-name="T224"> </text:span><text:reference-mark-start text:name="ZOTERO_ITEM CSL_CITATION {&quot;citationID&quot;:&quot;1sfa0531bn&quot;,&quot;properties&quot;:{&quot;unsorted&quot;:true,&quot;formattedCitation&quot;:&quot;(\\uc0\\u1041{}\\uc0\\u1044{}\\uc0\\u1063{}\\uc0\\u1056{}, 2010, 2011, 2012, 2013, 2014)&quot;,&quot;plainCitation&quot;:&quot;(БДЧР, 2010, 2011, 2012, 2013, 2014)&quot;,&quot;noteIndex&quot;:0},&quot;citationItems&quot;:[{&quot;id&quot;:2480,&quot;uris&quot;:[&quot;http://zotero.org/users/976121/items/6AZIIHM6&quot;],&quot;uri&quot;:[&quot;http://zotero.org/users/976121/items/6AZIIHM6&quot;],&quot;itemData&quot;:{&quot;id&quot;:2480,&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479,&quot;uris&quot;:[&quot;http://zotero.org/users/976121/items/UWF6M992&quot;],&quot;uri&quot;:[&quot;http://zotero.org/users/976121/items/UWF6M992&quot;],&quot;itemData&quot;:{&quot;id&quot;:2479,&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411I2YWmFM"/><text:span text:style-name="T170">(</text:span><text:span text:style-name="T171">Б</text:span><text:span text:style-name="T166">ДЧР, 2010, 2011, 2012, 2013, 2014)</text:span><text:reference-mark-end text:name="ZOTERO_ITEM CSL_CITATION {&quot;citationID&quot;:&quot;1sfa0531bn&quot;,&quot;properties&quot;:{&quot;unsorted&quot;:true,&quot;formattedCitation&quot;:&quot;(\\uc0\\u1041{}\\uc0\\u1044{}\\uc0\\u1063{}\\uc0\\u1056{}, 2010, 2011, 2012, 2013, 2014)&quot;,&quot;plainCitation&quot;:&quot;(БДЧР, 2010, 2011, 2012, 2013, 2014)&quot;,&quot;noteIndex&quot;:0},&quot;citationItems&quot;:[{&quot;id&quot;:2480,&quot;uris&quot;:[&quot;http://zotero.org/users/976121/items/6AZIIHM6&quot;],&quot;uri&quot;:[&quot;http://zotero.org/users/976121/items/6AZIIHM6&quot;],&quot;itemData&quot;:{&quot;id&quot;:2480,&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479,&quot;uris&quot;:[&quot;http://zotero.org/users/976121/items/UWF6M992&quot;],&quot;uri&quot;:[&quot;http://zotero.org/users/976121/items/UWF6M992&quot;],&quot;itemData&quot;:{&quot;id&quot;:2479,&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411I2YWmFM"/><text:span text:style-name="T31">. Изследванията във Варненския залив показват лошо състояние и деградация на съобществата според индекса M-AMBI </text:span><text:reference-mark-start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noteIndex&quot;:0},&quot;citationItems&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082,&quot;uris&quot;:[&quot;http://zotero.org/users/976121/items/URTTGJT2&quot;],&quot;uri&quot;:[&quot;http://zotero.org/users/976121/items/URTTGJT2&quot;],&quot;itemData&quot;:{&quot;id&quot;:1082,&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LiR5WGwMQh"/><text:span text:style-name="T31">(Todorova and Konsulova, 2000, 2008; Trayanova et al., 2011)</text:span><text:reference-mark-end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noteIndex&quot;:0},&quot;citationItems&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082,&quot;uris&quot;:[&quot;http://zotero.org/users/976121/items/URTTGJT2&quot;],&quot;uri&quot;:[&quot;http://zotero.org/users/976121/items/URTTGJT2&quot;],&quot;itemData&quot;:{&quot;id&quot;:1082,&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LiR5WGwMQh"/><text:span text:style-name="T31">. Подобни са резултатите според същия индекс и за Бургаския залив, като във вътрешността на залива зообентосните съобщества са в по-лошо състояние, отколкото във външните му части </text:span><text:reference-mark-start text:name="ZOTERO_ITEM CSL_CITATION {&quot;citationID&quot;:&quot;owjaHTQ9&quot;,&quot;properties&quot;:{&quot;unsorted&quot;:true,&quot;formattedCitation&quot;:&quot;(\\uc0\\u1041{}\\uc0\\u1044{}\\uc0\\u1063{}\\uc0\\u1056{}, 2013, 2014; Todorova and Konsulova, 2008)&quot;,&quot;plainCitation&quot;:&quot;(БДЧР, 2013, 2014; Todorova and Konsulova, 2008)&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Xi8tiGTfaq"/><text:span text:style-name="T150">(</text:span><text:span text:style-name="T166">БДЧР, 2013, 2014; Todorova and Konsulova, 2008)</text:span><text:reference-mark-end text:name="ZOTERO_ITEM CSL_CITATION {&quot;citationID&quot;:&quot;owjaHTQ9&quot;,&quot;properties&quot;:{&quot;unsorted&quot;:true,&quot;formattedCitation&quot;:&quot;(\\uc0\\u1041{}\\uc0\\u1044{}\\uc0\\u1063{}\\uc0\\u1056{}, 2013, 2014; Todorova and Konsulova, 2008)&quot;,&quot;plainCitation&quot;:&quot;(БДЧР, 2013, 2014; Todorova and Konsulova, 2008)&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Xi8tiGTfaq"/><text:span text:style-name="T31">.</text:span></text:p>
      <text:list xml:id="list164342572478061" text:continue-list="list164342724515134" text:style-name="Thesis_5f_numbering">
        <text:list-item>
          <text:list>
            <text:list-item>
              <text:p text:style-name="P28">Съобществата на зообентоса като индикатор за състоянието на околната среда</text:p>
            </text:list-item>
          </text:list>
        </text:list-item>
      </text:list>
      <text:p text:style-name="P2"><text:bookmark-start text:name="__RefHeading__1811_970456079"/><text:span text:style-name="T11">Биологичните съобщества и конкретно тези на макрозообентоса традиционно се използват в екологични изследвания като индикатор за състоянието на средата. Чрез своята структура те отразяват с точност качеството на средата си и дават обща представа за „здравето“ на екосистемата в едно водно тяло, тъй като интегрират във времето кумулативните ефекти на факторите, оказващи влияние върху даденото местообитание или екосистема </text:span><text:reference-mark-start text:name="ZOTERO_ITEM CSL_CITATION {&quot;citationID&quot;:&quot;nBBssses&quot;,&quot;properties&quot;:{&quot;formattedCitation&quot;:&quot;(Abbasi and Abbasi, 2012)&quot;,&quot;plainCitation&quot;:&quot;(Abbasi and Abbasi, 2012)&quot;,&quot;noteIndex&quot;:0},&quot;citationItems&quot;:[{&quot;id&quot;:3246,&quot;uris&quot;:[&quot;http://zotero.org/users/976121/items/HN3FF27F&quot;],&quot;uri&quot;:[&quot;http://zotero.org/users/976121/items/HN3FF27F&quot;],&quot;itemData&quot;:{&quot;id&quot;:3246,&quot;type&quot;:&quot;chapter&quot;,&quot;title&quot;:&quot;Chapter 13.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9AxoQ3mTAu"/><text:span text:style-name="T11">(Abbasi and Abbasi, 2012)</text:span><text:reference-mark-end text:name="ZOTERO_ITEM CSL_CITATION {&quot;citationID&quot;:&quot;nBBssses&quot;,&quot;properties&quot;:{&quot;formattedCitation&quot;:&quot;(Abbasi and Abbasi, 2012)&quot;,&quot;plainCitation&quot;:&quot;(Abbasi and Abbasi, 2012)&quot;,&quot;noteIndex&quot;:0},&quot;citationItems&quot;:[{&quot;id&quot;:3246,&quot;uris&quot;:[&quot;http://zotero.org/users/976121/items/HN3FF27F&quot;],&quot;uri&quot;:[&quot;http://zotero.org/users/976121/items/HN3FF27F&quot;],&quot;itemData&quot;:{&quot;id&quot;:3246,&quot;type&quot;:&quot;chapter&quot;,&quot;title&quot;:&quot;Chapter 13.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9AxoQ3mTAu"/><text:span text:style-name="T11">.</text:span><text:bookmark-end text:name="__RefHeading__1811_970456079"/></text:p>
      <text:p text:style-name="P2"><text:span text:style-name="T12">Съобществата на дънните безгръбначни притежават редица свойства, които ги правят особено полезни за целите на биондикацията, и които</text:span><text:span text:style-name="T14"> обуславят използването </text:span><text:span text:style-name="T15">им </text:span><text:span text:style-name="T14">като един от основните елементи в оценките за качество на средата по смисъла на европейското и националното законодателство.</text:span></text:p>
      <text:p text:style-name="P2"><text:span text:style-name="T12">Макрозообентосните организми са предимно слабоподвижни, широко разпространени и достатъчно многобройни във водните екосистеми. Обикновено съобществата им се състоят от голям брой видове, които проявяват различна чувствителност към стресови фактори. Тези видове имат достатъчно голяма продължителност на живота, която позволява да се проследят във времето промените на съобществата, предизвикани от стреса, както и възстановяването при неговото намаляване или изчезване. </text:span><text:span text:style-name="T14">Също така те се характеризират с относително бърза реакция </text:span><text:span text:style-name="T16">на въздействията</text:span><text:span text:style-name="T14">.</text:span></text:p>
      <text:p text:style-name="Thesis_5f_body"><text:span text:style-name="T185">Допълнително предимство е фактът, че </text:span><text:span text:style-name="T186">статистическите методи за анализ на таксономичните и екологични данни от макрозообентосните изследвания са добре развити и разработени </text:span><text:reference-mark-start text:name="ZOTERO_ITEM CSL_CITATION {&quot;citationID&quot;:&quot;eUjx8whI&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b3vMZWcM6U"/><text:span text:style-name="T186">(Magurran, 2004)</text:span><text:reference-mark-end text:name="ZOTERO_ITEM CSL_CITATION {&quot;citationID&quot;:&quot;eUjx8whI&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b3vMZWcM6U"/><text:span text:style-name="T186">.</text:span></text:p>
      <text:p text:style-name="P2"><text:span text:style-name="T17">Специфичните р</text:span><text:span text:style-name="T24">еакции на макрозообентосните видове на различни типове натиск са добре познати и описани при много зообентосни видове</text:span><text:span text:style-name="T16">. Б</text:span><text:span text:style-name="T14">лагодарение на </text:span><text:span text:style-name="T23">това може да </text:span><text:span text:style-name="T16">се</text:span><text:span text:style-name="T14"> наблюдава </text:span><text:span text:style-name="T16">спектър от </text:span><text:span text:style-name="T17">разпознаваеми </text:span><text:span text:style-name="T16">промени в състава и структурата на съобществата, </text:span><text:span text:style-name="T23">под</text:span><text:span text:style-name="T16">ложени на </text:span><text:span text:style-name="T23">естествено или антропогенно </text:span><text:span text:style-name="T16">въздействие. </text:span><text:span text:style-name="T18">Такъв е </text:span><text:soft-page-break/><text:span text:style-name="T18">например моделът на вторичната сукцесия (още известен като модел SAB, </text:span><text:span text:style-name="T19">species richness-abundance-biomass</text:span><text:span text:style-name="T18">) в развитието на съобществата, подложени на натиск, формулиран от </text:span>Pearson и Rosenberg <text:reference-mark-start text:name="ZOTERO_ITEM CSL_CITATION {&quot;citationID&quot;:&quot;910vnl4lj&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L5cll1YNzr"/>(1978)<text:reference-mark-end text:name="ZOTERO_ITEM CSL_CITATION {&quot;citationID&quot;:&quot;910vnl4lj&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L5cll1YNzr"/> (<text:sequence-ref text:reference-format="category-and-value" text:ref-name="refФиг.0">Фиг. 1</text:sequence-ref>).</text:p>
      <text:p text:style-name="P2"/>
      <text:p text:style-name="P2"/>
      <text:p text:style-name="P54"><text:span text:style-name="T25"><draw:frame draw:style-name="fr1" draw:name="Frame2" text:anchor-type="as-char" svg:y="-3.418cm" svg:width="15.333cm" svg:height="14.437cm" draw:z-index="3"><draw:text-box><text:p text:style-name="P22"><draw:frame draw:style-name="fr4" draw:name="Image2" text:anchor-type="as-char" svg:width="13.492cm" svg:height="11.587cm" draw:z-index="4"><draw:image xlink:href="Pictures/1000020100000284000001FB8B4F4B0AA6D07D22.png" xlink:type="simple" xlink:show="embed" xlink:actuate="onLoad" loext:mime-type="image/png"/></draw:frame></text:p><text:p text:style-name="P22">Фиг. <text:sequence text:ref-name="refФиг.0" text:name="Фиг." text:formula="ooow:Фиг.+1" style:num-format="1">1</text:sequence>. Моделът SAB на Pearson и Rosenberg. Градиентът на въздействие може да е както пространствен, така и времеви. Моделът е двупосочен: от ляво надясно описва реакцията на макрозообентосните съобщества в началото на въздействието; от дясно наляво – възстановяването на съобществата при намаляването или изчезването на това въздействие (адаптирано от Nilsson and Rosenberg <text:reference-mark-start text:name="ZOTERO_ITEM CSL_CITATION {&quot;citationID&quot;:&quot;16pcs9clv7&quot;,&quot;properties&quot;:{&quot;formattedCitation&quot;:&quot;(2000)&quot;,&quot;plainCitation&quot;:&quot;(2000)&quot;,&quot;noteIndex&quot;:0},&quot;citationItems&quot;:[{&quot;id&quot;:441,&quot;uris&quot;:[&quot;http://zotero.org/users/976121/items/WGTXR7PD&quot;],&quot;uri&quot;:[&quot;http://zotero.org/users/976121/items/WGTXR7PD&quot;],&quot;itemData&quot;:{&quot;id&quot;:441,&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mRghOLsRYI"/>(2000)<text:reference-mark-end text:name="ZOTERO_ITEM CSL_CITATION {&quot;citationID&quot;:&quot;16pcs9clv7&quot;,&quot;properties&quot;:{&quot;formattedCitation&quot;:&quot;(2000)&quot;,&quot;plainCitation&quot;:&quot;(2000)&quot;,&quot;noteIndex&quot;:0},&quot;citationItems&quot;:[{&quot;id&quot;:441,&quot;uris&quot;:[&quot;http://zotero.org/users/976121/items/WGTXR7PD&quot;],&quot;uri&quot;:[&quot;http://zotero.org/users/976121/items/WGTXR7PD&quot;],&quot;itemData&quot;:{&quot;id&quot;:441,&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mRghOLsRYI"/>, оригинално от Pearson and Rosenberg <text:reference-mark-start text:name="ZOTERO_ITEM CSL_CITATION {&quot;citationID&quot;:&quot;2i4v2qnu7e&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nGMQt8vGMb"/>(1978)<text:reference-mark-end text:name="ZOTERO_ITEM CSL_CITATION {&quot;citationID&quot;:&quot;2i4v2qnu7e&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nGMQt8vGMb"/>).</text:p></draw:text-box></draw:frame></text:span></text:p>
      <text:p text:style-name="P34"><text:span text:style-name="T25">В първоначалното изследване описаният натиск е натоварване </text:span>с органична материя, <text:span text:style-name="T25">но реакциите на трите основни параметъра на съобществата (видово богатство S, численост A и биомаса B) са подобни и при други типове въздействие, което обуславя валидността и широката разпространеност на модела на Pearson и Rosenberg в екологичните изследвания.</text:span></text:p>
      <text:p text:style-name="P8"><text:span text:style-name="T25">Според модела макрозообентосните съобщества реагират на въздействията по сходен, предвидим начин. Първоначалното въздействие</text:span> предизвиква отначало леко увеличаване на видовото разнообразие<text:span text:style-name="T25"> </text:span>и на биомасата на макрозообентоса. Ако въздействието се засили, най-чувствителните видове започват да изчезват, което предизвиква намаляване на биомасата, тъй като обикновено това са организми с големи размери (напр. ракообразни, бодлокожи). На този етап числеността все още не се влияе <text:soft-page-break/>значително, защото малките по размери толерантни организми в съобществото продължават да се размножават. В един момент се достига етап, при който видовото богатство, биомасата и числеността са <text:span text:style-name="T26">сравнително </text:span>ниски и в съобществото присъстват както толерантни, така и чувствителни видове. Следващият етап е т.нар. „пик на опортюнистите”: всички чувствителни видове са изчезнали; развиват са малък брой видове, които толерират и могат да се възползват от наличната органична материя. Тези видове доминират в макрозообентосните съобщества и се развиват масово – наблюдава се голям пик на числеността. Това са малки по размери организми, затова <text:span text:style-name="T27">съответстващият </text:span>пик на биомасата е малък. Още по-голямо органично натоварване обикновено предизвиква аноксия в придънните и дънните слоеве, а следователно изчезване и на тези организми и <text:span text:style-name="T28">накрая – изцяло </text:span>азоичен седимент. <text:span text:style-name="T16">Тази последователност варира значително в зависимост от субстрата и условията на средата. </text:span></text:p>
      <text:p text:style-name="P2">Позицията и развитието на пика на опортюнистите в пространството или във времето позволява да се характеризира състоянието на една станция по отношение на замърсяването. Въпреки това трябва да се има предвид, че докато съобществата, характерни за най-чистите и <text:span text:style-name="T216">за </text:span>най-замърсените зони се разпознават лесно, тези от преходната зона или етап могат да варират силно и не са толкова ясно очертани <text:reference-mark-start text:name="ZOTERO_ITEM CSL_CITATION {&quot;citationID&quot;:&quot;215s0jo79&quot;,&quot;properties&quot;:{&quot;unsorted&quot;:true,&quot;formattedCitation&quot;:&quot;(Dauer, 1993; Schaffner et al., 2002; Weisberg et al., 2008)&quot;,&quot;plainCitation&quot;:&quot;(Dauer, 1993; Schaffner et al., 2002; Weisberg et al., 2008)&quot;,&quot;noteIndex&quot;:0},&quot;citationItems&quot;:[{&quot;id&quot;:1505,&quot;uris&quot;:[&quot;http://zotero.org/users/976121/items/VTXWA3W4&quot;],&quot;uri&quot;:[&quot;http://zotero.org/users/976121/items/VTXWA3W4&quot;],&quot;itemData&quot;:{&quot;id&quot;:1505,&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563,&quot;uris&quot;:[&quot;http://zotero.org/users/976121/items/6XC2TTTE&quot;],&quot;uri&quot;:[&quot;http://zotero.org/users/976121/items/6XC2TTTE&quot;],&quot;itemData&quot;:{&quot;id&quot;:563,&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615,&quot;uris&quot;:[&quot;http://zotero.org/users/976121/items/QMJ2274Q&quot;],&quot;uri&quot;:[&quot;http://zotero.org/users/976121/items/QMJ2274Q&quot;],&quot;itemData&quot;:{&quot;id&quot;:1615,&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w4acceVxtp"/>(Dauer, 1993; Schaffner et al., 2002; Weisberg et al., 2008)<text:reference-mark-end text:name="ZOTERO_ITEM CSL_CITATION {&quot;citationID&quot;:&quot;215s0jo79&quot;,&quot;properties&quot;:{&quot;unsorted&quot;:true,&quot;formattedCitation&quot;:&quot;(Dauer, 1993; Schaffner et al., 2002; Weisberg et al., 2008)&quot;,&quot;plainCitation&quot;:&quot;(Dauer, 1993; Schaffner et al., 2002; Weisberg et al., 2008)&quot;,&quot;noteIndex&quot;:0},&quot;citationItems&quot;:[{&quot;id&quot;:1505,&quot;uris&quot;:[&quot;http://zotero.org/users/976121/items/VTXWA3W4&quot;],&quot;uri&quot;:[&quot;http://zotero.org/users/976121/items/VTXWA3W4&quot;],&quot;itemData&quot;:{&quot;id&quot;:1505,&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563,&quot;uris&quot;:[&quot;http://zotero.org/users/976121/items/6XC2TTTE&quot;],&quot;uri&quot;:[&quot;http://zotero.org/users/976121/items/6XC2TTTE&quot;],&quot;itemData&quot;:{&quot;id&quot;:563,&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615,&quot;uris&quot;:[&quot;http://zotero.org/users/976121/items/QMJ2274Q&quot;],&quot;uri&quot;:[&quot;http://zotero.org/users/976121/items/QMJ2274Q&quot;],&quot;itemData&quot;:{&quot;id&quot;:1615,&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w4acceVxtp"/>.</text:p>
      <text:p text:style-name="P10">Това разпределение може да се наблюдава както в пространството, така и във времето, с постепенното възстановяване на съобществата при изчезване на въздействието.</text:p>
      <text:p text:style-name="P9">Моделът SAB е залегнал в основата на много от другите методи, описващи промените в структурата на съобществата във връзка с оценките за качество на средата. </text:p>
      <text:list xml:id="list164342624161678" text:continue-numbering="true" text:style-name="Thesis_5f_numbering">
        <text:list-item>
          <text:list>
            <text:list-item>
              <text:list>
                <text:list-item>
                  <text:p text:style-name="P57"><text:span text:style-name="T29">Морските з</text:span>ообентосни изследвания и опазването на околната среда <text:span text:style-name="T30">в контекста на</text:span> <text:span text:style-name="T212">международното и европейското законодателство</text:span></text:p>
                </text:list-item>
              </text:list>
            </text:list-item>
          </text:list>
        </text:list-item>
      </text:list>
      <text:p text:style-name="P7"><text:span text:style-name="T235">В световен мащаб и на ниво Европейски съюз в последните няколко десетилетия са разработени повече от 200 директиви, регулации и други форми на законодателство в областта на политиките, свързани с околната среда. Резултатът е сложна „мрежа“ от международно законодателство, европейски директиви, регулации и решения, и тяхната транспозиция в националното законодателство на всяка държава членка </text:span><text:reference-mark-start text:name="ZOTERO_ITEM CSL_CITATION {&quot;citationID&quot;:&quot;5A6mBVDQ&quot;,&quot;properties&quot;:{&quot;formattedCitation&quot;:&quot;(Boyes and Elliott, 2014)&quot;,&quot;plainCitation&quot;:&quot;(Boyes and Elliott, 2014)&quot;,&quot;noteIndex&quot;:0},&quot;citationItems&quot;:[{&quot;id&quot;:197,&quot;uris&quot;:[&quot;http://zotero.org/users/976121/items/TS4FCKJE&quot;],&quot;uri&quot;:[&quot;http://zotero.org/users/976121/items/TS4FCKJE&quot;],&quot;itemData&quot;:{&quot;id&quot;:197,&quot;type&quot;:&quot;article-journal&quot;,&quot;title&quot;:&quot;Marine legislation – The ultimate ‘horrendogram’: International law, European directives &amp; national implementation&quot;,&quot;container-title&quot;:&quot;Marine Pollution Bulletin&quot;,&quot;page&quot;:&quot;39-47&quot;,&quot;volume&quot;:&quot;86&quot;,&quot;issue&quot;:&quot;1-2&quot;,&quot;source&quot;:&quot;CrossRef&quot;,&quot;DOI&quot;:&quot;10.1016/j.marpolbul.2014.06.055&quot;,&quot;ISSN&quot;:&quot;0025326X&quot;,&quot;title-short&quot;:&quot;Marine legislation – The ultimate ‘horrendogram’&quot;,&quot;language&quot;:&quot;en&quot;,&quot;author&quot;:[{&quot;family&quot;:&quot;Boyes&quot;,&quot;given&quot;:&quot;Suzanne J.&quot;},{&quot;family&quot;:&quot;Elliott&quot;,&quot;given&quot;:&quot;Michael&quot;}],&quot;issued&quot;:{&quot;date-parts&quot;:[[&quot;2014&quot;]]}}}],&quot;schema&quot;:&quot;https://github.com/citation-style-language/schema/raw/master/csl-citation.json&quot;} RNDDl32v2HNIs"/><text:span text:style-name="T235">(Boyes and Elliott, 2014)</text:span><text:reference-mark-end text:name="ZOTERO_ITEM CSL_CITATION {&quot;citationID&quot;:&quot;5A6mBVDQ&quot;,&quot;properties&quot;:{&quot;formattedCitation&quot;:&quot;(Boyes and Elliott, 2014)&quot;,&quot;plainCitation&quot;:&quot;(Boyes and Elliott, 2014)&quot;,&quot;noteIndex&quot;:0},&quot;citationItems&quot;:[{&quot;id&quot;:197,&quot;uris&quot;:[&quot;http://zotero.org/users/976121/items/TS4FCKJE&quot;],&quot;uri&quot;:[&quot;http://zotero.org/users/976121/items/TS4FCKJE&quot;],&quot;itemData&quot;:{&quot;id&quot;:197,&quot;type&quot;:&quot;article-journal&quot;,&quot;title&quot;:&quot;Marine legislation – The ultimate ‘horrendogram’: International law, European directives &amp; national implementation&quot;,&quot;container-title&quot;:&quot;Marine Pollution Bulletin&quot;,&quot;page&quot;:&quot;39-47&quot;,&quot;volume&quot;:&quot;86&quot;,&quot;issue&quot;:&quot;1-2&quot;,&quot;source&quot;:&quot;CrossRef&quot;,&quot;DOI&quot;:&quot;10.1016/j.marpolbul.2014.06.055&quot;,&quot;ISSN&quot;:&quot;0025326X&quot;,&quot;title-short&quot;:&quot;Marine legislation – The ultimate ‘horrendogram’&quot;,&quot;language&quot;:&quot;en&quot;,&quot;author&quot;:[{&quot;family&quot;:&quot;Boyes&quot;,&quot;given&quot;:&quot;Suzanne J.&quot;},{&quot;family&quot;:&quot;Elliott&quot;,&quot;given&quot;:&quot;Michael&quot;}],&quot;issued&quot;:{&quot;date-parts&quot;:[[&quot;2014&quot;]]}}}],&quot;schema&quot;:&quot;https://github.com/citation-style-language/schema/raw/master/csl-citation.json&quot;} RNDDl32v2HNIs"/><text:span text:style-name="T235">. Всички те целят да отговорят на международни правни изисквания или да адресират европейски проблеми. <text:s/></text:span></text:p>
      <text:p text:style-name="P1"><text:span text:style-name="T213">В рамките на Европейския съюз човешките дейности, свързани с морската среда, в исторически план са регулирани чрез различни секторни политики (напр. в областта на рибарството, аквакултурите, енергетиката, корабоплаването, инфраструктурното развитие и др.), като за всеки сектор има отделно законодателство, обикновено разработено без съгласуване с другите сектори. Такива са например Нитратната директива </text:span><text:reference-mark-start text:name="ZOTERO_ITEM CSL_CITATION {&quot;citationID&quot;:&quot;FZflassx&quot;,&quot;properties&quot;:{&quot;formattedCitation&quot;:&quot;(EC, 1991a)&quot;,&quot;plainCitation&quot;:&quot;(EC, 1991a)&quot;,&quot;noteIndex&quot;:0},&quot;citationItems&quot;:[{&quot;id&quot;:3896,&quot;uris&quot;:[&quot;http://zotero.org/users/976121/items/ZS283EMM&quot;],&quot;uri&quot;:[&quot;http://zotero.org/users/976121/items/ZS283EMM&quot;],&quot;itemData&quot;:{&quot;id&quot;:3896,&quot;type&quot;:&quot;article-journal&quot;,&quot;title&quot;:&quot;Council Directive 91/676/EEC of 12 December 1991 concerning the protection of waters against pollution caused by nitrates from agricultural sources&quot;,&quot;container-title&quot;:&quot;Official Journal of the European Union&quot;,&quot;page&quot;:&quot;1-8&quot;,&quot;volume&quot;:&quot;L375&quot;,&quot;issue&quot;:&quot;1&quot;,&quot;language&quot;:&quot;EN&quot;,&quot;author&quot;:[{&quot;family&quot;:&quot;EC&quot;,&quot;given&quot;:&quot;&quot;}],&quot;issued&quot;:{&quot;date-parts&quot;:[[&quot;1991&quot;]]}}}],&quot;schema&quot;:&quot;https://github.com/citation-style-language/schema/raw/master/csl-citation.json&quot;} RNDMCyD7F6raw"/><text:span text:style-name="T213">(EC, 1991a)</text:span><text:reference-mark-end text:name="ZOTERO_ITEM CSL_CITATION {&quot;citationID&quot;:&quot;FZflassx&quot;,&quot;properties&quot;:{&quot;formattedCitation&quot;:&quot;(EC, 1991a)&quot;,&quot;plainCitation&quot;:&quot;(EC, 1991a)&quot;,&quot;noteIndex&quot;:0},&quot;citationItems&quot;:[{&quot;id&quot;:3896,&quot;uris&quot;:[&quot;http://zotero.org/users/976121/items/ZS283EMM&quot;],&quot;uri&quot;:[&quot;http://zotero.org/users/976121/items/ZS283EMM&quot;],&quot;itemData&quot;:{&quot;id&quot;:3896,&quot;type&quot;:&quot;article-journal&quot;,&quot;title&quot;:&quot;Council Directive 91/676/EEC of 12 December 1991 concerning the protection of waters against pollution caused by nitrates from agricultural sources&quot;,&quot;container-title&quot;:&quot;Official Journal of the European Union&quot;,&quot;page&quot;:&quot;1-8&quot;,&quot;volume&quot;:&quot;L375&quot;,&quot;issue&quot;:&quot;1&quot;,&quot;language&quot;:&quot;EN&quot;,&quot;author&quot;:[{&quot;family&quot;:&quot;EC&quot;,&quot;given&quot;:&quot;&quot;}],&quot;issued&quot;:{&quot;date-parts&quot;:[[&quot;1991&quot;]]}}}],&quot;schema&quot;:&quot;https://github.com/citation-style-language/schema/raw/master/csl-citation.json&quot;} RNDMCyD7F6raw"/><text:span text:style-name="T213">, Директивата за водите за къпане </text:span><text:reference-mark-start text:name="ZOTERO_ITEM CSL_CITATION {&quot;citationID&quot;:&quot;8G4pRcZR&quot;,&quot;properties&quot;:{&quot;formattedCitation&quot;:&quot;(EC, 2006)&quot;,&quot;plainCitation&quot;:&quot;(EC, 2006)&quot;,&quot;noteIndex&quot;:0},&quot;citationItems&quot;:[{&quot;id&quot;:3898,&quot;uris&quot;:[&quot;http://zotero.org/users/976121/items/ZB9TCLV3&quot;],&quot;uri&quot;:[&quot;http://zotero.org/users/976121/items/ZB9TCLV3&quot;],&quot;itemData&quot;:{&quot;id&quot;:3898,&quot;type&quot;:&quot;article-journal&quot;,&quot;title&quot;:&quot;Directive 2006/7/EC of the European Parliament and of the Council of 15 February 2006 concerning the management of bathing water quality and repealing Directive 76/160/EEC&quot;,&quot;container-title&quot;:&quot;Official Journal of the European Union&quot;,&quot;page&quot;:&quot;37-51&quot;,&quot;volume&quot;:&quot;L64&quot;,&quot;language&quot;:&quot;EN&quot;,&quot;author&quot;:[{&quot;family&quot;:&quot;EC&quot;,&quot;given&quot;:&quot;&quot;}],&quot;issued&quot;:{&quot;date-parts&quot;:[[&quot;2006&quot;]]}}}],&quot;schema&quot;:&quot;https://github.com/citation-style-language/schema/raw/master/csl-citation.json&quot;} RND6kVaZSENIX"/><text:span text:style-name="T213">(EC, 2006)</text:span><text:reference-mark-end text:name="ZOTERO_ITEM CSL_CITATION {&quot;citationID&quot;:&quot;8G4pRcZR&quot;,&quot;properties&quot;:{&quot;formattedCitation&quot;:&quot;(EC, 2006)&quot;,&quot;plainCitation&quot;:&quot;(EC, 2006)&quot;,&quot;noteIndex&quot;:0},&quot;citationItems&quot;:[{&quot;id&quot;:3898,&quot;uris&quot;:[&quot;http://zotero.org/users/976121/items/ZB9TCLV3&quot;],&quot;uri&quot;:[&quot;http://zotero.org/users/976121/items/ZB9TCLV3&quot;],&quot;itemData&quot;:{&quot;id&quot;:3898,&quot;type&quot;:&quot;article-journal&quot;,&quot;title&quot;:&quot;Directive 2006/7/EC of the European Parliament and of the Council of 15 February 2006 concerning the management of bathing water quality and repealing Directive 76/160/EEC&quot;,&quot;container-title&quot;:&quot;Official Journal of the European Union&quot;,&quot;page&quot;:&quot;37-51&quot;,&quot;volume&quot;:&quot;L64&quot;,&quot;language&quot;:&quot;EN&quot;,&quot;author&quot;:[{&quot;family&quot;:&quot;EC&quot;,&quot;given&quot;:&quot;&quot;}],&quot;issued&quot;:{&quot;date-parts&quot;:[[&quot;2006&quot;]]}}}],&quot;schema&quot;:&quot;https://github.com/citation-style-language/schema/raw/master/csl-citation.json&quot;} RND6kVaZSENIX"/><text:span text:style-name="T213">, Директивата за отпадните води </text:span><text:reference-mark-start text:name="ZOTERO_ITEM CSL_CITATION {&quot;citationID&quot;:&quot;Bug7Nzo3&quot;,&quot;properties&quot;:{&quot;formattedCitation&quot;:&quot;(EC, 1991b)&quot;,&quot;plainCitation&quot;:&quot;(EC, 1991b)&quot;,&quot;noteIndex&quot;:0},&quot;citationItems&quot;:[{&quot;id&quot;:3897,&quot;uris&quot;:[&quot;http://zotero.org/users/976121/items/CQBVSWX7&quot;],&quot;uri&quot;:[&quot;http://zotero.org/users/976121/items/CQBVSWX7&quot;],&quot;itemData&quot;:{&quot;id&quot;:3897,&quot;type&quot;:&quot;article-journal&quot;,&quot;title&quot;:&quot;Council Directive 91/271/EEC of 21 May 1991 concerning urban waste-water treatment&quot;,&quot;container-title&quot;:&quot;Official Journal of the European Union&quot;,&quot;page&quot;:&quot;40-52&quot;,&quot;volume&quot;:&quot;L135&quot;,&quot;language&quot;:&quot;EN&quot;,&quot;author&quot;:[{&quot;family&quot;:&quot;EC&quot;,&quot;given&quot;:&quot;&quot;}],&quot;issued&quot;:{&quot;date-parts&quot;:[[&quot;1991&quot;]]}}}],&quot;schema&quot;:&quot;https://github.com/citation-style-language/schema/raw/master/csl-citation.json&quot;} RND4Zicvv3sWP"/><text:span text:style-name="T213">(EC, 1991b)</text:span><text:reference-mark-end text:name="ZOTERO_ITEM CSL_CITATION {&quot;citationID&quot;:&quot;Bug7Nzo3&quot;,&quot;properties&quot;:{&quot;formattedCitation&quot;:&quot;(EC, 1991b)&quot;,&quot;plainCitation&quot;:&quot;(EC, 1991b)&quot;,&quot;noteIndex&quot;:0},&quot;citationItems&quot;:[{&quot;id&quot;:3897,&quot;uris&quot;:[&quot;http://zotero.org/users/976121/items/CQBVSWX7&quot;],&quot;uri&quot;:[&quot;http://zotero.org/users/976121/items/CQBVSWX7&quot;],&quot;itemData&quot;:{&quot;id&quot;:3897,&quot;type&quot;:&quot;article-journal&quot;,&quot;title&quot;:&quot;Council Directive 91/271/EEC of 21 May 1991 concerning urban waste-water treatment&quot;,&quot;container-title&quot;:&quot;Official Journal of the European Union&quot;,&quot;page&quot;:&quot;40-52&quot;,&quot;volume&quot;:&quot;L135&quot;,&quot;language&quot;:&quot;EN&quot;,&quot;author&quot;:[{&quot;family&quot;:&quot;EC&quot;,&quot;given&quot;:&quot;&quot;}],&quot;issued&quot;:{&quot;date-parts&quot;:[[&quot;1991&quot;]]}}}],&quot;schema&quot;:&quot;https://github.com/citation-style-language/schema/raw/master/csl-citation.json&quot;} RND4Zicvv3sWP"/><text:span text:style-name="T213">. Това са самостоятелни политики, които няма как да осигурят цялостна защита на морската среда. Те са предписващи, т.е. задават цели и съдържат подробни описания на мониторинговите методи, следени параметри и норми.</text:span></text:p>
      <text:p text:style-name="P17"><text:span text:style-name="T188">С въвеждането и разпространението на рамкови директиви,</text:span><text:span text:style-name="T189"> </text:span><text:span text:style-name="T188">базирани на екосистемния подход, </text:span><text:span text:style-name="T189">европейските закони се променят в посока на </text:span><text:span text:style-name="T190">една </text:span><text:span text:style-name="T189">по-обща, </text:span><text:span text:style-name="T188">цялостна перспектива</text:span><text:span text:style-name="T189">. </text:span><text:span text:style-name="T188">Днес рамковите директиви са основният законов инструмент на </text:span><text:soft-page-break/><text:span text:style-name="T188">политиката на ЕС за околната среда. Те са насочени към мониторинга, опазването и защитата на морската среда, като отговорните институции трябва да могат да се адаптират към новия многосекторен подход. Рамковите директиви оставят детайлите по приложението да се решат от всяка държава членка, не са географски обвързани с националното законодателство, но се отнасят до всички дейности и потребители на даден морски регион, което осигурява интегрирано управление и защита на регионалните морета. Пример за такива директиви са Рамковата директива за водите </text:span><text:reference-mark-start text:name="ZOTERO_ITEM CSL_CITATION {&quot;citationID&quot;:&quot;HzyllOpX&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AZalBXrRru"/><text:span text:style-name="T188">(EC, 2000)</text:span><text:reference-mark-end text:name="ZOTERO_ITEM CSL_CITATION {&quot;citationID&quot;:&quot;HzyllOpX&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AZalBXrRru"/><text:span text:style-name="T188"> и Рамковата директива за морската стратегия </text:span><text:reference-mark-start text:name="ZOTERO_ITEM CSL_CITATION {&quot;citationID&quot;:&quot;1328IqT3&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sAGY9fhi7v"/><text:span text:style-name="T188">(EC, 2008)</text:span><text:reference-mark-end text:name="ZOTERO_ITEM CSL_CITATION {&quot;citationID&quot;:&quot;1328IqT3&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sAGY9fhi7v"/><text:span text:style-name="T188">. </text:span></text:p>
      <text:p text:style-name="P17"><text:span text:style-name="T177">Три основни европейски директиви определят законовата рамка и стратегиите за опазване на околната среда, биоразнообразието и ресурсите </text:span><text:span text:style-name="T191">в морските екосистеми</text:span><text:span text:style-name="T177">.</text:span></text:p>
      <text:p text:style-name="P2"/>
      <text:list xml:id="list228974506" text:style-name="L4">
        <text:list-item>
          <text:p text:style-name="P30"><text:bookmark-start text:name="__RefHeading__1819_970456079"/><text:span text:style-name="T68">Директива за </text:span><text:span text:style-name="T71">местообитанията</text:span><text:span text:style-name="T68"> </text:span><text:span text:style-name="T72">(Д</text:span><text:span text:style-name="T71">М</text:span><text:span text:style-name="T72">)</text:span><text:span text:style-name="T68"> </text:span><text:span text:style-name="T73">(</text:span><text:span text:style-name="T139">92/43/EEC) </text:span><text:reference-mark-start text:name="ZOTERO_ITEM CSL_CITATION {&quot;citationID&quot;:&quot;upbunaume&quot;,&quot;properties&quot;:{&quot;formattedCitation&quot;:&quot;(EC, 1992)&quot;,&quot;plainCitation&quot;:&quot;(EC, 1992)&quot;,&quot;noteIndex&quot;:0},&quot;citationItems&quot;:[{&quot;id&quot;:291,&quot;uris&quot;:[&quot;http://zotero.org/users/976121/items/JBRD342G&quot;],&quot;uri&quot;:[&quot;http://zotero.org/users/976121/items/JBRD342G&quot;],&quot;itemData&quot;:{&quot;id&quot;:291,&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3TSz1h1Mxq"/><text:span text:style-name="T139">(EC, 1992)</text:span><text:bookmark-end text:name="__RefHeading__1819_970456079"/><text:reference-mark-end text:name="ZOTERO_ITEM CSL_CITATION {&quot;citationID&quot;:&quot;upbunaume&quot;,&quot;properties&quot;:{&quot;formattedCitation&quot;:&quot;(EC, 1992)&quot;,&quot;plainCitation&quot;:&quot;(EC, 1992)&quot;,&quot;noteIndex&quot;:0},&quot;citationItems&quot;:[{&quot;id&quot;:291,&quot;uris&quot;:[&quot;http://zotero.org/users/976121/items/JBRD342G&quot;],&quot;uri&quot;:[&quot;http://zotero.org/users/976121/items/JBRD342G&quot;],&quot;itemData&quot;:{&quot;id&quot;:291,&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3TSz1h1Mxq"/></text:p>
        </text:list-item>
      </text:list>
      <text:p text:style-name="P2"><text:bookmark-start text:name="__RefHeading__1821_970456079"/><text:span text:style-name="T140">Директивата </text:span><text:span text:style-name="T138">92/43/EEC</text:span><text:span text:style-name="T140">, известна още като Директива за </text:span><text:span text:style-name="T141">местообитанията</text:span><text:span text:style-name="T140">, цели да осигури опазването и управлението на природните местообитания и на дивата фауна и флора на държавите членки, като това е съгласувано с техните икономически, социални и културни интереси. За тази цел е създадена мрежата от защитени местности Натура 2000. Директивата посочва </text:span><text:span text:style-name="T141">местообитанията</text:span><text:span text:style-name="T140"> и видовете, които заслужават особена защита („</text:span><text:span text:style-name="T142">местообитания</text:span><text:span text:style-name="T140"> от консервационен интерес”).</text:span><text:bookmark-end text:name="__RefHeading__1821_970456079"/></text:p>
      <text:p text:style-name="P2"><text:bookmark-start text:name="__RefHeading__1823_970456079"/>Морската част от мрежата Натура 2000 е създадена с цел възстановяването и поддържането на биологичното разнообразие на морската среда. Мрежата от защитени зони във водите на всяка страна членка трябва да покрива представителен набор от <text:span text:style-name="T236">местообитанията</text:span> и видовете от директивата. Това включва представителност както от гледна точка на площта и на броя <text:span text:style-name="T237">местообитания</text:span>, така и на функционалните аспекти (репродуктивна зона, зона за хранене, миграция). <text:span text:style-name="T144">Поради тази причина размерът на защитените райони зависи от биоразнообразието на региона.</text:span><text:bookmark-end text:name="__RefHeading__1823_970456079"/></text:p>
      <text:p text:style-name="P6">Изборът на включените в Натура 2000 райони се базира на научни критерии като площта на местообитанията и числеността или покритието на видовете от консервационен интерес, както и екологичното им състояние.</text:p>
      <text:p text:style-name="P6"/>
      <text:list xml:id="list2537032705" text:style-name="L5">
        <text:list-item>
          <text:p text:style-name="P31"><text:bookmark-start text:name="__RefHeading__1825_970456079"/><text:span text:style-name="T68">Рамкова </text:span><text:span text:style-name="T74">д</text:span><text:span text:style-name="T68">иректива за </text:span><text:span text:style-name="T74">в</text:span><text:span text:style-name="T68">одите </text:span><text:span text:style-name="T72">(РДВ)</text:span><text:span text:style-name="T68"> (2000/60/EC) </text:span><text:reference-mark-start text:name="ZOTERO_ITEM CSL_CITATION {&quot;citationID&quot;:&quot;208lkbq2cs&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OukG7p0f3g"/><text:span text:style-name="T68">(EC, 2000)</text:span><text:bookmark-end text:name="__RefHeading__1825_970456079"/><text:reference-mark-end text:name="ZOTERO_ITEM CSL_CITATION {&quot;citationID&quot;:&quot;208lkbq2cs&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OukG7p0f3g"/></text:p>
        </text:list-item>
      </text:list>
      <text:p text:style-name="P2"><text:bookmark-start text:name="__RefHeading__1827_970456079"/>Рамковата директива за водите е система от законодателни мерки, която цели да определи минимални стандарти за екологично качество на повърхностните води, <text:span text:style-name="T238">като последните </text:span>включ<text:span text:style-name="T145">ват </text:span>и крайбрежната <text:span text:style-name="T145">морска </text:span>зона. Държавите членки <text:span text:style-name="T146">на ЕС </text:span>трябва да предприемат мерки за достигането на добро екологично състояние от всички водни тела до 2015 г., както и за това да няма допълнително влошаване на настоящ<text:span text:style-name="T147">о</text:span>то екологично състояние.<text:bookmark-end text:name="__RefHeading__1827_970456079"/></text:p>
      <text:p text:style-name="P2"><text:bookmark-start text:name="__RefHeading__1829_970456079"/><text:span text:style-name="T68">Качеството на дадено водно тяло се определя на базата на състоянието на биологични, химични, физични и хидроморфологични елементи за качество. Оценката се базира на интеграцията на дефинирани критерии за качество за всеки елемент. Всеки критерий се класира в един от 5 класа за качество (</text:span><text:span text:style-name="T121">отлично</text:span><text:span text:style-name="T68">, добро, умерено, лошо или много лошо) и впоследствие цялостното състояние на системата се сравнява с референтни условия, отговарящи на неповлияни или минимално повлияни екосистеми </text:span><text:reference-mark-start text:name="ZOTERO_ITEM CSL_CITATION {&quot;citationID&quot;:&quot;2mb3cc607u&quot;,&quot;properties&quot;:{&quot;formattedCitation&quot;:&quot;(IMPRESS, 2003)&quot;,&quot;plainCitation&quot;:&quot;(IMPRESS, 2003)&quot;,&quot;noteIndex&quot;:0},&quot;citationItems&quot;:[{&quot;id&quot;:2634,&quot;uris&quot;:[&quot;http://zotero.org/users/976121/items/KXGDN4UV&quot;],&quot;uri&quot;:[&quot;http://zotero.org/users/976121/items/KXGDN4UV&quot;],&quot;itemData&quot;:{&quot;id&quot;:2634,&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JFn48Teub2"/><text:span text:style-name="T68">(IMPRESS, 2003)</text:span><text:reference-mark-end text:name="ZOTERO_ITEM CSL_CITATION {&quot;citationID&quot;:&quot;2mb3cc607u&quot;,&quot;properties&quot;:{&quot;formattedCitation&quot;:&quot;(IMPRESS, 2003)&quot;,&quot;plainCitation&quot;:&quot;(IMPRESS, 2003)&quot;,&quot;noteIndex&quot;:0},&quot;citationItems&quot;:[{&quot;id&quot;:2634,&quot;uris&quot;:[&quot;http://zotero.org/users/976121/items/KXGDN4UV&quot;],&quot;uri&quot;:[&quot;http://zotero.org/users/976121/items/KXGDN4UV&quot;],&quot;itemData&quot;:{&quot;id&quot;:2634,&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JFn48Teub2"/><text:span text:style-name="T68">.</text:span><text:bookmark-end text:name="__RefHeading__1829_970456079"/></text:p>
      <text:p text:style-name="P2"><text:bookmark-start text:name="__RefHeading__1831_970456079"/><text:span text:style-name="T75">Концепцията за „референтни условия“ се въвежда за пръв път с РДВ в европейското законодателство. Целта й е да </text:span><text:span text:style-name="T76">установи</text:span><text:span text:style-name="T75"> общ стандарт за качеството на естествените водни тела </text:span><text:span text:style-name="T76">(до този момент </text:span><text:span text:style-name="T75">европейската политика за качеството на </text:span><text:soft-page-break/><text:span text:style-name="T75">водите е насочена </text:span><text:span text:style-name="T76">предимно </text:span><text:span text:style-name="T75">към регулирането на специфични замърсители</text:span><text:span text:style-name="T76">) </text:span><text:span text:style-name="T77">и по този начин</text:span><text:span text:style-name="T78"> </text:span><text:span text:style-name="T77">да улесни сравнението на качеството между държавите членки на ЕС</text:span><text:span text:style-name="T75">. </text:span><text:span text:style-name="T79">Въведена е система за класификация на водните тела, за да се отчетат естествените вариации в биоразнообразието, дължащи се на регионални хидрологични, климатични, физични и биологични характеристики. „</text:span><text:span text:style-name="T80">Добро състояние</text:span><text:span text:style-name="T79">“ </text:span><text:span text:style-name="T80">обозначава минимално отклонение от референтите условия, което не води до значителни промени в биологичните съобщества. Всяко по-голямо отклонение се интерпретира като нарушаване на ключовите фактори, от които зависи местното биоразнообразие. </text:span><text:span text:style-name="T81">Този подход </text:span><text:span text:style-name="T82">допуска възможността за възстановяване на биологичните съобщества до добро състояние, ако се прекрати негативното въздействие </text:span><text:reference-mark-start text:name="ZOTERO_ITEM CSL_CITATION {&quot;citationID&quot;:&quot;1fngd40q5r&quot;,&quot;properties&quot;:{&quot;formattedCitation&quot;:&quot;(Bouleau and Pont, 2015)&quot;,&quot;plainCitation&quot;:&quot;(Bouleau and Pont, 2015)&quot;,&quot;noteIndex&quot;:0},&quot;citationItems&quot;:[{&quot;id&quot;:255,&quot;uris&quot;:[&quot;http://zotero.org/users/976121/items/APCT4PIZ&quot;],&quot;uri&quot;:[&quot;http://zotero.org/users/976121/items/APCT4PIZ&quot;],&quot;itemData&quot;:{&quot;id&quot;:255,&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title-short&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OSJB6YwB8O"/>(Bouleau and Pont, 2015)<text:reference-mark-end text:name="ZOTERO_ITEM CSL_CITATION {&quot;citationID&quot;:&quot;1fngd40q5r&quot;,&quot;properties&quot;:{&quot;formattedCitation&quot;:&quot;(Bouleau and Pont, 2015)&quot;,&quot;plainCitation&quot;:&quot;(Bouleau and Pont, 2015)&quot;,&quot;noteIndex&quot;:0},&quot;citationItems&quot;:[{&quot;id&quot;:255,&quot;uris&quot;:[&quot;http://zotero.org/users/976121/items/APCT4PIZ&quot;],&quot;uri&quot;:[&quot;http://zotero.org/users/976121/items/APCT4PIZ&quot;],&quot;itemData&quot;:{&quot;id&quot;:255,&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title-short&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OSJB6YwB8O"/><text:span text:style-name="T148">.</text:span><text:bookmark-end text:name="__RefHeading__1831_970456079"/></text:p>
      <text:p text:style-name="P2"><text:bookmark-start text:name="__RefHeading__1833_970456079"/><text:span text:style-name="T148">Една от най-големите трудности, срещнати при прилагането на РДВ, е определянето на референтните условия за всеки тип водно тяло, тъй като на практика вече съществуват много малко неповлияни екосистеми. Предложените алтернативни подходи включват използването на исторически данни от периоди на минимално човешко въздействие, моделиране или експертно мнение </text:span><text:reference-mark-start text:name="ZOTERO_ITEM CSL_CITATION {&quot;citationID&quot;:&quot;Ki8Z2MKd&quot;,&quot;properties&quot;:{&quot;unsorted&quot;:true,&quot;formattedCitation&quot;:&quot;(Hill et al., 2012; Basset et al., 2013; Borja et al., 2014)&quot;,&quot;plainCitation&quot;:&quot;(Hill et al., 2012; Basset et al., 2013; Borja et al., 2014)&quot;,&quot;noteIndex&quot;:0},&quot;citationItems&quot;:[{&quot;id&quot;:1793,&quot;uris&quot;:[&quot;http://zotero.org/users/976121/items/XFKQUBDX&quot;],&quot;uri&quot;:[&quot;http://zotero.org/users/976121/items/XFKQUBDX&quot;],&quot;itemData&quot;:{&quot;id&quot;:1793,&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0,&quot;uris&quot;:[&quot;http://zotero.org/users/976121/items/Z5JIXVAU&quot;],&quot;uri&quot;:[&quot;http://zotero.org/users/976121/items/Z5JIXVAU&quot;],&quot;itemData&quot;:{&quot;id&quot;:2210,&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title-short&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215,&quot;uris&quot;:[&quot;http://zotero.org/users/976121/items/GFQ3MENR&quot;],&quot;uri&quot;:[&quot;http://zotero.org/users/976121/items/GFQ3MENR&quot;],&quot;itemData&quot;:{&quot;id&quot;:2215,&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ILs3YWb3y1"/><text:span text:style-name="T148">(Hill et al., 2012; Basset et al., 2013; Borja et al., 2014)</text:span><text:reference-mark-end text:name="ZOTERO_ITEM CSL_CITATION {&quot;citationID&quot;:&quot;Ki8Z2MKd&quot;,&quot;properties&quot;:{&quot;unsorted&quot;:true,&quot;formattedCitation&quot;:&quot;(Hill et al., 2012; Basset et al., 2013; Borja et al., 2014)&quot;,&quot;plainCitation&quot;:&quot;(Hill et al., 2012; Basset et al., 2013; Borja et al., 2014)&quot;,&quot;noteIndex&quot;:0},&quot;citationItems&quot;:[{&quot;id&quot;:1793,&quot;uris&quot;:[&quot;http://zotero.org/users/976121/items/XFKQUBDX&quot;],&quot;uri&quot;:[&quot;http://zotero.org/users/976121/items/XFKQUBDX&quot;],&quot;itemData&quot;:{&quot;id&quot;:1793,&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0,&quot;uris&quot;:[&quot;http://zotero.org/users/976121/items/Z5JIXVAU&quot;],&quot;uri&quot;:[&quot;http://zotero.org/users/976121/items/Z5JIXVAU&quot;],&quot;itemData&quot;:{&quot;id&quot;:2210,&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title-short&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215,&quot;uris&quot;:[&quot;http://zotero.org/users/976121/items/GFQ3MENR&quot;],&quot;uri&quot;:[&quot;http://zotero.org/users/976121/items/GFQ3MENR&quot;],&quot;itemData&quot;:{&quot;id&quot;:2215,&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ILs3YWb3y1"/><text:span text:style-name="T148">.</text:span><text:bookmark-end text:name="__RefHeading__1833_970456079"/></text:p>
      <text:p text:style-name="P2"><text:bookmark-start text:name="__RefHeading__1835_970456079"/><text:span text:style-name="T68">Макробезгръбначните са един от биологичните елементи за качество на </text:span><text:span text:style-name="T83">РДВ</text:span><text:span text:style-name="T68">, като критериите за качество са </text:span><text:span text:style-name="T84">съставът</text:span><text:span text:style-name="T68">, разнообразието и числеността на фауната. За целите на </text:span><text:span text:style-name="T83">РДВ</text:span><text:span text:style-name="T68"> са разработени и интеркалибрирани много б</text:span><text:span text:style-name="T122">иотични</text:span><text:span text:style-name="T68"> индекси </text:span><text:span text:style-name="T85">за оценка на тяхното състояние</text:span><text:span text:style-name="T68">, които съчетават параметри като численост, биомаса, разнообразие, класификации на видовете в групи по чувствителност/толерантност, многомерни индекси и </text:span><text:span text:style-name="T78">др</text:span><text:span text:style-name="T68">. </text:span><text:reference-mark-start text:name="ZOTERO_ITEM CSL_CITATION {&quot;citationID&quot;:&quot;aZb5B2oz&quot;,&quot;properties&quot;:{&quot;unsorted&quot;:true,&quot;formattedCitation&quot;:&quot;(Diaz et al., 2004; Borja et al., 2004; Birk et al., 2012)&quot;,&quot;plainCitation&quot;:&quot;(Diaz et al., 2004; Borja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172,&quot;uris&quot;:[&quot;http://zotero.org/users/976121/items/T9EARDNN&quot;],&quot;uri&quot;:[&quot;http://zotero.org/users/976121/items/T9EARDNN&quot;],&quot;itemData&quot;:{&quot;id&quot;:2172,&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title-short&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GGr60Bpn2e"/>(Diaz et al., 2004; Borja et al., 2004; Birk et al., 2012)<text:reference-mark-end text:name="ZOTERO_ITEM CSL_CITATION {&quot;citationID&quot;:&quot;aZb5B2oz&quot;,&quot;properties&quot;:{&quot;unsorted&quot;:true,&quot;formattedCitation&quot;:&quot;(Diaz et al., 2004; Borja et al., 2004; Birk et al., 2012)&quot;,&quot;plainCitation&quot;:&quot;(Diaz et al., 2004; Borja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172,&quot;uris&quot;:[&quot;http://zotero.org/users/976121/items/T9EARDNN&quot;],&quot;uri&quot;:[&quot;http://zotero.org/users/976121/items/T9EARDNN&quot;],&quot;itemData&quot;:{&quot;id&quot;:2172,&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title-short&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GGr60Bpn2e"/>.<text:bookmark-end text:name="__RefHeading__1835_970456079"/></text:p>
      <text:p text:style-name="P15"><text:span text:style-name="T33">РДВ се основава на </text:span><text:span text:style-name="T34">идеята</text:span><text:span text:style-name="T33"> за стабилни екосистеми, които се развиват и реагират на въздействие по предвидим начин: </text:span><text:span text:style-name="T35">преминават през серия от фази на развитие до достигането на екологичен климакс, който съществува, докато не настъпи значима промяна в условията на средата </text:span><text:reference-mark-start text:name="ZOTERO_ITEM CSL_CITATION {&quot;citationID&quot;:&quot;CKvDGN7l&quot;,&quot;properties&quot;:{&quot;formattedCitation&quot;:&quot;(Odum, 1953)&quot;,&quot;plainCitation&quot;:&quot;(Odum, 1953)&quot;,&quot;noteIndex&quot;:0},&quot;citationItems&quot;:[{&quot;id&quot;:2558,&quot;uris&quot;:[&quot;http://zotero.org/users/976121/items/E5G9T74A&quot;],&quot;uri&quot;:[&quot;http://zotero.org/users/976121/items/E5G9T74A&quot;],&quot;itemData&quot;:{&quot;id&quot;:2558,&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FQFnyqz4Z"/><text:span text:style-name="T35">(Odum, 1953)</text:span><text:reference-mark-end text:name="ZOTERO_ITEM CSL_CITATION {&quot;citationID&quot;:&quot;CKvDGN7l&quot;,&quot;properties&quot;:{&quot;formattedCitation&quot;:&quot;(Odum, 1953)&quot;,&quot;plainCitation&quot;:&quot;(Odum, 1953)&quot;,&quot;noteIndex&quot;:0},&quot;citationItems&quot;:[{&quot;id&quot;:2558,&quot;uris&quot;:[&quot;http://zotero.org/users/976121/items/E5G9T74A&quot;],&quot;uri&quot;:[&quot;http://zotero.org/users/976121/items/E5G9T74A&quot;],&quot;itemData&quot;:{&quot;id&quot;:2558,&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FQFnyqz4Z"/><text:span text:style-name="T35">. </text:span><text:span text:style-name="T36">След </text:span><text:span text:style-name="T34">нарушаване на това равновесие</text:span><text:span text:style-name="T36">, екосистемите постепенно се възстановяват до „оптималното“ си състояние. Концепцията за рефер</text:span><text:span text:style-name="T40">е</text:span><text:span text:style-name="T36">нтни условия се базира на тази идея. Модерните </text:span><text:span text:style-name="T37">екологични</text:span><text:span text:style-name="T36"> изследвания обаче разглеждат екосистемите като нестабилни, отворени</text:span><text:span text:style-name="T38">, с висока пространствена хетерогенност</text:span><text:span text:style-name="T36"> и организирани на йерархичен принцип </text:span><text:reference-mark-start text:name="ZOTERO_ITEM CSL_CITATION {&quot;citationID&quot;:&quot;IBrv0R4i&quot;,&quot;properties&quot;:{&quot;unsorted&quot;:true,&quot;formattedCitation&quot;:&quot;(O\\uc0\\u8217{}Neill, 2001)&quot;,&quot;plainCitation&quot;:&quot;(O’Neill, 2001)&quot;,&quot;noteIndex&quot;:0},&quot;citationItems&quot;:[{&quot;id&quot;:2556,&quot;uris&quot;:[&quot;http://zotero.org/users/976121/items/8FBQ9JZS&quot;],&quot;uri&quot;:[&quot;http://zotero.org/users/976121/items/8FBQ9JZS&quot;],&quot;itemData&quot;:{&quot;id&quot;:2556,&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title-short&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a37xvzxo6s"/><text:span text:style-name="T159">(O</text:span><text:span text:style-name="T149">’Neill, 2001)</text:span><text:reference-mark-end text:name="ZOTERO_ITEM CSL_CITATION {&quot;citationID&quot;:&quot;IBrv0R4i&quot;,&quot;properties&quot;:{&quot;unsorted&quot;:true,&quot;formattedCitation&quot;:&quot;(O\\uc0\\u8217{}Neill, 2001)&quot;,&quot;plainCitation&quot;:&quot;(O’Neill, 2001)&quot;,&quot;noteIndex&quot;:0},&quot;citationItems&quot;:[{&quot;id&quot;:2556,&quot;uris&quot;:[&quot;http://zotero.org/users/976121/items/8FBQ9JZS&quot;],&quot;uri&quot;:[&quot;http://zotero.org/users/976121/items/8FBQ9JZS&quot;],&quot;itemData&quot;:{&quot;id&quot;:2556,&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title-short&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a37xvzxo6s"/><text:span text:style-name="T48">. </text:span><text:span text:style-name="T49">В резултат на влиянията те се променят по сложен, нелинеен начин </text:span><text:span text:style-name="T50">и</text:span><text:span text:style-name="T51"> </text:span><text:span text:style-name="T50">най-</text:span><text:span text:style-name="T49">често не могат да се върнат към първоначалното си състояние, ако/когато предишните условия бъдат възстановени. </text:span><text:span text:style-name="T53">Също така, една екосистема може да съществува в р</text:span><text:span text:style-name="T49">азлични </text:span><text:span text:style-name="T53">характерни </text:span><text:span text:style-name="T49">стабилни състояния (multiple stable states) </text:span><text:reference-mark-start text:name="ZOTERO_ITEM CSL_CITATION {&quot;citationID&quot;:&quot;2enoqmk3qc&quot;,&quot;properties&quot;:{&quot;formattedCitation&quot;:&quot;(Scheffer et al., 2001)&quot;,&quot;plainCitation&quot;:&quot;(Scheffer et al., 2001)&quot;,&quot;noteIndex&quot;:0},&quot;citationItems&quot;:[{&quot;id&quot;:2554,&quot;uris&quot;:[&quot;http://zotero.org/users/976121/items/7MJ4XD67&quot;],&quot;uri&quot;:[&quot;http://zotero.org/users/976121/items/7MJ4XD67&quot;],&quot;itemData&quot;:{&quot;id&quot;:2554,&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h8CttDQNFQ"/><text:span text:style-name="T54">(Scheffer et al., 2001)</text:span><text:reference-mark-end text:name="ZOTERO_ITEM CSL_CITATION {&quot;citationID&quot;:&quot;2enoqmk3qc&quot;,&quot;properties&quot;:{&quot;formattedCitation&quot;:&quot;(Scheffer et al., 2001)&quot;,&quot;plainCitation&quot;:&quot;(Scheffer et al., 2001)&quot;,&quot;noteIndex&quot;:0},&quot;citationItems&quot;:[{&quot;id&quot;:2554,&quot;uris&quot;:[&quot;http://zotero.org/users/976121/items/7MJ4XD67&quot;],&quot;uri&quot;:[&quot;http://zotero.org/users/976121/items/7MJ4XD67&quot;],&quot;itemData&quot;:{&quot;id&quot;:2554,&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h8CttDQNFQ"/><text:span text:style-name="T55">.</text:span><text:span text:style-name="T48"> </text:span><text:span text:style-name="T56">В този смисъл, д</text:span><text:span text:style-name="T57">ефинираните според РДВ референтни условия </text:span><text:span text:style-name="T52">до </text:span><text:span text:style-name="T56">голяма</text:span><text:span text:style-name="T52"> степен </text:span><text:span text:style-name="T57">противоречат на динамичния характер на развитие на водните екосистеми. </text:span><text:span text:style-name="T53">П</text:span><text:span text:style-name="T58">овечето от </text:span><text:span text:style-name="T52">създадените</text:span><text:span text:style-name="T58"> за </text:span><text:span text:style-name="T52">целите на </text:span><text:span text:style-name="T58">РДВ индекси </text:span><text:span text:style-name="T53">също </text:span><text:span text:style-name="T58">се базират на статична оценка на водните съобщества (моментни „снимки“ на състоянието) и не </text:span><text:span text:style-name="T65">обръщат достатъчно внимание на </text:span><text:span text:style-name="T59">идеята за континуум на структурата на съобществата в екологичните градиенти </text:span><text:reference-mark-start text:name="ZOTERO_ITEM CSL_CITATION {&quot;citationID&quot;:&quot;egncmla2i&quot;,&quot;properties&quot;:{&quot;formattedCitation&quot;:&quot;(Friberg et al., 2011)&quot;,&quot;plainCitation&quot;:&quot;(Friberg et al., 2011)&quot;,&quot;noteIndex&quot;:0},&quot;citationItems&quot;:[{&quot;id&quot;:2559,&quot;uris&quot;:[&quot;http://zotero.org/users/976121/items/HHUHN3F2&quot;],&quot;uri&quot;:[&quot;http://zotero.org/users/976121/items/HHUHN3F2&quot;],&quot;itemData&quot;:{&quot;id&quot;:2559,&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NEG31Z7wVH"/><text:span text:style-name="T59">(Friberg et al., 2011)</text:span><text:reference-mark-end text:name="ZOTERO_ITEM CSL_CITATION {&quot;citationID&quot;:&quot;egncmla2i&quot;,&quot;properties&quot;:{&quot;formattedCitation&quot;:&quot;(Friberg et al., 2011)&quot;,&quot;plainCitation&quot;:&quot;(Friberg et al., 2011)&quot;,&quot;noteIndex&quot;:0},&quot;citationItems&quot;:[{&quot;id&quot;:2559,&quot;uris&quot;:[&quot;http://zotero.org/users/976121/items/HHUHN3F2&quot;],&quot;uri&quot;:[&quot;http://zotero.org/users/976121/items/HHUHN3F2&quot;],&quot;itemData&quot;:{&quot;id&quot;:2559,&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NEG31Z7wVH"/><text:span text:style-name="T59">. Липсата на функционални критерии в тези индекси е основн</text:span><text:span text:style-name="T60">а</text:span><text:span text:style-name="T59"> критик</text:span><text:span text:style-name="T60">а </text:span><text:span text:style-name="T61">на прилагането на РДВ; затова </text:span><text:span text:style-name="T62">последните разработени индикатори вече включват и функционален аспект </text:span><text:reference-mark-start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noteIndex&quot;:0},&quot;citationItems&quot;:[{&quot;id&quot;:280,&quot;uris&quot;:[&quot;http://zotero.org/users/976121/items/EJNVWZ27&quot;],&quot;uri&quot;:[&quot;http://zotero.org/users/976121/items/EJNVWZ27&quot;],&quot;itemData&quot;:{&quot;id&quot;:280,&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254,&quot;uris&quot;:[&quot;http://zotero.org/users/976121/items/9INNJ3NE&quot;],&quot;uri&quot;:[&quot;http://zotero.org/users/976121/items/9INNJ3NE&quot;],&quot;itemData&quot;:{&quot;id&quot;:254,&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title-short&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05,&quot;uris&quot;:[&quot;http://zotero.org/users/976121/items/HBQW48HX&quot;],&quot;uri&quot;:[&quot;http://zotero.org/users/976121/items/HBQW48HX&quot;],&quot;itemData&quot;:{&quot;id&quot;:805,&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1952,&quot;uris&quot;:[&quot;http://zotero.org/users/976121/items/7Z2V42DA&quot;],&quot;uri&quot;:[&quot;http://zotero.org/users/976121/items/7Z2V42DA&quot;],&quot;itemData&quot;:{&quot;id&quot;:1952,&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title-short&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pMsnrSoZT7"/><text:span text:style-name="T62">(Angel Borja et al., 2008; Borja et al., 2009b; Piet and Pranovi, 2005; Paganelli et al., 2012)</text:span><text:reference-mark-end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noteIndex&quot;:0},&quot;citationItems&quot;:[{&quot;id&quot;:280,&quot;uris&quot;:[&quot;http://zotero.org/users/976121/items/EJNVWZ27&quot;],&quot;uri&quot;:[&quot;http://zotero.org/users/976121/items/EJNVWZ27&quot;],&quot;itemData&quot;:{&quot;id&quot;:280,&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254,&quot;uris&quot;:[&quot;http://zotero.org/users/976121/items/9INNJ3NE&quot;],&quot;uri&quot;:[&quot;http://zotero.org/users/976121/items/9INNJ3NE&quot;],&quot;itemData&quot;:{&quot;id&quot;:254,&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title-short&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05,&quot;uris&quot;:[&quot;http://zotero.org/users/976121/items/HBQW48HX&quot;],&quot;uri&quot;:[&quot;http://zotero.org/users/976121/items/HBQW48HX&quot;],&quot;itemData&quot;:{&quot;id&quot;:805,&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1952,&quot;uris&quot;:[&quot;http://zotero.org/users/976121/items/7Z2V42DA&quot;],&quot;uri&quot;:[&quot;http://zotero.org/users/976121/items/7Z2V42DA&quot;],&quot;itemData&quot;:{&quot;id&quot;:1952,&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title-short&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pMsnrSoZT7"/><text:span text:style-name="T62">. </text:span><text:span text:style-name="T66">Той е заложен и при разработването на Рамковата директива за морската стратегия.</text:span></text:p>
      <text:p text:style-name="P2"/>
      <text:list xml:id="list1123570214" text:style-name="L6">
        <text:list-item>
          <text:p text:style-name="P32"><text:bookmark-start text:name="__RefHeading__1839_970456079"/><text:span text:style-name="T68">Рамкова </text:span><text:span text:style-name="T86">д</text:span><text:span text:style-name="T68">иректива за </text:span><text:span text:style-name="T86">м</text:span><text:span text:style-name="T68">орска </text:span><text:span text:style-name="T86">с</text:span><text:span text:style-name="T68">тратегия </text:span><text:span text:style-name="T72">(РДМС)</text:span><text:span text:style-name="T68"> </text:span><text:span text:style-name="T87">(2008/56/EC) </text:span><text:reference-mark-start text:name="ZOTERO_ITEM CSL_CITATION {&quot;citationID&quot;:&quot;ufu68lr6i&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B6UrEIldmg"/><text:span text:style-name="T87">(EC, 2008)</text:span><text:bookmark-end text:name="__RefHeading__1839_970456079"/><text:reference-mark-end text:name="ZOTERO_ITEM CSL_CITATION {&quot;citationID&quot;:&quot;ufu68lr6i&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B6UrEIldmg"/></text:p>
        </text:list-item>
      </text:list>
      <text:p text:style-name="P3"><text:bookmark-start text:name="__RefHeading__1841_970456079"/><text:soft-page-break/><text:span text:style-name="T68">Директивата 2008/56/EC определя общата европейска политика за </text:span><text:span text:style-name="T88">пред</text:span><text:span text:style-name="T68">пазване на морската среда</text:span><text:span text:style-name="T89"> от увреждане в резултат на човешки дейности. </text:span><text:span text:style-name="T90">Тя задължава д</text:span><text:span text:style-name="T89">ържавите членки да разработят стратегии за постигането на „добро състояние на морската околна среда“ до 2020 г., които да включват мерки за опазване на морските екосистеми и осигуряване на устойчиви икономически дейности и практики, свързани с тях. </text:span><text:span text:style-name="T91">Това предполага извършването на първоначална оценка на състоянието на екосистемите, </text:span><text:span text:style-name="T92">дефиницията</text:span><text:span text:style-name="T91"> на „</text:span><text:span text:style-name="T92">добро състояние</text:span><text:span text:style-name="T91">“</text:span><text:span text:style-name="T92">, определянето</text:span><text:span text:style-name="T91"> </text:span><text:span text:style-name="T92">на </text:span><text:span text:style-name="T91">конкретни </text:span><text:span text:style-name="T93">критерии и </text:span><text:span text:style-name="T91">цели </text:span><text:span text:style-name="T92">за постигането му, както </text:span><text:span text:style-name="T91">и разработването на мониторингови програми.</text:span><text:bookmark-end text:name="__RefHeading__1841_970456079"/></text:p>
      <text:p text:style-name="P3"><text:span text:style-name="T94">Регионалното сътрудничество и съгласуването на мерките </text:span><text:span text:style-name="T95">и тяхното изпълнение </text:span><text:span text:style-name="T94">между съседни държави членки </text:span><text:span text:style-name="T95">е</text:span><text:span text:style-name="T94"> ключов елемент </text:span><text:span text:style-name="T95">при прилагането на </text:span><text:span text:style-name="T123">РДМС</text:span><text:span text:style-name="T95">, </text:span><text:span text:style-name="T96">както и използването на предишен опит и програми по РДВ и Регионалните </text:span><text:span text:style-name="T92">морски </text:span><text:span text:style-name="T96">конвенции</text:span><text:span text:style-name="T95">. </text:span></text:p>
      <text:p text:style-name="P2"><text:bookmark-start text:name="__RefHeading__1843_970456079"/><text:span text:style-name="T97">Взимайки предвид наученото при прилагането на РДВ, както и критиките към нея, </text:span><text:span text:style-name="T98">РДМС разглежда </text:span><text:span text:style-name="T97">морските </text:span><text:span text:style-name="T98">екосистеми </text:span><text:span text:style-name="T97">в тяхната цялост, </text:span><text:span text:style-name="T99">прилагайки т. нар. „екосистемен подход“.</text:span><text:span text:style-name="T100"> Той отчита взаимната свързаност и зависимост на компонентите на екосистемите, като източниците на въздействие се разглеждат в контекста на ефекта </text:span><text:span text:style-name="T101">им </text:span><text:span text:style-name="T100">върху функционирането на екосистемите </text:span><text:reference-mark-start text:name="ZOTERO_ITEM CSL_CITATION {&quot;citationID&quot;:&quot;10rhTja7&quot;,&quot;properties&quot;:{&quot;unsorted&quot;:true,&quot;formattedCitation&quot;:&quot;(Borja et al., 2009a, 2010; Curtin and Prellezo, 2010)&quot;,&quot;plainCitation&quot;:&quot;(Borja et al., 2009a, 2010; Curtin and Prellezo, 2010)&quot;,&quot;noteIndex&quot;:0},&quot;citationItems&quot;:[{&quot;id&quot;:1593,&quot;uris&quot;:[&quot;http://zotero.org/users/976121/items/DRX6ZBJS&quot;],&quot;uri&quot;:[&quot;http://zotero.org/users/976121/items/DRX6ZBJS&quot;],&quot;itemData&quot;:{&quot;id&quot;:1593,&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id&quot;:2090,&quot;uris&quot;:[&quot;http://zotero.org/users/976121/items/Q97HC9GA&quot;],&quot;uri&quot;:[&quot;http://zotero.org/users/976121/items/Q97HC9GA&quot;],&quot;itemData&quot;:{&quot;id&quot;:2090,&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3279,&quot;uris&quot;:[&quot;http://zotero.org/users/976121/items/RBGP5R7Q&quot;],&quot;uri&quot;:[&quot;http://zotero.org/users/976121/items/RBGP5R7Q&quot;],&quot;itemData&quot;:{&quot;id&quot;:3279,&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title-short&quot;:&quot;Understanding marine ecosystem based management&quot;,&quot;journalAbbreviation&quot;:&quot;Marine Policy&quot;,&quot;author&quot;:[{&quot;family&quot;:&quot;Curtin&quot;,&quot;given&quot;:&quot;Richard&quot;},{&quot;family&quot;:&quot;Prellezo&quot;,&quot;given&quot;:&quot;Raúl&quot;}],&quot;issued&quot;:{&quot;date-parts&quot;:[[&quot;2010&quot;]]}}}],&quot;schema&quot;:&quot;https://github.com/citation-style-language/schema/raw/master/csl-citation.json&quot;} RND97rjR4c0Tf"/>(Borja et al., 2009a, 2010; Curtin and Prellezo, 2010)<text:reference-mark-end text:name="ZOTERO_ITEM CSL_CITATION {&quot;citationID&quot;:&quot;10rhTja7&quot;,&quot;properties&quot;:{&quot;unsorted&quot;:true,&quot;formattedCitation&quot;:&quot;(Borja et al., 2009a, 2010; Curtin and Prellezo, 2010)&quot;,&quot;plainCitation&quot;:&quot;(Borja et al., 2009a, 2010; Curtin and Prellezo, 2010)&quot;,&quot;noteIndex&quot;:0},&quot;citationItems&quot;:[{&quot;id&quot;:1593,&quot;uris&quot;:[&quot;http://zotero.org/users/976121/items/DRX6ZBJS&quot;],&quot;uri&quot;:[&quot;http://zotero.org/users/976121/items/DRX6ZBJS&quot;],&quot;itemData&quot;:{&quot;id&quot;:1593,&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id&quot;:2090,&quot;uris&quot;:[&quot;http://zotero.org/users/976121/items/Q97HC9GA&quot;],&quot;uri&quot;:[&quot;http://zotero.org/users/976121/items/Q97HC9GA&quot;],&quot;itemData&quot;:{&quot;id&quot;:2090,&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3279,&quot;uris&quot;:[&quot;http://zotero.org/users/976121/items/RBGP5R7Q&quot;],&quot;uri&quot;:[&quot;http://zotero.org/users/976121/items/RBGP5R7Q&quot;],&quot;itemData&quot;:{&quot;id&quot;:3279,&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title-short&quot;:&quot;Understanding marine ecosystem based management&quot;,&quot;journalAbbreviation&quot;:&quot;Marine Policy&quot;,&quot;author&quot;:[{&quot;family&quot;:&quot;Curtin&quot;,&quot;given&quot;:&quot;Richard&quot;},{&quot;family&quot;:&quot;Prellezo&quot;,&quot;given&quot;:&quot;Raúl&quot;}],&quot;issued&quot;:{&quot;date-parts&quot;:[[&quot;2010&quot;]]}}}],&quot;schema&quot;:&quot;https://github.com/citation-style-language/schema/raw/master/csl-citation.json&quot;} RND97rjR4c0Tf"/><text:span text:style-name="T97">. </text:span><text:span text:style-name="T68">Доброто състояние на екосистемите се определя на базата на 11 качествени дескриптора, всеки от които е свързан с определени критерии и индикатори. То предвижда опазване на морската среда, предотвратяване на допълнителното влошаване на състоянието й и възстановяване, когато това е практично.</text:span><text:bookmark-end text:name="__RefHeading__1843_970456079"/></text:p>
      <text:p text:style-name="P2"><text:bookmark-start text:name="__RefHeading__1845_970456079"/>Зообентосните съобщества влизат в критериите за качество на 4 от тези дескриптори:<text:bookmark-end text:name="__RefHeading__1845_970456079"/></text:p>
      <text:list xml:id="list3965394989" text:style-name="L7">
        <text:list-item>
          <text:list>
            <text:list-item>
              <text:p text:style-name="P43"><text:bookmark-start text:name="__RefHeading__1847_970456079"/>Д<text:span text:style-name="T172">ескриптор </text:span>1: Биологичното разнообразие се поддържа. Качеството и срещането на местообитанията, както и разпределението и числеността на видовете съответстват на преобладаващите физиографски, географски и климатични условия.<text:bookmark-end text:name="__RefHeading__1847_970456079"/></text:p>
            </text:list-item>
            <text:list-item>
              <text:p text:style-name="P43"><text:bookmark-start text:name="__RefHeading__1849_970456079"/>Д<text:span text:style-name="T172">ескриптор </text:span>2: Чуждите видове, внесени в резултат на човешки дейности, са на равнища, които не предизвикват неблагоприятни промени в екосистемата.<text:bookmark-end text:name="__RefHeading__1849_970456079"/></text:p>
            </text:list-item>
            <text:list-item>
              <text:p text:style-name="P43"><text:bookmark-start text:name="__RefHeading__1851_970456079"/>Д<text:span text:style-name="T172">ескриптор </text:span>4: Всички елементи на морските хранителни мрежи се проявяват, доколкото са познати, се срещат с нормална численост и разнообразие и на равнища, които са в състояние да гарантират дългосрочната численост на видовете и запазването на тяхната пълна възпроизводителна способност.<text:bookmark-end text:name="__RefHeading__1851_970456079"/></text:p>
            </text:list-item>
            <text:list-item>
              <text:p text:style-name="P43"><text:bookmark-start text:name="__RefHeading__1853_970456079"/>Д<text:span text:style-name="T172">ескриптор </text:span>6: Целостта на морското дъно е на равнище, което позволява запазването на структурата и функциите на екосистемите, и по-специално бентосните екосистеми не са засегнати по неблагоприятен начин.<text:bookmark-end text:name="__RefHeading__1853_970456079"/></text:p>
            </text:list-item>
          </text:list>
        </text:list-item>
      </text:list>
      <text:p text:style-name="P2"/>
      <text:p text:style-name="P2"><text:bookmark-start text:name="__RefHeading__1855_970456079"/><text:span text:style-name="T83">РДВ </text:span><text:span text:style-name="T68">и </text:span><text:span text:style-name="T83">РДМС </text:span><text:span text:style-name="T68">се заст</text:span><text:span text:style-name="T102">ъпват</text:span><text:span text:style-name="T68"> в крайбрежната морска зона: първата се отнася до морските водни тела в рамките на 1 морска миля от брега, а втората разширява покритието до границата на териториалните води на държавите членки. Двете директиви имат сходна цел – </text:span><text:span text:style-name="T83">РДМС</text:span><text:span text:style-name="T68"> се фокусира върху постигането на добро състояние (Good Environmental Status) на морските води, а </text:span><text:span text:style-name="T83">РДВ</text:span><text:span text:style-name="T68"> – добро екологично и химично състояние (Good Ecological and Chemical Status). Въпреки че дефинициите за доброто състояние по всяка от двете директиви не са еквивалентни, те до голяма степен се припокриват – особено във връзка с химичното качество на водите, ефектите на обогатяването им с биогени (еутрофикация), както и в някои аспекти на екологичното и хидроморфологичното качество.</text:span><text:bookmark-end text:name="__RefHeading__1855_970456079"/></text:p>
      <text:p text:style-name="P4"><text:bookmark-start text:name="__RefHeading__1857_970456079"/><text:soft-page-break/>Основната разлика между директивите е по-широкият обхват на доброто състояние по <text:span text:style-name="T173">РДМС</text:span> – <text:span text:style-name="T222">тя</text:span> включва елементи на биоразнообразието и натиски за крайбрежните води, които <text:span text:style-name="T173">РДВ</text:span> не отчита. Примери за това са шумовото замърсяване, отпадъците, повечето комерсиално експлоатирани видове риби, морските бозайници. Мащабите на оценяване на състоянието също са различни – <text:span text:style-name="T173">РДВ</text:span> оценява състоянието <text:span text:style-name="T220">само </text:span>на водни<text:span text:style-name="T214">те</text:span> тела в крайбрежната зона <text:span text:style-name="T220">(до 1 морска миля от брега), докато РДМС</text:span> изисква достигането на добро състояние на <text:span text:style-name="T174">нивото на </text:span>морски региони или подрегиони, <text:span text:style-name="T220">покривайки всички морски води под юрисдикцията на държавите членки (териториални води и ексклузивна икономическа зона)</text:span>. <text:span text:style-name="T221">Това разширяване на обхвата на мониторинговите дейности е ново за европейкото законодателство и е едно от основните предизвикателства пред приложението на директивата.</text:span><text:bookmark-end text:name="__RefHeading__1857_970456079"/></text:p>
      <text:p text:style-name="P2"><text:bookmark-start text:name="__RefHeading__1859_970456079"/><text:span text:style-name="T68">Подходите на двете директиви към опазването на морската среда също са различни. </text:span><text:span text:style-name="T83">РДВ</text:span><text:span text:style-name="T68"> разделя екосистемите на съставните им части и оценява състоянието им поотделно, като цялостното състояние се определя от състоянието на най-лошия елемент – </text:span><text:span text:style-name="T124">т. нар. one out, all out принцип, в съответствие с принципа на предпазливостта</text:span><text:span text:style-name="T68">. </text:span><text:span text:style-name="T83">РДМС</text:span><text:span text:style-name="T68"> от своя страна има по-функционален подход, базирайки се на 11-те дескриптора, които, взети заедно, определят доброто екологично състояние. </text:span><text:bookmark-end text:name="__RefHeading__1859_970456079"/></text:p>
      <text:p text:style-name="Thesis_5f_body"><text:bookmark-start text:name="__RefHeading__1861_970456079"/><text:span text:style-name="T177">В крайбрежните води, където двете директиви се застъпват, </text:span><text:span text:style-name="T192">РДМС</text:span><text:span text:style-name="T177"> предвижда прилагането само на тези аспекти от доброто състояние, които не се покриват от </text:span><text:span text:style-name="T192">РДВ</text:span><text:span text:style-name="T177"> (т.е. шум, отпадъци, някои елементи на биоразнообразието, </text:span><text:span text:style-name="T193">натиски</text:span><text:span text:style-name="T177">). Добре е индикаторите за състояние да се подберат така, че да са съгласувани колкото е възможно повече с вече съществуващите критерии и индикатори за </text:span><text:span text:style-name="T192">РДВ </text:span><text:reference-mark-start text:name="ZOTERO_ITEM CSL_CITATION {&quot;citationID&quot;:&quot;jndNgnTY&quot;,&quot;properties&quot;:{&quot;formattedCitation&quot;:&quot;(Cardoso et al., 2010; Patricio et al., 2014)&quot;,&quot;plainCitation&quot;:&quot;(Cardoso et al., 2010; Patricio et al., 2014)&quot;,&quot;noteIndex&quot;:0},&quot;citationItems&quot;:[{&quot;id&quot;:2783,&quot;uris&quot;:[&quot;http://zotero.org/users/976121/items/2T6E3P4M&quot;],&quot;uri&quot;:[&quot;http://zotero.org/users/976121/items/2T6E3P4M&quot;],&quot;itemData&quot;:{&quot;id&quot;:2783,&quot;type&quot;:&quot;report&quot;,&quot;title&quot;:&quot;Scientific support to the European Commission on the Marine Strategy Framework Directive&quot;,&quot;publisher&quot;:&quot;JRC-ICES&quot;,&quot;publisher-place&quot;:&quot;Luxembourg&quot;,&quot;page&quot;:&quot;57&quot;,&quot;genre&quot;:&quot;Joint Report&quot;,&quot;event-place&quot;:&quot;Luxembourg&quot;,&quot;number&quot;:&quot;EUR  24336 EN&quot;,&quot;language&quot;:&quot;EN&quot;,&quot;author&quot;:[{&quot;family&quot;:&quot;Cardoso&quot;,&quot;given&quot;:&quot;A. C.&quot;},{&quot;family&quot;:&quot;Cochrane&quot;,&quot;given&quot;:&quot;S.&quot;},{&quot;family&quot;:&quot;Doerner&quot;,&quot;given&quot;:&quot;H.&quot;},{&quot;family&quot;:&quot;Ferreira&quot;,&quot;given&quot;:&quot;João G.&quot;},{&quot;family&quot;:&quot;Galgani&quot;,&quot;given&quot;:&quot;F.&quot;},{&quot;family&quot;:&quot;Hagebro&quot;,&quot;given&quot;:&quot;C.&quot;},{&quot;family&quot;:&quot;Hanke&quot;,&quot;given&quot;:&quot;G.&quot;},{&quot;family&quot;:&quot;Hoepffner&quot;,&quot;given&quot;:&quot;Nicolas&quot;},{&quot;family&quot;:&quot;Keizer&quot;,&quot;given&quot;:&quot;P. D.&quot;},{&quot;family&quot;:&quot;Law&quot;,&quot;given&quot;:&quot;R.&quot;},{&quot;family&quot;:&quot;Olenin&quot;,&quot;given&quot;:&quot;S.&quot;},{&quot;family&quot;:&quot;Piet&quot;,&quot;given&quot;:&quot;Gerjan J.&quot;},{&quot;family&quot;:&quot;Rice&quot;,&quot;given&quot;:&quot;Jake&quot;},{&quot;family&quot;:&quot;Rogers&quot;,&quot;given&quot;:&quot;S. I.&quot;},{&quot;family&quot;:&quot;Swartenbroux&quot;,&quot;given&quot;:&quot;F.&quot;},{&quot;family&quot;:&quot;Tasker&quot;,&quot;given&quot;:&quot;M. L.&quot;},{&quot;family&quot;:&quot;Bund&quot;,&quot;given&quot;:&quot;W.&quot;,&quot;non-dropping-particle&quot;:&quot;van de&quot;}],&quot;issued&quot;:{&quot;date-parts&quot;:[[&quot;2010&quot;]]}}},{&quot;id&quot;:2164,&quot;uris&quot;:[&quot;http://zotero.org/users/976121/items/FDWQ89ED&quot;],&quot;uri&quot;:[&quot;http://zotero.org/users/976121/items/FDWQ89ED&quot;],&quot;itemData&quot;:{&quot;id&quot;:2164,&quot;type&quot;:&quot;report&quot;,&quot;title&quot;:&quot;DEVOTES recommendations for the implementation of the Marine Strategy Framework Directive&quot;,&quot;publisher&quot;:&quot;JRC&quot;,&quot;page&quot;:&quot;71&quot;,&quot;genre&quot;:&quot;DEVOTES Deliverable&quot;,&quot;number&quot;:&quot;1.5&quot;,&quot;author&quot;:[{&quot;family&quot;:&quot;Patricio&quot;,&quot;given&quot;:&quot;J.&quot;},{&quot;family&quot;:&quot;Teixeira&quot;,&quot;given&quot;:&quot;H.&quot;},{&quot;family&quot;:&quot;Borja&quot;,&quot;given&quot;:&quot;A.&quot;},{&quot;family&quot;:&quot;Elliott&quot;,&quot;given&quot;:&quot;M.&quot;},{&quot;family&quot;:&quot;Berg&quot;,&quot;given&quot;:&quot;T.&quot;},{&quot;family&quot;:&quot;Papadopoulou&quot;,&quot;given&quot;:&quot;N.&quot;},{&quot;family&quot;:&quot;Smith&quot;,&quot;given&quot;:&quot;C.&quot;},{&quot;family&quot;:&quot;Luisetti&quot;,&quot;given&quot;:&quot;T.&quot;},{&quot;family&quot;:&quot;Uusitalo&quot;,&quot;given&quot;:&quot;Laura&quot;},{&quot;family&quot;:&quot;Wilson&quot;,&quot;given&quot;:&quot;C.&quot;},{&quot;family&quot;:&quot;Mazik&quot;,&quot;given&quot;:&quot;K.&quot;},{&quot;family&quot;:&quot;Niquil&quot;,&quot;given&quot;:&quot;Nathalie&quot;},{&quot;family&quot;:&quot;Cochrane&quot;,&quot;given&quot;:&quot;S.&quot;},{&quot;family&quot;:&quot;Andersen&quot;,&quot;given&quot;:&quot;Jesper H.&quot;},{&quot;family&quot;:&quot;Boyes&quot;,&quot;given&quot;:&quot;S.&quot;},{&quot;family&quot;:&quot;Burdon&quot;,&quot;given&quot;:&quot;D.&quot;},{&quot;family&quot;:&quot;Carugati&quot;,&quot;given&quot;:&quot;L.&quot;},{&quot;family&quot;:&quot;Danovaro&quot;,&quot;given&quot;:&quot;R.&quot;},{&quot;family&quot;:&quot;Hoepffner&quot;,&quot;given&quot;:&quot;Nicolas&quot;}],&quot;issued&quot;:{&quot;date-parts&quot;:[[&quot;2014&quot;]]}}}],&quot;schema&quot;:&quot;https://github.com/citation-style-language/schema/raw/master/csl-citation.json&quot;} RNDqNqIk1rHUz"/><text:span text:style-name="T192">(Cardoso et al., 2010; Patricio et al., 2014)</text:span><text:reference-mark-end text:name="ZOTERO_ITEM CSL_CITATION {&quot;citationID&quot;:&quot;jndNgnTY&quot;,&quot;properties&quot;:{&quot;formattedCitation&quot;:&quot;(Cardoso et al., 2010; Patricio et al., 2014)&quot;,&quot;plainCitation&quot;:&quot;(Cardoso et al., 2010; Patricio et al., 2014)&quot;,&quot;noteIndex&quot;:0},&quot;citationItems&quot;:[{&quot;id&quot;:2783,&quot;uris&quot;:[&quot;http://zotero.org/users/976121/items/2T6E3P4M&quot;],&quot;uri&quot;:[&quot;http://zotero.org/users/976121/items/2T6E3P4M&quot;],&quot;itemData&quot;:{&quot;id&quot;:2783,&quot;type&quot;:&quot;report&quot;,&quot;title&quot;:&quot;Scientific support to the European Commission on the Marine Strategy Framework Directive&quot;,&quot;publisher&quot;:&quot;JRC-ICES&quot;,&quot;publisher-place&quot;:&quot;Luxembourg&quot;,&quot;page&quot;:&quot;57&quot;,&quot;genre&quot;:&quot;Joint Report&quot;,&quot;event-place&quot;:&quot;Luxembourg&quot;,&quot;number&quot;:&quot;EUR  24336 EN&quot;,&quot;language&quot;:&quot;EN&quot;,&quot;author&quot;:[{&quot;family&quot;:&quot;Cardoso&quot;,&quot;given&quot;:&quot;A. C.&quot;},{&quot;family&quot;:&quot;Cochrane&quot;,&quot;given&quot;:&quot;S.&quot;},{&quot;family&quot;:&quot;Doerner&quot;,&quot;given&quot;:&quot;H.&quot;},{&quot;family&quot;:&quot;Ferreira&quot;,&quot;given&quot;:&quot;João G.&quot;},{&quot;family&quot;:&quot;Galgani&quot;,&quot;given&quot;:&quot;F.&quot;},{&quot;family&quot;:&quot;Hagebro&quot;,&quot;given&quot;:&quot;C.&quot;},{&quot;family&quot;:&quot;Hanke&quot;,&quot;given&quot;:&quot;G.&quot;},{&quot;family&quot;:&quot;Hoepffner&quot;,&quot;given&quot;:&quot;Nicolas&quot;},{&quot;family&quot;:&quot;Keizer&quot;,&quot;given&quot;:&quot;P. D.&quot;},{&quot;family&quot;:&quot;Law&quot;,&quot;given&quot;:&quot;R.&quot;},{&quot;family&quot;:&quot;Olenin&quot;,&quot;given&quot;:&quot;S.&quot;},{&quot;family&quot;:&quot;Piet&quot;,&quot;given&quot;:&quot;Gerjan J.&quot;},{&quot;family&quot;:&quot;Rice&quot;,&quot;given&quot;:&quot;Jake&quot;},{&quot;family&quot;:&quot;Rogers&quot;,&quot;given&quot;:&quot;S. I.&quot;},{&quot;family&quot;:&quot;Swartenbroux&quot;,&quot;given&quot;:&quot;F.&quot;},{&quot;family&quot;:&quot;Tasker&quot;,&quot;given&quot;:&quot;M. L.&quot;},{&quot;family&quot;:&quot;Bund&quot;,&quot;given&quot;:&quot;W.&quot;,&quot;non-dropping-particle&quot;:&quot;van de&quot;}],&quot;issued&quot;:{&quot;date-parts&quot;:[[&quot;2010&quot;]]}}},{&quot;id&quot;:2164,&quot;uris&quot;:[&quot;http://zotero.org/users/976121/items/FDWQ89ED&quot;],&quot;uri&quot;:[&quot;http://zotero.org/users/976121/items/FDWQ89ED&quot;],&quot;itemData&quot;:{&quot;id&quot;:2164,&quot;type&quot;:&quot;report&quot;,&quot;title&quot;:&quot;DEVOTES recommendations for the implementation of the Marine Strategy Framework Directive&quot;,&quot;publisher&quot;:&quot;JRC&quot;,&quot;page&quot;:&quot;71&quot;,&quot;genre&quot;:&quot;DEVOTES Deliverable&quot;,&quot;number&quot;:&quot;1.5&quot;,&quot;author&quot;:[{&quot;family&quot;:&quot;Patricio&quot;,&quot;given&quot;:&quot;J.&quot;},{&quot;family&quot;:&quot;Teixeira&quot;,&quot;given&quot;:&quot;H.&quot;},{&quot;family&quot;:&quot;Borja&quot;,&quot;given&quot;:&quot;A.&quot;},{&quot;family&quot;:&quot;Elliott&quot;,&quot;given&quot;:&quot;M.&quot;},{&quot;family&quot;:&quot;Berg&quot;,&quot;given&quot;:&quot;T.&quot;},{&quot;family&quot;:&quot;Papadopoulou&quot;,&quot;given&quot;:&quot;N.&quot;},{&quot;family&quot;:&quot;Smith&quot;,&quot;given&quot;:&quot;C.&quot;},{&quot;family&quot;:&quot;Luisetti&quot;,&quot;given&quot;:&quot;T.&quot;},{&quot;family&quot;:&quot;Uusitalo&quot;,&quot;given&quot;:&quot;Laura&quot;},{&quot;family&quot;:&quot;Wilson&quot;,&quot;given&quot;:&quot;C.&quot;},{&quot;family&quot;:&quot;Mazik&quot;,&quot;given&quot;:&quot;K.&quot;},{&quot;family&quot;:&quot;Niquil&quot;,&quot;given&quot;:&quot;Nathalie&quot;},{&quot;family&quot;:&quot;Cochrane&quot;,&quot;given&quot;:&quot;S.&quot;},{&quot;family&quot;:&quot;Andersen&quot;,&quot;given&quot;:&quot;Jesper H.&quot;},{&quot;family&quot;:&quot;Boyes&quot;,&quot;given&quot;:&quot;S.&quot;},{&quot;family&quot;:&quot;Burdon&quot;,&quot;given&quot;:&quot;D.&quot;},{&quot;family&quot;:&quot;Carugati&quot;,&quot;given&quot;:&quot;L.&quot;},{&quot;family&quot;:&quot;Danovaro&quot;,&quot;given&quot;:&quot;R.&quot;},{&quot;family&quot;:&quot;Hoepffner&quot;,&quot;given&quot;:&quot;Nicolas&quot;}],&quot;issued&quot;:{&quot;date-parts&quot;:[[&quot;2014&quot;]]}}}],&quot;schema&quot;:&quot;https://github.com/citation-style-language/schema/raw/master/csl-citation.json&quot;} RNDqNqIk1rHUz"/><text:span text:style-name="T177">. Тези методи могат да се използват за определянето на екологичното състояние, но трябва да се приложат като част от по-широк</text:span><text:span text:style-name="T194">а рамка </text:span><text:span text:style-name="T177">(не само за отделните водни тела). По подобен начин благоприятният консервационен статус по Д</text:span><text:span text:style-name="T194">М</text:span><text:span text:style-name="T177"> може да бъде включен като една от целите на </text:span><text:span text:style-name="T192">РДМС</text:span><text:span text:style-name="T177">, като постигането му ще покрие част от критериите за добро състояние на морската среда, но също така ще трябва да се добавят и други елементи на биоразнообразието.</text:span><text:bookmark-end text:name="__RefHeading__1861_970456079"/></text:p>
      <text:p text:style-name="P13"><text:bookmark-start text:name="__RefHeading__1863_970456079"/>Системите за класификация и на трите директиви определят обща цел, която трябва да бъде постигната (независимо от броя на класовете за качество): Good Ecological Status, Favourable Conservation Status, Good Environmental Status. Тези цели се допълват, но са дефинирани по различен начин в директивите. По същество обаче границата на целевото състояние на даден<text:span text:style-name="T239">о</text:span> <text:span text:style-name="T239">местообитание</text:span> е само една – между приемливо и неприемливо състояние.<text:bookmark-end text:name="__RefHeading__1863_970456079"/></text:p>
      <text:p text:style-name="P55"><text:soft-page-break/><draw:frame draw:style-name="fr2" draw:name="Frame1" text:anchor-type="as-char" svg:width="15.699cm" draw:z-index="0"><draw:text-box fo:min-height="11.642cm"><text:p text:style-name="P23"><draw:frame draw:style-name="fr5" draw:name="Image1" text:anchor-type="as-char" svg:width="15.699cm" svg:height="11.772cm" draw:z-index="5"><draw:image xlink:href="Pictures/10000201000005A0000004384DD4DB0A9DAA27EC.png" xlink:type="simple" xlink:show="embed" xlink:actuate="onLoad" loext:mime-type="image/png"/></draw:frame>Фиг. <text:sequence text:ref-name="refФиг.1" text:name="Фиг." text:formula="ooow:Фиг.+1" style:num-format="1">2</text:sequence>. Сравнение на класификациите за качество на средата по Рамковата Директива за Морската Стратегия (РДМС), Рамковата Директива за Водите (РДВ) и Директивата за <text:span text:style-name="T215">Местообитанията</text:span> (Д<text:span text:style-name="T215">М</text:span>). <text:span text:style-name="T211">РДМС</text:span> разграничава 2 класа (добро и недобро състояние – Good Environmental Status, GEnS); за илюстрация е добавен и спектър от различни състояния от „Референтни условия” до „Унищожен<text:span text:style-name="T215">о</text:span>/невъзстановим<text:span text:style-name="T215">о</text:span> <text:span text:style-name="T215">местообитание”</text:span>. <text:span text:style-name="T211">РДВ</text:span> има 5 класа за оценка на екологичното състояние (Good Ecological Status, GES). Д<text:span text:style-name="T215">М</text:span> има 3 класа за определяне на <text:span text:style-name="T215">природозащитното състояние</text:span> (Favourable Conservation Status, FCS). Формално не е определено съответствие между тези класове или техните граници, т.е. GEnS, GES и FCS, определени например на базата на макрозообентосните съобщества, не отговарят непременно на едно и също качество на средата. Адаптирано от Cochrane et al. <text:reference-mark-start text:name="ZOTERO_ITEM CSL_CITATION {&quot;citationID&quot;:&quot;qm84nvtk3&quot;,&quot;properties&quot;:{&quot;formattedCitation&quot;:&quot;(2010)&quot;,&quot;plainCitation&quot;:&quot;(2010)&quot;,&quot;noteIndex&quot;:0},&quot;citationItems&quot;:[{&quot;id&quot;:1581,&quot;uris&quot;:[&quot;http://zotero.org/users/976121/items/3IMCSFD5&quot;],&quot;uri&quot;:[&quot;http://zotero.org/users/976121/items/3IMCSFD5&quot;],&quot;itemData&quot;:{&quot;id&quot;:1581,&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YdXikR13xQ"/>(2010)<text:reference-mark-end text:name="ZOTERO_ITEM CSL_CITATION {&quot;citationID&quot;:&quot;qm84nvtk3&quot;,&quot;properties&quot;:{&quot;formattedCitation&quot;:&quot;(2010)&quot;,&quot;plainCitation&quot;:&quot;(2010)&quot;,&quot;noteIndex&quot;:0},&quot;citationItems&quot;:[{&quot;id&quot;:1581,&quot;uris&quot;:[&quot;http://zotero.org/users/976121/items/3IMCSFD5&quot;],&quot;uri&quot;:[&quot;http://zotero.org/users/976121/items/3IMCSFD5&quot;],&quot;itemData&quot;:{&quot;id&quot;:1581,&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YdXikR13xQ"/>.</text:p></draw:text-box></draw:frame></text:p>
      <text:p text:style-name="P12"><text:span text:style-name="T175"><text:sequence-ref text:reference-format="category-and-value" text:ref-name="refФиг.1">Фиг. 2</text:sequence-ref></text:span><text:span text:style-name="T175"><text:s/></text:span><text:span text:style-name="T68">представя примерното съответствие между класовете, използвани в </text:span><text:span text:style-name="T83">РДМС</text:span><text:span text:style-name="T68">, </text:span><text:span text:style-name="T83">РДВ</text:span><text:span text:style-name="T68"> и Д</text:span><text:span text:style-name="T103">М</text:span><text:span text:style-name="T68">. За един и същи елемент за качество долната граница на целевото състояние по всяка от трите директиви не е непременно същата (т.е. състоянието на определен</text:span><text:span text:style-name="T104">о</text:span><text:span text:style-name="T68"> </text:span><text:span text:style-name="T104">местообитание</text:span><text:span text:style-name="T68"> или съобщество може да е различно по смисъла на всяка от директивите).</text:span></text:p>
      <text:list xml:id="list164342626643692" text:continue-list="list164342624161678" text:style-name="Thesis_5f_numbering">
        <text:list-item>
          <text:list>
            <text:list-item>
              <text:list>
                <text:list-item>
                  <text:p text:style-name="P57"><text:bookmark-start text:name="__RefNumPara__19868_1101875937"/><text:span text:style-name="T176">Б</text:span>иотични индекси, <text:span text:style-name="T176">базирани на макрозообентоса</text:span><text:bookmark-end text:name="__RefNumPara__19868_1101875937"/></text:p>
                </text:list-item>
              </text:list>
            </text:list-item>
          </text:list>
        </text:list-item>
      </text:list>
      <text:p text:style-name="P2"><text:span text:style-name="T217">Във връзка с целите на световното законодателство за опазване на околната среда, и в частност европейските директиви за качество на водите, са разработени редица биотични индекси, базирани на макрозообентосните съобщества </text:span><text:reference-mark-start text:name="ZOTERO_ITEM CSL_CITATION {&quot;citationID&quot;:&quot;20dfs9fog2&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6oRIfKWMUC"/><text:span text:style-name="T217">(Diaz et al., 2004; Birk et al., 2012)</text:span><text:reference-mark-end text:name="ZOTERO_ITEM CSL_CITATION {&quot;citationID&quot;:&quot;20dfs9fog2&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6oRIfKWMUC"/><text:span text:style-name="T217">. Въпреки че многомерните статистически методи отразяват изключително добре информацията от първичните биологични и екологични изследвания, те дават по-</text:span><text:soft-page-break/><text:span text:style-name="T217">скоро качествена характеристика на съобществата, която е трудно да се изрази и класифицира като екологично състояние – едно от изискванията на РДВ и РДМС. В този смисъл индексите за оценка на екологичното състояние са по-полезни, а също и по-разбираеми от широката публика.</text:span></text:p>
      <text:p text:style-name="P2"><text:span text:style-name="T218">В</text:span> основата си <text:span text:style-name="T240">част </text:span>това са многомерни методи, които разчитат на измерването и комбинирането на различни представителни за състоянието на средата параметри, с цел да се получи <text:span text:style-name="T219">обща</text:span> представа за това състояние. <text:span text:style-name="T219">М</text:span>ногомерните биотични индекси използват параметри, които се събират рутинно при бентосните мониторингови програми: видово богатство, биомаса, численост, присъствие/отсъствие на индикаторни видове или групи видове, както и основаващите се на тях индекси на биоразнообразие. Някои индекси изискват допълнителни параметри – <text:span text:style-name="T241">такъв е </text:span>напр<text:span text:style-name="T219">имер</text:span> методът Sediment Profile Imaging, <text:span text:style-name="T219">при </text:span>който <text:span text:style-name="T219">се </text:span>опис<text:span text:style-name="T219">ват</text:span> <text:span text:style-name="T219">и </text:span>различни структури на повърхността на седимента и в дълбочина, к<text:span text:style-name="T219">оито </text:span>дават индикация за присъствието и дейностите на организми-биотурбатори <text:reference-mark-start text:name="ZOTERO_ITEM CSL_CITATION {&quot;citationID&quot;:&quot;1i684dvsnh&quot;,&quot;properties&quot;:{&quot;formattedCitation&quot;:&quot;(Bona, 2006)&quot;,&quot;plainCitation&quot;:&quot;(Bona, 2006)&quot;,&quot;noteIndex&quot;:0},&quot;citationItems&quot;:[{&quot;id&quot;:1957,&quot;uris&quot;:[&quot;http://zotero.org/users/976121/items/ZD7IBBK7&quot;],&quot;uri&quot;:[&quot;http://zotero.org/users/976121/items/ZD7IBBK7&quot;],&quot;itemData&quot;:{&quot;id&quot;:1957,&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vgUb5seYiS"/>(Bona, 2006)<text:reference-mark-end text:name="ZOTERO_ITEM CSL_CITATION {&quot;citationID&quot;:&quot;1i684dvsnh&quot;,&quot;properties&quot;:{&quot;formattedCitation&quot;:&quot;(Bona, 2006)&quot;,&quot;plainCitation&quot;:&quot;(Bona, 2006)&quot;,&quot;noteIndex&quot;:0},&quot;citationItems&quot;:[{&quot;id&quot;:1957,&quot;uris&quot;:[&quot;http://zotero.org/users/976121/items/ZD7IBBK7&quot;],&quot;uri&quot;:[&quot;http://zotero.org/users/976121/items/ZD7IBBK7&quot;],&quot;itemData&quot;:{&quot;id&quot;:1957,&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vgUb5seYiS"/>.</text:p>
      <text:p text:style-name="Thesis_5f_body"><text:span text:style-name="T177">Измерените параметри могат да се използват и комбинират по различни начини според способността си да илюстрират определено ниво на </text:span><text:span text:style-name="T178">въздействие</text:span><text:span text:style-name="T177">. Примери за такива индекси са BCI (Benthic Condition Index) </text:span><text:reference-mark-start text:name="ZOTERO_ITEM CSL_CITATION {&quot;citationID&quot;:&quot;FBAzV6L6&quot;,&quot;properties&quot;:{&quot;formattedCitation&quot;:&quot;(Engle and Summers, 1999)&quot;,&quot;plainCitation&quot;:&quot;(Engle and Summers, 1999)&quot;,&quot;noteIndex&quot;:0},&quot;citationItems&quot;:[{&quot;id&quot;:2329,&quot;uris&quot;:[&quot;http://zotero.org/users/976121/items/UV5IE974&quot;],&quot;uri&quot;:[&quot;http://zotero.org/users/976121/items/UV5IE974&quot;],&quot;itemData&quot;:{&quot;id&quot;:2329,&quot;type&quot;:&quot;article-journal&quot;,&quot;title&quot;:&quot;Refinement, validation, and application of a benthic condition index for Northern Gulf of Mexico&quot;,&quot;container-title&quot;:&quot;Estuaries&quot;,&quot;page&quot;:&quot;624-635&quot;,&quot;volume&quot;:&quot;22&quot;,&quot;issue&quot;:&quot;3&quot;,&quot;source&quot;:&quot;link.springer.com&quot;,&quot;abstract&quot;:&quot;By applying discriminant analysis to benthic macroinvertebrate data, we have developed an indicator of benthic condition for northern Gulf of Mexico estuaries. The data used were collected by the United States Environmental Protection Agency’s Environmental Monitoring and Assessment Program (EMAP) in the Louisianian Province from 1991 to 1994. This benthic index represents a linear combination of the following weighted parameters: the proportion of expected species diversity, the mean abundance of tubificid oligochaetes, the percent of total abundance represented by capitellid polychaetes, the percent of total abundance represented by bivalve mollusks, and the percent of total abundance represented by amphipods. We successfully validated and retrospectively applied the benthic index to all of the benthic data collected by EMAP in the Louisianian Province. This benthic index was also calculated for independent data collected from Pensacola Bay, Florida, in order to demonstrate its flexibility and applicability to different estuarine systems within the same biogeographic region. The benthic index is a useful and valid indicator of estuarine condition that is intended to provide environmental managers with a simple tool for assessing the health of benthic macroinvertebrate communities.&quot;,&quot;DOI&quot;:&quot;10.2307/1353050&quot;,&quot;ISSN&quot;:&quot;0160-8347&quot;,&quot;journalAbbreviation&quot;:&quot;Estuaries&quot;,&quot;language&quot;:&quot;en&quot;,&quot;author&quot;:[{&quot;family&quot;:&quot;Engle&quot;,&quot;given&quot;:&quot;Virginia D.&quot;},{&quot;family&quot;:&quot;Summers&quot;,&quot;given&quot;:&quot;J. Kevin&quot;}],&quot;issued&quot;:{&quot;date-parts&quot;:[[&quot;1999&quot;]]}}}],&quot;schema&quot;:&quot;https://github.com/citation-style-language/schema/raw/master/csl-citation.json&quot;} RNDe2xzia30hK"/><text:span text:style-name="T177">(Engle and Summers, 1999)</text:span><text:reference-mark-end text:name="ZOTERO_ITEM CSL_CITATION {&quot;citationID&quot;:&quot;FBAzV6L6&quot;,&quot;properties&quot;:{&quot;formattedCitation&quot;:&quot;(Engle and Summers, 1999)&quot;,&quot;plainCitation&quot;:&quot;(Engle and Summers, 1999)&quot;,&quot;noteIndex&quot;:0},&quot;citationItems&quot;:[{&quot;id&quot;:2329,&quot;uris&quot;:[&quot;http://zotero.org/users/976121/items/UV5IE974&quot;],&quot;uri&quot;:[&quot;http://zotero.org/users/976121/items/UV5IE974&quot;],&quot;itemData&quot;:{&quot;id&quot;:2329,&quot;type&quot;:&quot;article-journal&quot;,&quot;title&quot;:&quot;Refinement, validation, and application of a benthic condition index for Northern Gulf of Mexico&quot;,&quot;container-title&quot;:&quot;Estuaries&quot;,&quot;page&quot;:&quot;624-635&quot;,&quot;volume&quot;:&quot;22&quot;,&quot;issue&quot;:&quot;3&quot;,&quot;source&quot;:&quot;link.springer.com&quot;,&quot;abstract&quot;:&quot;By applying discriminant analysis to benthic macroinvertebrate data, we have developed an indicator of benthic condition for northern Gulf of Mexico estuaries. The data used were collected by the United States Environmental Protection Agency’s Environmental Monitoring and Assessment Program (EMAP) in the Louisianian Province from 1991 to 1994. This benthic index represents a linear combination of the following weighted parameters: the proportion of expected species diversity, the mean abundance of tubificid oligochaetes, the percent of total abundance represented by capitellid polychaetes, the percent of total abundance represented by bivalve mollusks, and the percent of total abundance represented by amphipods. We successfully validated and retrospectively applied the benthic index to all of the benthic data collected by EMAP in the Louisianian Province. This benthic index was also calculated for independent data collected from Pensacola Bay, Florida, in order to demonstrate its flexibility and applicability to different estuarine systems within the same biogeographic region. The benthic index is a useful and valid indicator of estuarine condition that is intended to provide environmental managers with a simple tool for assessing the health of benthic macroinvertebrate communities.&quot;,&quot;DOI&quot;:&quot;10.2307/1353050&quot;,&quot;ISSN&quot;:&quot;0160-8347&quot;,&quot;journalAbbreviation&quot;:&quot;Estuaries&quot;,&quot;language&quot;:&quot;en&quot;,&quot;author&quot;:[{&quot;family&quot;:&quot;Engle&quot;,&quot;given&quot;:&quot;Virginia D.&quot;},{&quot;family&quot;:&quot;Summers&quot;,&quot;given&quot;:&quot;J. Kevin&quot;}],&quot;issued&quot;:{&quot;date-parts&quot;:[[&quot;1999&quot;]]}}}],&quot;schema&quot;:&quot;https://github.com/citation-style-language/schema/raw/master/csl-citation.json&quot;} RNDe2xzia30hK"/><text:span text:style-name="T177">, BIEC (Benthic Index of Estuarine Condition) </text:span><text:reference-mark-start text:name="ZOTERO_ITEM CSL_CITATION {&quot;citationID&quot;:&quot;6YE4g15K&quot;,&quot;properties&quot;:{&quot;formattedCitation&quot;:&quot;(Paul et al., 2001)&quot;,&quot;plainCitation&quot;:&quot;(Paul et al., 2001)&quot;,&quot;noteIndex&quot;:0},&quot;citationItems&quot;:[{&quot;id&quot;:2217,&quot;uris&quot;:[&quot;http://zotero.org/users/976121/items/SNG4W39R&quot;],&quot;uri&quot;:[&quot;http://zotero.org/users/976121/items/SNG4W39R&quot;],&quot;itemData&quot;:{&quot;id&quot;:2217,&quot;type&quot;:&quot;article-journal&quot;,&quot;title&quot;:&quot;Developing and applying a benthic index of estuarine condition for the Virginian Biogeographic Province&quot;,&quot;container-title&quot;:&quot;Ecological Indicators&quot;,&quot;page&quot;:&quot;83-99&quot;,&quot;volume&quot;:&quot;1&quot;,&quot;issue&quot;:&quot;2&quot;,&quot;source&quot;:&quot;ScienceDirect&quot;,&quot;abstract&quot;:&quot;A benthic index of estuarine condition was constructed for the Virginian Biogeographic Province (from Cape Cod, Massachusetts, to the mouth of Chesapeake Bay, Virginia) with data collected during summers of 1990 through 1993 by the US EPA’s Environmental Monitoring and Assessment Program (EMAP). Forty-eight metrics, based on attributes of the macrobenthos, were considered for the index, including measures of biodiversity, community condition, individual health, functional organization, and taxonomic composition. Salinity was correlated significantly with some of the metrics. Therefore, some metrics were normalized for salinity. The data used to develop the index (the calibration data) included equal numbers of reference and degraded sites, distributed equally across three salinity zones (&amp;lt;5, 5–18, &amp;gt;18‰). An independent set of data was used for validation. Linear discriminant analysis identified combinations of metrics that could best discriminate reference from degraded sites. The targets for correct classification were 90% of the sites for the calibration data and 80% for the validation data. Six combinations of metrics were identified. The final index was based on the ecological interpretation and relevance of the individual metrics and the ability to meet the calibration and validation targets. The final index consisted of three metrics: a positive contribution from salinity-normalized Gleason’s D (a biodiversity metric), and negative contributions from two taxonomic composition metrics, abundances of spionid polychaetes and of salinity-normalized tubificid oligochaetes. The index correctly classified 87% of reference and 90% of degraded sites in the calibration data and 88% of reference and 81% of degraded sites in the validation data. The index correctly classified sites over the full range of salinity (tidal-fresh to marine waters) and across grain sizes (silt–clay to sand).&quot;,&quot;DOI&quot;:&quot;10.1016/S1470-160X(01)00010-3&quot;,&quot;ISSN&quot;:&quot;1470-160X&quot;,&quot;journalAbbreviation&quot;:&quot;Ecol. Indic.&quot;,&quot;author&quot;:[{&quot;family&quot;:&quot;Paul&quot;,&quot;given&quot;:&quot;John F.&quot;},{&quot;family&quot;:&quot;Scott&quot;,&quot;given&quot;:&quot;K. John&quot;},{&quot;family&quot;:&quot;Campbell&quot;,&quot;given&quot;:&quot;Daniel E.&quot;},{&quot;family&quot;:&quot;Gentile&quot;,&quot;given&quot;:&quot;John H.&quot;},{&quot;family&quot;:&quot;Strobel&quot;,&quot;given&quot;:&quot;Charles S.&quot;},{&quot;family&quot;:&quot;Valente&quot;,&quot;given&quot;:&quot;Raymond M.&quot;},{&quot;family&quot;:&quot;Weisberg&quot;,&quot;given&quot;:&quot;Stephen B.&quot;},{&quot;family&quot;:&quot;Holland&quot;,&quot;given&quot;:&quot;A. F.&quot;},{&quot;family&quot;:&quot;Ranasinghe&quot;,&quot;given&quot;:&quot;J. Ananda&quot;}],&quot;issued&quot;:{&quot;date-parts&quot;:[[&quot;2001&quot;]]}}}],&quot;schema&quot;:&quot;https://github.com/citation-style-language/schema/raw/master/csl-citation.json&quot;} RNDLloqFQfuEv"/><text:span text:style-name="T177">(Paul et al., 2001)</text:span><text:reference-mark-end text:name="ZOTERO_ITEM CSL_CITATION {&quot;citationID&quot;:&quot;6YE4g15K&quot;,&quot;properties&quot;:{&quot;formattedCitation&quot;:&quot;(Paul et al., 2001)&quot;,&quot;plainCitation&quot;:&quot;(Paul et al., 2001)&quot;,&quot;noteIndex&quot;:0},&quot;citationItems&quot;:[{&quot;id&quot;:2217,&quot;uris&quot;:[&quot;http://zotero.org/users/976121/items/SNG4W39R&quot;],&quot;uri&quot;:[&quot;http://zotero.org/users/976121/items/SNG4W39R&quot;],&quot;itemData&quot;:{&quot;id&quot;:2217,&quot;type&quot;:&quot;article-journal&quot;,&quot;title&quot;:&quot;Developing and applying a benthic index of estuarine condition for the Virginian Biogeographic Province&quot;,&quot;container-title&quot;:&quot;Ecological Indicators&quot;,&quot;page&quot;:&quot;83-99&quot;,&quot;volume&quot;:&quot;1&quot;,&quot;issue&quot;:&quot;2&quot;,&quot;source&quot;:&quot;ScienceDirect&quot;,&quot;abstract&quot;:&quot;A benthic index of estuarine condition was constructed for the Virginian Biogeographic Province (from Cape Cod, Massachusetts, to the mouth of Chesapeake Bay, Virginia) with data collected during summers of 1990 through 1993 by the US EPA’s Environmental Monitoring and Assessment Program (EMAP). Forty-eight metrics, based on attributes of the macrobenthos, were considered for the index, including measures of biodiversity, community condition, individual health, functional organization, and taxonomic composition. Salinity was correlated significantly with some of the metrics. Therefore, some metrics were normalized for salinity. The data used to develop the index (the calibration data) included equal numbers of reference and degraded sites, distributed equally across three salinity zones (&amp;lt;5, 5–18, &amp;gt;18‰). An independent set of data was used for validation. Linear discriminant analysis identified combinations of metrics that could best discriminate reference from degraded sites. The targets for correct classification were 90% of the sites for the calibration data and 80% for the validation data. Six combinations of metrics were identified. The final index was based on the ecological interpretation and relevance of the individual metrics and the ability to meet the calibration and validation targets. The final index consisted of three metrics: a positive contribution from salinity-normalized Gleason’s D (a biodiversity metric), and negative contributions from two taxonomic composition metrics, abundances of spionid polychaetes and of salinity-normalized tubificid oligochaetes. The index correctly classified 87% of reference and 90% of degraded sites in the calibration data and 88% of reference and 81% of degraded sites in the validation data. The index correctly classified sites over the full range of salinity (tidal-fresh to marine waters) and across grain sizes (silt–clay to sand).&quot;,&quot;DOI&quot;:&quot;10.1016/S1470-160X(01)00010-3&quot;,&quot;ISSN&quot;:&quot;1470-160X&quot;,&quot;journalAbbreviation&quot;:&quot;Ecol. Indic.&quot;,&quot;author&quot;:[{&quot;family&quot;:&quot;Paul&quot;,&quot;given&quot;:&quot;John F.&quot;},{&quot;family&quot;:&quot;Scott&quot;,&quot;given&quot;:&quot;K. John&quot;},{&quot;family&quot;:&quot;Campbell&quot;,&quot;given&quot;:&quot;Daniel E.&quot;},{&quot;family&quot;:&quot;Gentile&quot;,&quot;given&quot;:&quot;John H.&quot;},{&quot;family&quot;:&quot;Strobel&quot;,&quot;given&quot;:&quot;Charles S.&quot;},{&quot;family&quot;:&quot;Valente&quot;,&quot;given&quot;:&quot;Raymond M.&quot;},{&quot;family&quot;:&quot;Weisberg&quot;,&quot;given&quot;:&quot;Stephen B.&quot;},{&quot;family&quot;:&quot;Holland&quot;,&quot;given&quot;:&quot;A. F.&quot;},{&quot;family&quot;:&quot;Ranasinghe&quot;,&quot;given&quot;:&quot;J. Ananda&quot;}],&quot;issued&quot;:{&quot;date-parts&quot;:[[&quot;2001&quot;]]}}}],&quot;schema&quot;:&quot;https://github.com/citation-style-language/schema/raw/master/csl-citation.json&quot;} RNDLloqFQfuEv"/><text:span text:style-name="T177">, EQI (Ecofunctional Quality Index) </text:span><text:reference-mark-start text:name="ZOTERO_ITEM CSL_CITATION {&quot;citationID&quot;:&quot;sIMoKoEs&quot;,&quot;properties&quot;:{&quot;formattedCitation&quot;:&quot;(Fano et al., 2003)&quot;,&quot;plainCitation&quot;:&quot;(Fano et al., 2003)&quot;,&quot;noteIndex&quot;:0},&quot;citationItems&quot;:[{&quot;id&quot;:4180,&quot;uris&quot;:[&quot;http://zotero.org/users/976121/items/36CAKFMV&quot;],&quot;uri&quot;:[&quot;http://zotero.org/users/976121/items/36CAKFMV&quot;],&quot;itemData&quot;:{&quot;id&quot;:4180,&quot;type&quot;:&quot;article-journal&quot;,&quot;title&quot;:&quot;The ecofunctional quality index (EQI): a new tool for assessing lagoonal ecosystem impairment&quot;,&quot;container-title&quot;:&quot;Estuarine, Coastal and Shelf Science&quot;,&quot;page&quot;:&quot;709-716&quot;,&quot;volume&quot;:&quot;56&quot;,&quot;issue&quot;:&quot;3&quot;,&quot;source&quot;:&quot;ScienceDirect&quot;,&quot;abstract&quot;:&quot;A multimetric index for the evaluation of environmental quality (the ecofunctional quality index, EQI) has been developed using biotic data from three Italian coastal lagoons. Sampling programs were conducted between 1998 and 2000, on a yearly basis, with seasonal frequency at diverse sites in each lagoon. The rationale of the index is that certain attributes, selected on the basis of established principles of benthic ecology, are fundamental for lagoon ecosystem function. The chosen attributes were primary productivity, expressed as phytoplankton, seaweed and seagrass biomasses; structure and productivity of the benthic community, expressed as numerical abundance, biomass density, number of species, and taxonomic diversity of macrozoobenthos; and finally, trophic complexity, expressed as macrozoobenthic functional diversity. The EQI is constituted by the sum of weights given to these eight attributes, each transformed onto a dimensionless 0–100 quality scale. In this way, the use of EQI can derive a series of values yielding a ‘functional classification’ of sites within a lagoon or between different lagoons. The proposed index is a low cost, flexible and robust routine indicator of lagoon ecosystem impairment and could be of particular benefit to environmental managers and policymakers who require tools capable of expressing the degree of degradation or environmental quality of different lagoon habitats. The process of developing and the initial testing of EQI reported in this paper is intended as preliminary, and until validation of this index is accomplished by incorporating data from a wider range of lagoon environments, we caution the use of this index in anything other than an exploratory manner.&quot;,&quot;DOI&quot;:&quot;10.1016/S0272-7714(02)00289-5&quot;,&quot;ISSN&quot;:&quot;0272-7714&quot;,&quot;title-short&quot;:&quot;The ecofunctional quality index (EQI)&quot;,&quot;journalAbbreviation&quot;:&quot;Estuarine, Coastal and Shelf Science&quot;,&quot;author&quot;:[{&quot;family&quot;:&quot;Fano&quot;,&quot;given&quot;:&quot;E. A.&quot;},{&quot;family&quot;:&quot;Mistri&quot;,&quot;given&quot;:&quot;M.&quot;},{&quot;family&quot;:&quot;Rossi&quot;,&quot;given&quot;:&quot;R.&quot;}],&quot;issued&quot;:{&quot;date-parts&quot;:[[&quot;2003&quot;]]}}}],&quot;schema&quot;:&quot;https://github.com/citation-style-language/schema/raw/master/csl-citation.json&quot;} RNDGdxRYlEIFO"/><text:span text:style-name="T177">(Fano et al., 2003)</text:span><text:reference-mark-end text:name="ZOTERO_ITEM CSL_CITATION {&quot;citationID&quot;:&quot;sIMoKoEs&quot;,&quot;properties&quot;:{&quot;formattedCitation&quot;:&quot;(Fano et al., 2003)&quot;,&quot;plainCitation&quot;:&quot;(Fano et al., 2003)&quot;,&quot;noteIndex&quot;:0},&quot;citationItems&quot;:[{&quot;id&quot;:4180,&quot;uris&quot;:[&quot;http://zotero.org/users/976121/items/36CAKFMV&quot;],&quot;uri&quot;:[&quot;http://zotero.org/users/976121/items/36CAKFMV&quot;],&quot;itemData&quot;:{&quot;id&quot;:4180,&quot;type&quot;:&quot;article-journal&quot;,&quot;title&quot;:&quot;The ecofunctional quality index (EQI): a new tool for assessing lagoonal ecosystem impairment&quot;,&quot;container-title&quot;:&quot;Estuarine, Coastal and Shelf Science&quot;,&quot;page&quot;:&quot;709-716&quot;,&quot;volume&quot;:&quot;56&quot;,&quot;issue&quot;:&quot;3&quot;,&quot;source&quot;:&quot;ScienceDirect&quot;,&quot;abstract&quot;:&quot;A multimetric index for the evaluation of environmental quality (the ecofunctional quality index, EQI) has been developed using biotic data from three Italian coastal lagoons. Sampling programs were conducted between 1998 and 2000, on a yearly basis, with seasonal frequency at diverse sites in each lagoon. The rationale of the index is that certain attributes, selected on the basis of established principles of benthic ecology, are fundamental for lagoon ecosystem function. The chosen attributes were primary productivity, expressed as phytoplankton, seaweed and seagrass biomasses; structure and productivity of the benthic community, expressed as numerical abundance, biomass density, number of species, and taxonomic diversity of macrozoobenthos; and finally, trophic complexity, expressed as macrozoobenthic functional diversity. The EQI is constituted by the sum of weights given to these eight attributes, each transformed onto a dimensionless 0–100 quality scale. In this way, the use of EQI can derive a series of values yielding a ‘functional classification’ of sites within a lagoon or between different lagoons. The proposed index is a low cost, flexible and robust routine indicator of lagoon ecosystem impairment and could be of particular benefit to environmental managers and policymakers who require tools capable of expressing the degree of degradation or environmental quality of different lagoon habitats. The process of developing and the initial testing of EQI reported in this paper is intended as preliminary, and until validation of this index is accomplished by incorporating data from a wider range of lagoon environments, we caution the use of this index in anything other than an exploratory manner.&quot;,&quot;DOI&quot;:&quot;10.1016/S0272-7714(02)00289-5&quot;,&quot;ISSN&quot;:&quot;0272-7714&quot;,&quot;title-short&quot;:&quot;The ecofunctional quality index (EQI)&quot;,&quot;journalAbbreviation&quot;:&quot;Estuarine, Coastal and Shelf Science&quot;,&quot;author&quot;:[{&quot;family&quot;:&quot;Fano&quot;,&quot;given&quot;:&quot;E. A.&quot;},{&quot;family&quot;:&quot;Mistri&quot;,&quot;given&quot;:&quot;M.&quot;},{&quot;family&quot;:&quot;Rossi&quot;,&quot;given&quot;:&quot;R.&quot;}],&quot;issued&quot;:{&quot;date-parts&quot;:[[&quot;2003&quot;]]}}}],&quot;schema&quot;:&quot;https://github.com/citation-style-language/schema/raw/master/csl-citation.json&quot;} RNDGdxRYlEIFO"/><text:span text:style-name="T177">, B-IBI (Benthic Index of Biotic Integrity) </text:span><text:reference-mark-start text:name="ZOTERO_ITEM CSL_CITATION {&quot;citationID&quot;:&quot;iZDtP91J&quot;,&quot;properties&quot;:{&quot;formattedCitation&quot;:&quot;(Weisberg et al., 1997)&quot;,&quot;plainCitation&quot;:&quot;(Weisberg et al., 1997)&quot;,&quot;noteIndex&quot;:0},&quot;citationItems&quot;:[{&quot;id&quot;:2323,&quot;uris&quot;:[&quot;http://zotero.org/users/976121/items/JKRNM84K&quot;],&quot;uri&quot;:[&quot;http://zotero.org/users/976121/items/JKRNM84K&quot;],&quot;itemData&quot;:{&quot;id&quot;:2323,&quot;type&quot;:&quot;article-journal&quot;,&quot;title&quot;:&quot;An estuarine benthic index of biotic integrity (B-IBI)  for Chesapeake Bay&quot;,&quot;container-title&quot;:&quot;Estuaries&quot;,&quot;page&quot;:&quot;149-158&quot;,&quot;volume&quot;:&quot;20&quot;,&quot;issue&quot;:&quot;1&quot;,&quot;author&quot;:[{&quot;family&quot;:&quot;Weisberg&quot;,&quot;given&quot;:&quot;S. B.&quot;},{&quot;family&quot;:&quot;Ranasinghe&quot;,&quot;given&quot;:&quot;J. A.&quot;},{&quot;family&quot;:&quot;Dauer&quot;,&quot;given&quot;:&quot;D. M.&quot;},{&quot;family&quot;:&quot;Schaffner&quot;,&quot;given&quot;:&quot;L. C.&quot;},{&quot;family&quot;:&quot;Diaz&quot;,&quot;given&quot;:&quot;R. J.&quot;},{&quot;family&quot;:&quot;Frithsen&quot;,&quot;given&quot;:&quot;J. B.&quot;}],&quot;issued&quot;:{&quot;date-parts&quot;:[[&quot;1997&quot;]]}}}],&quot;schema&quot;:&quot;https://github.com/citation-style-language/schema/raw/master/csl-citation.json&quot;} RNDaxIPz6845K"/><text:span text:style-name="T177">(Weisberg et al., 1997)</text:span><text:reference-mark-end text:name="ZOTERO_ITEM CSL_CITATION {&quot;citationID&quot;:&quot;iZDtP91J&quot;,&quot;properties&quot;:{&quot;formattedCitation&quot;:&quot;(Weisberg et al., 1997)&quot;,&quot;plainCitation&quot;:&quot;(Weisberg et al., 1997)&quot;,&quot;noteIndex&quot;:0},&quot;citationItems&quot;:[{&quot;id&quot;:2323,&quot;uris&quot;:[&quot;http://zotero.org/users/976121/items/JKRNM84K&quot;],&quot;uri&quot;:[&quot;http://zotero.org/users/976121/items/JKRNM84K&quot;],&quot;itemData&quot;:{&quot;id&quot;:2323,&quot;type&quot;:&quot;article-journal&quot;,&quot;title&quot;:&quot;An estuarine benthic index of biotic integrity (B-IBI)  for Chesapeake Bay&quot;,&quot;container-title&quot;:&quot;Estuaries&quot;,&quot;page&quot;:&quot;149-158&quot;,&quot;volume&quot;:&quot;20&quot;,&quot;issue&quot;:&quot;1&quot;,&quot;author&quot;:[{&quot;family&quot;:&quot;Weisberg&quot;,&quot;given&quot;:&quot;S. B.&quot;},{&quot;family&quot;:&quot;Ranasinghe&quot;,&quot;given&quot;:&quot;J. A.&quot;},{&quot;family&quot;:&quot;Dauer&quot;,&quot;given&quot;:&quot;D. M.&quot;},{&quot;family&quot;:&quot;Schaffner&quot;,&quot;given&quot;:&quot;L. C.&quot;},{&quot;family&quot;:&quot;Diaz&quot;,&quot;given&quot;:&quot;R. J.&quot;},{&quot;family&quot;:&quot;Frithsen&quot;,&quot;given&quot;:&quot;J. B.&quot;}],&quot;issued&quot;:{&quot;date-parts&quot;:[[&quot;1997&quot;]]}}}],&quot;schema&quot;:&quot;https://github.com/citation-style-language/schema/raw/master/csl-citation.json&quot;} RNDaxIPz6845K"/><text:span text:style-name="T177">.</text:span></text:p>
      <text:p text:style-name="P18"><text:span text:style-name="T177">Друга група методи се базират върху сукцесията или присъствието или отсъствието на индикаторни видове. В морската среда по-често се използват съобществата като цяло, взимайки предвид групи от видове-индикатори, </text:span><text:span text:style-name="T195">най-общо базирани на модела на сукцесията в</text:span><text:span text:style-name="T177"> градиент на замърсяване </text:span><text:span text:style-name="T195">на</text:span><text:span text:style-name="T177"> </text:span><text:span text:style-name="T195">Pearson и Rosenberg </text:span><text:reference-mark-start text:name="ZOTERO_ITEM CSL_CITATION {&quot;citationID&quot;:&quot;GpgzWYLW&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qO7Qcy3Io6"/>(1978)<text:reference-mark-end text:name="ZOTERO_ITEM CSL_CITATION {&quot;citationID&quot;:&quot;GpgzWYLW&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qO7Qcy3Io6"/><text:span text:style-name="T177">. </text:span><text:span text:style-name="T198">Тези </text:span><text:span text:style-name="T177">„екологични групи” </text:span><text:span text:style-name="T197">зообентосни организми </text:span><text:reference-mark-start text:name="ZOTERO_ITEM CSL_CITATION {&quot;citationID&quot;:&quot;25nr62hmts&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9QewkoWcew"/><text:span text:style-name="T197">(Grall and Glemarec, 1997)</text:span><text:reference-mark-end text:name="ZOTERO_ITEM CSL_CITATION {&quot;citationID&quot;:&quot;25nr62hmts&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9QewkoWcew"/><text:span text:style-name="T177"> обединява</text:span><text:span text:style-name="T198">т</text:span><text:span text:style-name="T177"> видовете според толерантността им </text:span><text:span text:style-name="T197">към замърсяване </text:span><text:span text:style-name="T198">и </text:span><text:span text:style-name="T177">служат за изчисляването на различни </text:span><text:span text:style-name="T197">биотични </text:span><text:span text:style-name="T177">индекси. </text:span><text:span text:style-name="T177"><text:sequence-ref text:reference-format="category-and-value" text:ref-name="refФиг.2">Фиг. 3</text:sequence-ref></text:span><text:span text:style-name="T177"><text:s/>демонстрира изчисляването на </text:span><text:span text:style-name="T196">един такъв </text:span><text:span text:style-name="T177">биотич</text:span><text:span text:style-name="T196">е</text:span><text:span text:style-name="T177">н индекс – AMBI, </text:span><text:span text:style-name="T196">както </text:span><text:span text:style-name="T177">и съответствието на стойностите му с класовете за качество на </text:span><text:span text:style-name="T196">РДВ</text:span><text:span text:style-name="T177">.</text:span></text:p>
      <text:p text:style-name="P56"><text:soft-page-break/><text:span text:style-name="T181"><draw:frame draw:style-name="fr3" draw:name="Frame5" text:anchor-type="as-char" svg:width="16.002cm" draw:z-index="1"><draw:text-box fo:min-height="11.83cm"><text:p text:style-name="P21"><draw:frame draw:style-name="fr6" draw:name="Image5" text:anchor-type="paragraph" svg:x="0cm" svg:y="0.212cm" svg:width="16.002cm" style:rel-width="100%" svg:height="11.83cm" style:rel-height="scale" draw:z-index="2"><draw:image xlink:href="../graphs/ambi-principle.png" xlink:type="simple" xlink:show="embed" xlink:actuate="onLoad" loext:mime-type="image/png"/></draw:frame>Фиг. <text:sequence text:ref-name="refФиг.2" text:name="Фиг." text:formula="ooow:Фиг.+1" style:num-format="1">3</text:sequence>. Биотичният индекс AMBI, връзката му с Biotic Index на Grall и Glémarec и екологичното състояние по <text:span text:style-name="T173">РДВ</text:span>. AMBI се базира на разпределянето на видовете в екологични групи според чувствителността им към въздействие на принципа на Biotic Index <text:reference-mark-start text:name="ZOTERO_ITEM CSL_CITATION {&quot;citationID&quot;:&quot;n59di7dhe&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cjRYqIMBPR"/>(Grall and Glemarec, 1997)<text:reference-mark-end text:name="ZOTERO_ITEM CSL_CITATION {&quot;citationID&quot;:&quot;n59di7dhe&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cjRYqIMBPR"/>. Всяка група получава стойност между 0 и 6 при изчислението; индексът AMBI е сборът от стойностите за всяка група и съответно варира между 0 и 6. За неповлияни съобщества са характерни ниски стойности на индекса, а за засегнати – високи стойности (адаптирано от Borja et al. <text:reference-mark-start text:name="ZOTERO_ITEM CSL_CITATION {&quot;citationID&quot;:&quot;CveCfxOw&quot;,&quot;properties&quot;:{&quot;formattedCitation&quot;:&quot;(2000)&quot;,&quot;plainCitation&quot;:&quot;(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Gt7sRTL6L"/>(2000)<text:reference-mark-end text:name="ZOTERO_ITEM CSL_CITATION {&quot;citationID&quot;:&quot;CveCfxOw&quot;,&quot;properties&quot;:{&quot;formattedCitation&quot;:&quot;(2000)&quot;,&quot;plainCitation&quot;:&quot;(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Gt7sRTL6L"/>).</text:p></draw:text-box></draw:frame></text:span></text:p>
      <text:p text:style-name="P36"><text:span text:style-name="T181">Разработването и </text:span><text:span text:style-name="T200">успешното </text:span><text:span text:style-name="T181">прилагане на биотичните</text:span><text:span text:style-name="T177"> индекси зависят от познаването в детайли на екологията на видовете </text:span><text:span text:style-name="T199">в даден район</text:span><text:span text:style-name="T177">. Една от </text:span><text:span text:style-name="T182">основните </text:span><text:span text:style-name="T177">критики към тях е субективността им, </text:span><text:span text:style-name="T182">особено при класифицирането на видовете в екологични групи по чувствителност – </text:span><text:span text:style-name="T184">най-често по литературни данни или експертна оценка </text:span><text:reference-mark-start text:name="ZOTERO_ITEM CSL_CITATION {&quot;citationID&quot;:&quot;ArPlU2ya&quot;,&quot;properties&quot;:{&quot;formattedCitation&quot;:&quot;(Leonardsson et al., 2015)&quot;,&quot;plainCitation&quot;:&quot;(Leonardsson et al., 2015)&quot;,&quot;noteIndex&quot;:0},&quot;citationItems&quot;:[{&quot;id&quot;:2710,&quot;uris&quot;:[&quot;http://zotero.org/users/976121/items/EXW3RSGM&quot;],&quot;uri&quot;:[&quot;http://zotero.org/users/976121/items/EXW3RSGM&quot;],&quot;itemData&quot;:{&quot;id&quot;:2710,&quot;type&quot;:&quot;article-journal&quot;,&quot;title&quot;:&quot;Calculation of species sensitivity values and their precision in marine benthic faunal quality indices&quot;,&quot;container-title&quot;:&quot;Marine Pollution Bulletin&quot;,&quot;page&quot;:&quot;94-102&quot;,&quot;volume&quot;:&quot;93&quot;,&quot;issue&quot;:&quot;1-2&quot;,&quot;source&quot;:&quot;CrossRef&quot;,&quot;DOI&quot;:&quot;10.1016/j.marpolbul.2015.02.010&quot;,&quot;ISSN&quot;:&quot;0025326X&quot;,&quot;language&quot;:&quot;en&quot;,&quot;author&quot;:[{&quot;family&quot;:&quot;Leonardsson&quot;,&quot;given&quot;:&quot;Kjell&quot;},{&quot;family&quot;:&quot;Blomqvist&quot;,&quot;given&quot;:&quot;Mats&quot;},{&quot;family&quot;:&quot;Magnusson&quot;,&quot;given&quot;:&quot;Marina&quot;},{&quot;family&quot;:&quot;Wikström&quot;,&quot;given&quot;:&quot;Andreas&quot;},{&quot;family&quot;:&quot;Rosenberg&quot;,&quot;given&quot;:&quot;Rutger&quot;}],&quot;issued&quot;:{&quot;date-parts&quot;:[[&quot;2015&quot;]]}}}],&quot;schema&quot;:&quot;https://github.com/citation-style-language/schema/raw/master/csl-citation.json&quot;} RNDeUJfpQUw7T"/><text:span text:style-name="T182">(Leonardsson et al., 2015)</text:span><text:reference-mark-end text:name="ZOTERO_ITEM CSL_CITATION {&quot;citationID&quot;:&quot;ArPlU2ya&quot;,&quot;properties&quot;:{&quot;formattedCitation&quot;:&quot;(Leonardsson et al., 2015)&quot;,&quot;plainCitation&quot;:&quot;(Leonardsson et al., 2015)&quot;,&quot;noteIndex&quot;:0},&quot;citationItems&quot;:[{&quot;id&quot;:2710,&quot;uris&quot;:[&quot;http://zotero.org/users/976121/items/EXW3RSGM&quot;],&quot;uri&quot;:[&quot;http://zotero.org/users/976121/items/EXW3RSGM&quot;],&quot;itemData&quot;:{&quot;id&quot;:2710,&quot;type&quot;:&quot;article-journal&quot;,&quot;title&quot;:&quot;Calculation of species sensitivity values and their precision in marine benthic faunal quality indices&quot;,&quot;container-title&quot;:&quot;Marine Pollution Bulletin&quot;,&quot;page&quot;:&quot;94-102&quot;,&quot;volume&quot;:&quot;93&quot;,&quot;issue&quot;:&quot;1-2&quot;,&quot;source&quot;:&quot;CrossRef&quot;,&quot;DOI&quot;:&quot;10.1016/j.marpolbul.2015.02.010&quot;,&quot;ISSN&quot;:&quot;0025326X&quot;,&quot;language&quot;:&quot;en&quot;,&quot;author&quot;:[{&quot;family&quot;:&quot;Leonardsson&quot;,&quot;given&quot;:&quot;Kjell&quot;},{&quot;family&quot;:&quot;Blomqvist&quot;,&quot;given&quot;:&quot;Mats&quot;},{&quot;family&quot;:&quot;Magnusson&quot;,&quot;given&quot;:&quot;Marina&quot;},{&quot;family&quot;:&quot;Wikström&quot;,&quot;given&quot;:&quot;Andreas&quot;},{&quot;family&quot;:&quot;Rosenberg&quot;,&quot;given&quot;:&quot;Rutger&quot;}],&quot;issued&quot;:{&quot;date-parts&quot;:[[&quot;2015&quot;]]}}}],&quot;schema&quot;:&quot;https://github.com/citation-style-language/schema/raw/master/csl-citation.json&quot;} RNDeUJfpQUw7T"/><text:span text:style-name="T177">. </text:span><text:span text:style-name="T181">Индексите</text:span><text:span text:style-name="T177"> са основно разработ</text:span><text:span text:style-name="T183">ва</text:span><text:span text:style-name="T177">ни за съобществата на мекото дъно, </text:span><text:span text:style-name="T181">тъй като те традиционно се използват за биондикация,</text:span><text:span text:style-name="T177"> и поне в началото – по отношение на обогатяването с органична материя като основ</text:span><text:span text:style-name="T182">е</text:span><text:span text:style-name="T177">н </text:span><text:span text:style-name="T182">натиск</text:span><text:span text:style-name="T177">. Впоследствие обаче те са изпробвани в различни </text:span><text:span text:style-name="T181">местообитания</text:span><text:span text:style-name="T177"> и за различни типове влияние, за да се потвърди валидността им и да се съгласуват класификациите на състоянието, </text:span><text:span text:style-name="T182">определени</text:span><text:span text:style-name="T177"> </text:span><text:span text:style-name="T182">по</text:span><text:span text:style-name="T177"> различни индекс</text:span><text:span text:style-name="T182">и</text:span><text:span text:style-name="T177"> </text:span><text:reference-mark-start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noteIndex&quot;:0},&quot;citationItems&quot;:[{&quot;id&quot;:282,&quot;uris&quot;:[&quot;http://zotero.org/users/976121/items/4H8U3ZM5&quot;],&quot;uri&quot;:[&quot;http://zotero.org/users/976121/items/4H8U3ZM5&quot;],&quot;itemData&quot;:{&quot;id&quot;:282,&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title-short&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1391,&quot;uris&quot;:[&quot;http://zotero.org/users/976121/items/JNQVXXDX&quot;],&quot;uri&quot;:[&quot;http://zotero.org/users/976121/items/JNQVXXDX&quot;],&quot;itemData&quot;:{&quot;id&quot;:1391,&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2279,&quot;uris&quot;:[&quot;http://zotero.org/users/976121/items/QPAQ873C&quot;],&quot;uri&quot;:[&quot;http://zotero.org/users/976121/items/QPAQ873C&quot;],&quot;itemData&quot;:{&quot;id&quot;:2279,&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1764,&quot;uris&quot;:[&quot;http://zotero.org/users/976121/items/IC4RJZKZ&quot;],&quot;uri&quot;:[&quot;http://zotero.org/users/976121/items/IC4RJZKZ&quot;],&quot;itemData&quot;:{&quot;id&quot;:1764,&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HkxwsjFrso"/><text:span text:style-name="T177">(A. Borja et al., 2008; Pinto et al., 2009; Simboura and Reizopoulou, 2008; Teixeira et al., 2012)</text:span><text:reference-mark-end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noteIndex&quot;:0},&quot;citationItems&quot;:[{&quot;id&quot;:282,&quot;uris&quot;:[&quot;http://zotero.org/users/976121/items/4H8U3ZM5&quot;],&quot;uri&quot;:[&quot;http://zotero.org/users/976121/items/4H8U3ZM5&quot;],&quot;itemData&quot;:{&quot;id&quot;:282,&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title-short&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1391,&quot;uris&quot;:[&quot;http://zotero.org/users/976121/items/JNQVXXDX&quot;],&quot;uri&quot;:[&quot;http://zotero.org/users/976121/items/JNQVXXDX&quot;],&quot;itemData&quot;:{&quot;id&quot;:1391,&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2279,&quot;uris&quot;:[&quot;http://zotero.org/users/976121/items/QPAQ873C&quot;],&quot;uri&quot;:[&quot;http://zotero.org/users/976121/items/QPAQ873C&quot;],&quot;itemData&quot;:{&quot;id&quot;:2279,&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1764,&quot;uris&quot;:[&quot;http://zotero.org/users/976121/items/IC4RJZKZ&quot;],&quot;uri&quot;:[&quot;http://zotero.org/users/976121/items/IC4RJZKZ&quot;],&quot;itemData&quot;:{&quot;id&quot;:1764,&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HkxwsjFrso"/><text:span text:style-name="T177">. Повечето приети </text:span><text:span text:style-name="T182">и интеркалибрирани </text:span><text:span text:style-name="T177">в Европа индекси включват някаква мярка за видово богатство, численост, разнообразие и функциониране на екосистемата – или чрез </text:span><text:span text:style-name="T181">оценка</text:span><text:span text:style-name="T177"> на функционални или трофични групи, или чрез чувствителността към замърсяване (особено органично) на видовете. Също така за оценка на състоянието може да се използват промените в организацията на съобществата и трофичните връзки в тях. </text:span><text:soft-page-break/><text:span text:style-name="T177">Целта е индексът или индексите да отразяват максимално добре евентуалните структурни и функционални промени в съобществата. </text:span></text:p>
      <text:p text:style-name="Thesis_5f_body"><text:span text:style-name="T68">В резултат на интеркалибрацията на методите за оценка на средата по смисъла на </text:span><text:span text:style-name="T83">РДВ</text:span><text:span text:style-name="T68">, проведена между България и Румъния, е взето решението за елемента за качество макрозообентос да се използва многомерния индекс M-AMBI </text:span><text:reference-mark-start text:name="ZOTERO_ITEM CSL_CITATION {&quot;citationID&quot;:&quot;1ae8uq70d1&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jhOFJ0qUor"/><text:span text:style-name="T68">(Trayanova et al., 2008)</text:span><text:reference-mark-end text:name="ZOTERO_ITEM CSL_CITATION {&quot;citationID&quot;:&quot;1ae8uq70d1&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jhOFJ0qUor"/><text:span text:style-name="T68">.</text:span> <text:span text:style-name="T242">От 2015 г. той е заместен с опростената си версия M-AMBI*n </text:span><text:reference-mark-start text:name="ZOTERO_ITEM CSL_CITATION {&quot;citationID&quot;:&quot;5pflz41w&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AGdySZtYlV"/><text:span text:style-name="T242">(Sigovini et al., 2013)</text:span><text:reference-mark-end text:name="ZOTERO_ITEM CSL_CITATION {&quot;citationID&quot;:&quot;5pflz41w&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AGdySZtYlV"/><text:span text:style-name="T242">. В момента се разработват специфични за всеки биотоп референтни стойности на компонентите му </text:span><text:reference-mark-start text:name="ZOTERO_ITEM CSL_CITATION {&quot;citationID&quot;:&quot;xR6EXlPb&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y9w9DYTu0b"/><text:span text:style-name="T149">(Тодорова et al., 2017)</text:span><text:reference-mark-end text:name="ZOTERO_ITEM CSL_CITATION {&quot;citationID&quot;:&quot;xR6EXlPb&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y9w9DYTu0b"/><text:span text:style-name="T242">. </text:span></text:p>
      <text:p text:style-name="P19"><text:span text:style-name="T31">Смята се, че в съвременни условия в българското Черно море няма напълно неповлияни от човешка дейност зони, които биха могли да се използват за референтни. Историческите данни за периода преди интензивното замърсяване през 1970-</text:span><text:span text:style-name="T41">1980те </text:span><text:span text:style-name="T31">са непълни и недостатъчно представителни, </text:span><text:span text:style-name="T32">тъй като са с предимно качествен характер и насочени към определени таксономични групи</text:span><text:span text:style-name="T31">. Затова, референтните стойности се определят на базата на данни от зони, които са възможно най-</text:span><text:span text:style-name="T224">малко повлияни от човешките дейности </text:span><text:span text:style-name="T225">и се намират </text:span><text:span text:style-name="T224">най-малко в добро състояние, </text:span><text:span text:style-name="T226">и са съотнесени със степента на антропогенен натиск</text:span><text:span text:style-name="T224"> </text:span><text:reference-mark-start text:name="ZOTERO_ITEM CSL_CITATION {&quot;citationID&quot;:&quot;aSUIVwDD&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Hhw10kTuIk"/><text:span text:style-name="T224">(Todorova et al., 2015)</text:span><text:reference-mark-end text:name="ZOTERO_ITEM CSL_CITATION {&quot;citationID&quot;:&quot;aSUIVwDD&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Hhw10kTuIk"/><text:span text:style-name="T31">. </text:span></text:p>
      <text:p text:style-name="P19"><text:span text:style-name="T43">Все още не са определени </text:span><text:span text:style-name="T42">г</text:span><text:span text:style-name="T31">раници </text:span><text:span text:style-name="T42">за отлично</text:span><text:span text:style-name="T31">-добро и добро-умерено състояние </text:span><text:span text:style-name="T43">за всички подтипове местообитания в крайбрежната зона. В тези случаи </text:span><text:span text:style-name="T31">оценката на качеството чрез индексите трябва да се прилага предпазливо.</text:span></text:p>
      <text:p text:style-name="Thesis_5f_body"><text:span text:style-name="T31">При изготвянето на първоначалната оценка на морската среда за целите на </text:span><text:span text:style-name="T44">РДМС</text:span><text:span text:style-name="T31">, за българското Черно море формално са избрани индикатори за оценка на състоянието по всеки дескриптор, както и цели за доброто състояние по всеки от тях </text:span><text:reference-mark-start text:name="ZOTERO_ITEM CSL_CITATION {&quot;citationID&quot;:&quot;PtPLUud7&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DB1dgktZ8b"/><text:span text:style-name="T150">(</text:span><text:span text:style-name="T149">Мончева and Тодорова, 2013)</text:span><text:reference-mark-end text:name="ZOTERO_ITEM CSL_CITATION {&quot;citationID&quot;:&quot;PtPLUud7&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DB1dgktZ8b"/><text:span text:style-name="T31">:</text:span></text:p>
      <text:list xml:id="list2325766618" text:style-name="L8">
        <text:list-item>
          <text:p text:style-name="P33"><text:bookmark-start text:name="__RefHeading__1875_970456079"/>биоразнообразие (Д1) – разпространение на зообентосните видове, размер и състояние на популациите, разпространение, площ и състояние на <text:span text:style-name="T245">местообитанията</text:span>. <text:s/><text:bookmark-end text:name="__RefHeading__1875_970456079"/></text:p>
        </text:list-item>
        <text:list-item>
          <text:p text:style-name="P33"><text:bookmark-start text:name="__RefHeading__1877_970456079"/>чужди видове, внесени в резултат от човешки дейности (Д2) – в случай, че са открити бентосни макробезгръбначни, определени като чужди и особено ако са инвазивни, присъствието им трябва да се вземе предвид при оценката на екологичното състояние.<text:bookmark-end text:name="__RefHeading__1877_970456079"/></text:p>
        </text:list-item>
        <text:list-item>
          <text:p text:style-name="P33"><text:bookmark-start text:name="__RefHeading__1879_970456079"/><text:span text:style-name="T243">трофични</text:span> мрежи (Д4) – предложен индикатор за критерия „численост/разпространение на ключови видове и групи” са тенденциите в числеността на функционално важни видове или групи (напр. биологични групи с висок оборот, <text:span text:style-name="T244">структуриращи </text:span>видове и др.).<text:bookmark-end text:name="__RefHeading__1879_970456079"/></text:p>
        </text:list-item>
        <text:list-item>
          <text:p text:style-name="P33"><text:bookmark-start text:name="__RefHeading__1881_970456079"/>интегритет на морското дъно (Д6) – присъствие на особено чувствителни/толерантни видове, многомерни индекси за състоянието и функционирането на бентосните съобщества (видово богатство и разнообразие, дял на опортюнистичните и на чувствителните видове), дял в биомасата на индивидите над определен размерен клас, параметри на размерното разпределение на индивидите.<text:bookmark-end text:name="__RefHeading__1881_970456079"/></text:p>
        </text:list-item>
      </text:list>
      <text:p text:style-name="P37"><text:span text:style-name="T31">Повечето от тези параметри до една или друга степен вече се измерват и използват както във връзка с </text:span><text:span text:style-name="T44">РДВ</text:span><text:span text:style-name="T31">, така и в </text:span><text:span text:style-name="T42">различни </text:span><text:span text:style-name="T31">научни изследвания. Това ще улесни значително интегрирането на мониторинговите програми, както и сравнението на резултатите и оценките.</text:span></text:p>
      <text:p text:style-name="P25"/>
      <text:p text:style-name="P40"><text:soft-page-break/><text:span text:style-name="T2">Първоначалната о</text:span><text:span text:style-name="T1">ценка на дънните местообитания по Р</text:span><text:span text:style-name="T3">ДМС</text:span><text:span text:style-name="T1"> </text:span><text:reference-mark-start text:name="ZOTERO_ITEM CSL_CITATION {&quot;citationID&quot;:&quot;knBLmhTK&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vjQ9u2pZ93"/><text:span text:style-name="T169">(</text:span><text:span text:style-name="T160">Мончева and Тодорова, 2013)</text:span><text:reference-mark-end text:name="ZOTERO_ITEM CSL_CITATION {&quot;citationID&quot;:&quot;knBLmhTK&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vjQ9u2pZ93"/><text:span text:style-name="T1"> показва, че плитките крайбрежни (медиолиторалн</text:span><text:span text:style-name="T4">и</text:span><text:span text:style-name="T1"> и плитки сублиторални) местообитания са най-видоизменени в сравнение с естествените (референтните) условия. </text:span><text:span text:style-name="T5">Както вече беше споменато, т</text:span><text:span text:style-name="T1">ази зона е подложена на силен антропогенен натиск от съсредоточени по крайбрежието дейности и съоръжения като пристанища, туризъм, брегоукрепване, урбанизация. В резултат се наблюдават запечатване, затрупване, промени в хидрологичния режим, </text:span><text:span text:style-name="T4">навлизане на </text:span><text:span text:style-name="T1">инвазивни видове, които повлияват естествените съобщества. Прогнозите за развитието на тези местообитания са отрицателни поради очакваното нарастване на антропогенния натиск в следващите годин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 svg:font-family="" style:font-family-generic="roman"/>
    <style:font-face style:name="FreeSans1" svg:font-family="FreeSans" style:font-family-generic="swiss"/>
    <style:font-face style:name="Times New Roman5" svg:font-family="'Times New 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6"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text-align="justify" style:justify-single-word="false" fo:orphans="2" fo:widows="2" fo:text-indent="1.111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list-style-name="Thesis_5f_numbering" style:master-page-name="">
      <loext:graphic-properties draw:fill="none" draw:fill-color="#729fcf"/>
      <style:paragraph-properties fo:text-align="justify" style:justify-single-word="false" fo:orphans="2" fo:widows="2" style:page-number="auto" fo:background-color="transparent" style:shadow="none">
        <style:tab-stops>
          <style:tab-stop style:position="16.002cm" style:type="right" style:leader-style="dotted" style:leader-text="."/>
        </style:tab-stops>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Таблица"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1:00.020606514</meta:creation-date>
    <meta:editing-duration>PT6H12M26S</meta:editing-duration>
    <meta:editing-cycles>186</meta:editing-cycles>
    <meta:generator>LibreOffice/6.0.7.3$Linux_X86_64 LibreOffice_project/00m0$Build-3</meta:generator>
    <meta:initial-creator>K</meta:initial-creator>
    <dc:date>2019-05-29T16:43:41.475221505</dc:date>
    <dc:creator>SK </dc:creator>
    <meta:document-statistic meta:table-count="1" meta:image-count="3" meta:object-count="0" meta:page-count="16" meta:paragraph-count="114" meta:word-count="5686" meta:character-count="40667" meta:non-whitespace-character-count="35063"/>
    <meta:user-defined meta:name="ZOTERO_PREF_1">&lt;data data-version="3" zotero-version="5.0.66"&gt;&lt;session id="GLka9EY7"/&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12-07T15:45:04.222538492"/>
  </office:meta>
</office:document-meta>
</file>